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33mm"/>
    </style:style>
    <style:style style:name="co2" style:family="table-column">
      <style:table-column-properties fo:break-before="auto" style:column-width="27.25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6.61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15.61mm"/>
    </style:style>
    <style:style style:name="co9" style:family="table-column">
      <style:table-column-properties fo:break-before="auto" style:column-width="33.6mm"/>
    </style:style>
    <style:style style:name="co10" style:family="table-column">
      <style:table-column-properties fo:break-before="auto" style:column-width="11.91mm"/>
    </style:style>
    <style:style style:name="co11" style:family="table-column">
      <style:table-column-properties fo:break-before="auto" style:column-width="17.2mm"/>
    </style:style>
    <style:style style:name="co12" style:family="table-column">
      <style:table-column-properties fo:break-before="auto" style:column-width="30.69mm"/>
    </style:style>
    <style:style style:name="co13" style:family="table-column">
      <style:table-column-properties fo:break-before="auto" style:column-width="32.28mm"/>
    </style:style>
    <style:style style:name="co14" style:family="table-column">
      <style:table-column-properties fo:break-before="auto" style:column-width="3.44mm"/>
    </style:style>
    <style:style style:name="co15" style:family="table-column">
      <style:table-column-properties fo:break-before="auto" style:column-width="7.94mm"/>
    </style:style>
    <style:style style:name="co16" style:family="table-column">
      <style:table-column-properties fo:break-before="auto" style:column-width="17.99mm"/>
    </style:style>
    <style:style style:name="co17" style:family="table-column">
      <style:table-column-properties fo:break-before="auto" style:column-width="24.87mm"/>
    </style:style>
    <style:style style:name="co18" style:family="table-column">
      <style:table-column-properties fo:break-before="auto" style:column-width="17.73mm"/>
    </style:style>
    <style:style style:name="co19" style:family="table-column">
      <style:table-column-properties fo:break-before="auto" style:column-width="100.88mm"/>
    </style:style>
    <style:style style:name="co20" style:family="table-column">
      <style:table-column-properties fo:break-before="auto" style:column-width="156.16mm"/>
    </style:style>
    <style:style style:name="co21" style:family="table-column">
      <style:table-column-properties fo:break-before="auto" style:column-width="100.35mm"/>
    </style:style>
    <style:style style:name="co22" style:family="table-column">
      <style:table-column-properties fo:break-before="auto" style:column-width="37.8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1.85mm" fo:break-before="auto" style:use-optimal-row-height="false"/>
    </style:style>
    <style:style style:name="ro3" style:family="table-row">
      <style:table-row-properties style:row-height="10.32mm" fo:break-before="auto" style:use-optimal-row-height="false"/>
    </style:style>
    <style:style style:name="ro4" style:family="table-row">
      <style:table-row-properties style:row-height="1.06mm" fo:break-before="auto" style:use-optimal-row-height="false"/>
    </style:style>
    <style:style style:name="ro5" style:family="table-row">
      <style:table-row-properties style:row-height="13.49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9.53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6.61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7.41mm" fo:break-before="auto" style:use-optimal-row-height="false"/>
    </style:style>
    <style:style style:name="ro13" style:family="table-row">
      <style:table-row-properties style:row-height="7.14mm" fo:break-before="auto" style:use-optimal-row-height="false"/>
    </style:style>
    <style:style style:name="ro14" style:family="table-row">
      <style:table-row-properties style:row-height="6.88mm" fo:break-before="auto" style:use-optimal-row-height="false"/>
    </style:style>
    <style:style style:name="ro15" style:family="table-row">
      <style:table-row-properties style:row-height="5.03mm" fo:break-before="auto" style:use-optimal-row-height="true"/>
    </style:style>
    <style:style style:name="ro16" style:family="table-row">
      <style:table-row-properties style:row-height="6.3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.</number:text>
      <number:minutes number:style="long"/>
      <number:text>.</number:text>
      <number:seconds number:style="long"/>
    </number:time-style>
    <style:style style:name="ce2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6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bottom="none" fo:border-left="0.06pt solid #000000" fo:border-right="none" fo:border-top="0.06pt solid #000000" style:vertical-align="top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bottom="0.06pt solid #000000" fo:border-left="0.06pt solid #000000" fo:border-right="none" fo:border-top="none" style:vertical-align="top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transparent" fo:border="0.06pt solid #000000" style:shrink-to-fit="true" style:vertical-align="middle"/>
      <style:text-properties fo:font-size="10pt" style:font-size-asian="10pt" style:font-size-complex="10pt"/>
    </style:style>
    <style:style style:name="ce66" style:family="table-cell" style:parent-style-name="Default" style:data-style-name="N0"/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ackground-color="transparent" fo:border="0.06pt solid #000000"/>
    </style:style>
    <style:style style:name="ce27" style:family="table-cell" style:parent-style-name="Default" style:data-style-name="N0">
      <style:table-cell-properties fo:background-color="transparent" fo:border="0.06pt solid #000000"/>
    </style:style>
    <style:style style:name="ce28" style:family="table-cell" style:parent-style-name="Default" style:data-style-name="N0">
      <style:table-cell-properties fo:background-color="transparent" fo:border="0.06pt solid #000000" style:vertical-align="automatic"/>
      <style:text-properties fo:font-size="10pt" style:font-size-asian="10pt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41">
      <style:table-cell-properties fo:background-color="transparent" fo:border="0.06pt solid #000000"/>
    </style:style>
    <style:style style:name="ce26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/>
    </style:style>
    <style:style style:name="ce6" style:family="table-cell" style:parent-style-name="Default" style:data-style-name="N0">
      <style:table-cell-properties fo:border-bottom="none" fo:border-left="none" fo:border-right="0.06pt solid #000000" fo:border-top="0.06pt solid #000000" style:vertical-align="automatic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bottom="0.06pt solid #000000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top"/>
      <style:text-properties fo:font-size="4pt" fo:font-weight="bold" style:font-size-asian="4pt" style:font-weight-asian="bold" style:font-size-complex="4pt" style:font-weight-complex="bold"/>
    </style:style>
    <style:style style:name="ce18" style:family="table-cell" style:parent-style-name="Default" style:data-style-name="N0">
      <style:table-cell-properties fo:border-bottom="0.06pt solid #000000" fo:border-left="none" fo:border-right="0.06pt solid #000000" fo:border-top="none" style:vertical-align="top"/>
      <style:text-properties fo:font-size="4pt" fo:font-weight="bold" style:font-size-asian="4pt" style:font-weight-asian="bold" style:font-size-complex="4pt" style:font-weight-complex="bold"/>
    </style:style>
    <style:style style:name="ce21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 style:vertical-align="to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bottom="none" fo:border-left="0.06pt solid #000000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bottom="0.06pt solid #000000" fo:border-left="0.06pt solid #000000" fo:border-right="none" fo:border-top="none" style:vertical-align="automatic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/>
    </style:style>
    <style:style style:name="ce9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0" style:family="table-cell" style:parent-style-name="Default" style:data-style-name="N10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4pt" style:font-size-asian="14pt" style:font-size-complex="14pt"/>
    </style:style>
    <style:style style:name="ce31" style:family="table-cell" style:parent-style-name="Default" style:data-style-name="N105">
      <style:table-cell-properties fo:border="0.06pt solid #000000" style:vertical-align="automatic"/>
      <style:text-properties fo:font-size="10pt" style:font-size-asian="10pt" style:font-size-complex="10pt"/>
    </style:style>
    <style:style style:name="ce33" style:family="table-cell" style:parent-style-name="Default" style:data-style-name="N105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32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97" style:family="table-cell" style:parent-style-name="Default" style:data-style-name="N0">
      <style:text-properties style:font-name="Arial1" fo:font-size="10pt" style:font-name-asian="Arial1" style:font-size-asian="10pt" style:font-name-complex="Arial1" style:font-size-complex="10pt"/>
    </style:style>
    <style:style style:name="ce38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0">
      <style:table-cell-properties fo:border-bottom="none" fo:border-left="0.06pt solid #000000" fo:border-right="none" fo:border-top="0.06pt solid #000000" style:vertical-align="top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order-bottom="0.06pt solid #000000" fo:border-left="0.06pt solid #000000" fo:border-right="none" fo:border-top="none" style:vertical-align="top"/>
      <style:text-properties style:font-name="Arial1" fo:font-size="10pt" style:font-name-asian="Arial1" style:font-size-asian="10pt" style:font-name-complex="Arial1" style:font-size-complex="10pt"/>
    </style:style>
    <style:style style:name="ce54" style:family="table-cell" style:parent-style-name="Default" style:data-style-name="N0">
      <style:table-cell-properties fo:background-color="transparent" fo:wrap-option="wrap" fo:border="0.06pt solid #000000" style:shrink-to-fi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56" style:family="table-cell" style:parent-style-name="Default" style:data-style-name="N0">
      <style:table-cell-properties fo:background-color="transparent" fo:border="0.06pt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5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40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Arial1" fo:font-size="10pt" style:font-name-asian="Arial1" style:font-size-asian="10pt" style:font-name-complex="Arial1" style:font-size-complex="10pt"/>
    </style:style>
    <style:style style:name="ce44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top"/>
      <style:text-properties style:font-name="Arial1" fo:font-size="4pt" fo:font-weight="bold" style:font-name-asian="Arial1" style:font-size-asian="4pt" style:font-weight-asian="bold" style:font-name-complex="Arial1" style:font-size-complex="4pt" style:font-weight-complex="bold"/>
    </style:style>
    <style:style style:name="ce49" style:family="table-cell" style:parent-style-name="Default" style:data-style-name="N0">
      <style:table-cell-properties fo:border-bottom="0.06pt solid #000000" fo:border-left="none" fo:border-right="0.06pt solid #000000" fo:border-top="none" style:vertical-align="top"/>
      <style:text-properties style:font-name="Arial1" fo:font-size="4pt" fo:font-weight="bold" style:font-name-asian="Arial1" style:font-size-asian="4pt" style:font-weight-asian="bold" style:font-name-complex="Arial1" style:font-size-complex="4pt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48" style:family="table-cell" style:parent-style-name="Default" style:data-style-name="N0">
      <style:table-cell-properties style:text-align-source="fix" style:repeat-content="false" fo:border="0.06pt solid #000000" style:shrink-to-fit="tru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52" style:family="table-cell" style:parent-style-name="Default" style:data-style-name="N0">
      <style:table-cell-properties fo:border-bottom="none" fo:background-color="transparent" fo:border-left="0.06pt solid #000000" fo:border-right="0.06pt solid #000000" fo:border-top="0.06pt solid #000000" style:vertical-align="top"/>
      <style:text-properties style:font-name="Arial1" fo:font-size="10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order-bottom="none" fo:border-left="0.06pt solid #000000" fo:border-right="none" fo:border-top="none"/>
      <style:text-properties style:font-name="Arial1" fo:font-size="10pt" style:font-name-asian="Arial1" style:font-size-asian="10pt" style:font-name-complex="Arial1" style:font-size-complex="10pt"/>
    </style:style>
    <style:style style:name="ce43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Arial1" fo:font-size="14pt" style:text-underline-style="solid" style:text-underline-width="auto" style:text-underline-color="font-color" fo:font-weight="bold" style:font-name-asian="Arial1" style:font-size-asian="14pt" style:font-weight-asian="bold" style:font-name-complex="Arial1" style:font-size-complex="14pt" style:font-weight-complex="bold"/>
    </style:style>
    <style:style style:name="ce5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style:shrink-to-fit="true" fo:border-top="0.06pt solid #000000" style:vertical-align="top"/>
      <style:paragraph-properties fo:text-align="start" fo:margin-left="0mm"/>
    </style:style>
    <style:style style:name="ce37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4pt" style:font-name-asian="Arial1" style:font-size-asian="14pt" style:font-name-complex="Arial1" style:font-size-complex="14pt"/>
    </style:style>
    <style:style style:name="ce121" style:family="table-cell" style:parent-style-name="Default" style:data-style-name="N10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 style:data-style-name="N10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4" style:family="table-cell" style:parent-style-name="Default">
      <style:table-cell-properties style:diagonal-bl-tr="none" style:diagonal-tl-br="none" fo:background-color="transparent" fo:border="0.74pt solid #000000" fo:padding="0.71mm" style:rotation-align="none"/>
    </style:style>
    <style:style style:name="ce5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1" fo:font-size="14pt" style:font-name-asian="Arial1" style:font-size-asian="14pt" style:font-name-complex="Arial1" style:font-size-complex="14pt"/>
    </style:style>
    <style:style style:name="ce126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30" style:family="table-cell" style:parent-style-name="Default" style:data-style-name="N122">
      <style:table-cell-properties style:diagonal-bl-tr="none" style:diagonal-tl-br="none" fo:background-color="transparent" fo:border="0.74pt solid #000000" fo:padding="0.71mm" style:rotation-align="none"/>
    </style:style>
    <style:style style:name="ce1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 style:data-style-name="N10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3" style:family="table-cell" style:parent-style-name="Default" style:data-style-name="N123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3" style:family="table-cell" style:parent-style-name="Default" style:data-style-name="N10104">
      <style:table-cell-properties style:text-align-source="fix" style:repeat-content="false" fo:border="0.06pt solid #000000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2" style:family="table-cell" style:parent-style-name="Default" style:data-style-name="N10104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2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2" fo:font-size="11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name-asian="Arial2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Febbraio18Riepilogo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31" table:default-cell-style-name="ce1"/>
        <table:table-column table:style-name="co5" table:number-columns-repeated="988" table:default-cell-style-name="ce1"/>
        <table:table-column table:style-name="co6" table:default-cell-style-name="ce1"/>
        <table:table-row table:style-name="ro1">
          <table:table-cell table:style-name="ce2"/>
          <table:table-cell table:style-name="ce3" office:value-type="string" calcext:value-type="string">
            <text:p>RIEPILOGO MENSILE ORE IMPEGNATE PER PROGETTO: MESE DI:</text:p>
          </table:table-cell>
          <table:table-cell table:style-name="ce2" table:number-columns-repeated="16"/>
          <table:table-cell table:style-name="ce19" office:value-type="string" calcext:value-type="string" table:number-columns-spanned="9" table:number-rows-spanned="1">
            <office:annotation draw:style-name="gr1" draw:text-style-name="P2" svg:width="26.46mm" svg:height="17.73mm" svg:x="23.28mm" svg:y="0mm" draw:caption-point-x="236.97mm" draw:caption-point-y="0.1mm">
              <dc:date>2018-05-23T00:00:00</dc:date>
              <text:p text:style-name="P1"><text:s/><text:span text:style-name="T1">:</text:span></text:p>
              <text:p text:style-name="P1"><text:span text:style-name="T1">MESE D'INTERESSE</text:span></text:p>
              <text:p text:style-name="P1"/>
            </office:annotation>
            <text:p>FEBBRAIO</text:p>
          </table:table-cell>
          <table:covered-table-cell table:number-columns-repeated="8" table:style-name="ce66"/>
          <table:table-cell table:style-name="ce3" office:value-type="string" calcext:value-type="string">
            <text:p>ANNO</text:p>
          </table:table-cell>
          <table:table-cell table:style-name="ce2" table:number-columns-repeated="2"/>
          <table:table-cell table:style-name="ce19" office:value-type="float" office:value="2018" calcext:value-type="float" table:number-columns-spanned="4" table:number-rows-spanned="1">
            <office:annotation draw:style-name="gr1" draw:text-style-name="P2" svg:width="26.46mm" svg:height="13.76mm" svg:x="23.28mm" svg:y="0mm" draw:caption-point-x="283.27mm" draw:caption-point-y="0.1mm">
              <dc:date>2018-05-23T00:00:00</dc:date>
              <text:p text:style-name="P1"><text:s/><text:span text:style-name="T1">:</text:span></text:p>
              <text:p text:style-name="P1"><text:span text:style-name="T1">ANNO D'INTERESSE</text:span></text:p>
            </office:annotation>
            <text:p>2018</text:p>
          </table:table-cell>
          <table:covered-table-cell table:number-columns-repeated="3" table:style-name="ce66"/>
          <table:table-cell table:style-name="ce2"/>
          <table:table-cell table:number-columns-repeated="989"/>
        </table:table-row>
        <table:table-row table:style-name="ro2">
          <table:table-cell table:style-name="ce4" table:number-columns-repeated="35"/>
          <table:table-cell table:number-columns-repeated="989"/>
        </table:table-row>
        <table:table-row table:style-name="ro3">
          <table:table-cell table:style-name="ce5" office:value-type="string" calcext:value-type="string">
            <text:p>GRUPPO:</text:p>
          </table:table-cell>
          <table:table-cell table:style-name="ce20" table:number-columns-spanned="2" table:number-rows-spanned="1"/>
          <table:covered-table-cell table:style-name="ce66"/>
          <table:table-cell table:style-name="ce6"/>
          <table:table-cell table:style-name="ce21" table:number-columns-spanned="4" table:number-rows-spanned="1"/>
          <table:covered-table-cell table:number-columns-repeated="3" table:style-name="ce66"/>
          <table:table-cell table:style-name="ce22" office:value-type="string" calcext:value-type="string" table:number-columns-spanned="8" table:number-rows-spanned="1">
            <office:annotation draw:style-name="gr1" draw:text-style-name="P2" svg:width="26.46mm" svg:height="25.4mm" svg:x="23.28mm" svg:y="0mm" draw:caption-point-x="164.2mm" draw:caption-point-y="10.94mm">
              <dc:date>2018-05-23T00:00:00</dc:date>
              <text:p text:style-name="P1"><text:s/><text:span text:style-name="T1">:</text:span></text:p>
              <text:p text:style-name="P1"><text:span text:style-name="T1">FIRMA LEGGIBILE DELL'OPERATORE</text:span></text:p>
              <text:p text:style-name="P1"/>
            </office:annotation>
            <text:p>FIRMA</text:p>
          </table:table-cell>
          <table:covered-table-cell table:number-columns-repeated="7" table:style-name="ce66"/>
          <table:table-cell table:style-name="ce7"/>
          <table:table-cell table:style-name="ce2" table:number-columns-repeated="2"/>
          <table:table-cell table:style-name="ce20" table:number-columns-spanned="2" table:number-rows-spanned="1"/>
          <table:covered-table-cell table:style-name="ce66"/>
          <table:table-cell table:style-name="ce23" table:number-columns-spanned="14" table:number-rows-spanned="1"/>
          <table:covered-table-cell table:number-columns-repeated="13" table:style-name="ce66"/>
          <table:table-cell table:number-columns-repeated="989"/>
        </table:table-row>
        <table:table-row table:style-name="ro4">
          <table:table-cell table:style-name="ce8"/>
          <table:table-cell table:style-name="ce4" table:number-columns-repeated="7"/>
          <table:table-cell table:style-name="ce8"/>
          <table:table-cell table:style-name="ce4" table:number-columns-repeated="7"/>
          <table:table-cell table:style-name="ce9"/>
          <table:table-cell table:style-name="ce4" table:number-columns-repeated="17"/>
          <table:table-cell table:style-name="ce10"/>
          <table:table-cell table:number-columns-repeated="989"/>
        </table:table-row>
        <table:table-row table:style-name="ro5">
          <table:table-cell table:style-name="ce24" office:value-type="string" calcext:value-type="string" table:number-columns-spanned="1" table:number-rows-spanned="2">
            <office:annotation draw:style-name="gr1" draw:text-style-name="P2" svg:width="63.5mm" svg:height="14.29mm" svg:x="15.08mm" svg:y="0mm" draw:caption-point-x="27.15mm" draw:caption-point-y="22.32mm">
              <dc:date>2018-05-23T00:00:00</dc:date>
              <text:p text:style-name="P1"><text:s/><text:span text:style-name="T1">:</text:span></text:p>
              <text:p text:style-name="P1"><text:span text:style-name="T1">CODICE CENTRO</text:span></text:p>
              <text:p text:style-name="P1"/>
            </office:annotation>
            <text:p>COMPONENTI:</text:p>
          </table:table-cell>
          <table:table-cell table:style-name="ce25" office:value-type="string" calcext:value-type="string" table:number-columns-spanned="1" table:number-rows-spanned="2">
            <office:annotation draw:style-name="gr1" draw:text-style-name="P2" svg:width="43.13mm" svg:height="17.73mm" svg:x="15.08mm" svg:y="0mm" draw:caption-point-x="54.4mm" draw:caption-point-y="22.32mm">
              <dc:date>2018-05-23T00:00:00</dc:date>
              <text:p text:style-name="P1"><text:s/><text:span text:style-name="T1">:</text:span></text:p>
              <text:p text:style-name="P1"><text:span text:style-name="T1">ATTIVITA' DI CENTRO SVOLTE</text:span></text:p>
              <text:p text:style-name="P1"/>
            </office:annotation>
            <text:p>Attivita:</text:p>
          </table:table-cell>
          <table:table-cell table:style-name="ce26" table:number-columns-spanned="1" table:number-rows-spanned="2"/>
          <table:table-cell table:style-name="ce2"/>
          <table:table-cell table:style-name="ce11" office:value-type="float" office:value="1" calcext:value-type="float">
            <office:annotation draw:style-name="gr1" draw:text-style-name="P2" svg:width="26.46mm" svg:height="17.73mm" svg:x="23.28mm" svg:y="0mm" draw:caption-point-x="91.44mm" draw:caption-point-y="22.32mm">
              <dc:date>2018-05-23T00:00:00</dc:date>
              <text:p text:style-name="P1"><text:s/><text:span text:style-name="T1">:</text:span></text:p>
              <text:p text:style-name="P1"><text:span text:style-name="T1">GIORNO MENSILE</text:span></text:p>
              <text:p text:style-name="P1"/>
            </office:annotation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float" office:value="27" calcext:value-type="float">
            <text:p>27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number-columns-repeated="3"/>
          <table:table-cell table:number-columns-repeated="989"/>
        </table:table-row>
        <table:table-row table:style-name="ro6">
          <table:covered-table-cell table:number-columns-repeated="3" table:style-name="ce66"/>
          <table:table-cell table:style-name="ce10"/>
          <table:table-cell table:style-name="ce12" office:value-type="string" calcext:value-type="string">
            <office:annotation draw:style-name="gr1" draw:text-style-name="P2" svg:width="26.46mm" svg:height="19.05mm" svg:x="23.28mm" svg:y="0mm" draw:caption-point-x="91.44mm" draw:caption-point-y="35.81mm">
              <dc:date>2018-05-23T00:00:00</dc:date>
              <text:p text:style-name="P1"><text:s/><text:span text:style-name="T1">:</text:span></text:p>
              <text:p text:style-name="P1"><text:span text:style-name="T1">GIORNO SETTIMANALE</text:span></text:p>
            </office:annotation>
            <text:p>G</text:p>
          </table:table-cell>
          <table:table-cell table:style-name="ce12" office:value-type="string" calcext:value-type="string">
            <text:p>V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L</text:p>
          </table:table-cell>
          <table:table-cell table:number-columns-repeated="2" table:style-name="ce12" office:value-type="string" calcext:value-type="string">
            <text:p>M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V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L</text:p>
          </table:table-cell>
          <table:table-cell table:number-columns-repeated="2" table:style-name="ce12" office:value-type="string" calcext:value-type="string">
            <text:p>M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V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L</text:p>
          </table:table-cell>
          <table:table-cell table:number-columns-repeated="2" table:style-name="ce12" office:value-type="string" calcext:value-type="string">
            <text:p>M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V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L</text:p>
          </table:table-cell>
          <table:table-cell table:number-columns-repeated="2" table:style-name="ce12" office:value-type="string" calcext:value-type="string">
            <text:p>M</text:p>
          </table:table-cell>
          <table:table-cell table:style-name="ce12" table:number-columns-repeated="3"/>
          <table:table-cell table:number-columns-repeated="989"/>
        </table:table-row>
        <table:table-row table:style-name="ro3">
          <table:table-cell table:style-name="ce13" office:value-type="string" calcext:value-type="string">
            <text:p>Actis-Alesina Maurizio</text:p>
          </table:table-cell>
          <table:table-cell table:style-name="ce14" office:value-type="string" calcext:value-type="string">
            <text:p>1,5,1</text:p>
          </table:table-cell>
          <table:table-cell table:style-name="ce15"/>
          <table:table-cell table:style-name="ce16" office:value-type="string" calcext:value-type="string">
            <office:annotation draw:style-name="gr1" draw:text-style-name="P2" svg:width="26.46mm" svg:height="21.7mm" svg:x="23.28mm" svg:y="0mm" draw:caption-point-x="84.83mm" draw:caption-point-y="41.63mm">
              <dc:date>2018-05-23T00:00:00</dc:date>
              <text:p text:style-name="P1"><text:s/><text:span text:style-name="T1">:</text:span></text:p>
              <text:p text:style-name="P1"><text:span text:style-name="T1">ORE ORDINARIE LAVORATIVE</text:span></text:p>
              <text:p text:style-name="P1"/>
            </office:annotation>
            <text:p>ORD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D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D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D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D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string" calcext:value-type="string">
            <text:p><text:s/>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Garro Alessio</text:p>
          </table:table-cell>
          <table:table-cell table:style-name="ce14" office:value-type="string" calcext:value-type="string">
            <text:p>1,3,2</text:p>
          </table:table-cell>
          <table:table-cell table:style-name="ce15"/>
          <table:table-cell table:style-name="ce18" office:value-type="string" calcext:value-type="string">
            <text:p>ORD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D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D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D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D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string" calcext:value-type="string">
            <text:p><text:s/></text:p>
          </table:table-cell>
          <table:table-cell table:number-columns-repeated="989"/>
        </table:table-row>
        <table:table-row table:style-name="ro3">
          <table:table-cell table:style-name="ce13" office:value-type="string" calcext:value-type="string">
            <text:p>Tomatis Gabriele</text:p>
          </table:table-cell>
          <table:table-cell table:style-name="ce14" office:value-type="string" calcext:value-type="string">
            <text:p>1,3,2</text:p>
          </table:table-cell>
          <table:table-cell table:style-name="ce15"/>
          <table:table-cell table:style-name="ce18" office:value-type="string" calcext:value-type="string">
            <text:p>ORD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D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D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D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D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string" calcext:value-type="string">
            <text:p><text:s/></text:p>
          </table:table-cell>
          <table:table-cell table:number-columns-repeated="989"/>
        </table:table-row>
        <table:table-row table:style-name="ro3">
          <table:table-cell table:style-name="ce15" table:number-columns-repeated="3"/>
          <table:table-cell table:style-name="ce18" office:value-type="string" calcext:value-type="string">
            <text:p>ORD</text:p>
          </table:table-cell>
          <table:table-cell table:number-columns-repeated="3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number-columns-repeated="989"/>
        </table:table-row>
        <table:table-row table:style-name="ro3">
          <table:table-cell table:style-name="ce15" table:number-columns-repeated="3"/>
          <table:table-cell table:style-name="ce18" office:value-type="string" calcext:value-type="string">
            <text:p>ORD</text:p>
          </table:table-cell>
          <table:table-cell table:number-columns-repeated="3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number-columns-repeated="989"/>
        </table:table-row>
        <table:table-row table:style-name="ro7">
          <table:table-cell table:style-name="ce27" table:number-columns-spanned="4" table:number-rows-spanned="1"/>
          <table:covered-table-cell table:number-columns-repeated="3" table:style-name="ce66"/>
          <table:table-cell table:number-columns-repeated="3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number-columns-repeated="989"/>
        </table:table-row>
        <table:table-row table:style-name="ro7">
          <table:table-cell table:style-name="ce27" table:number-columns-spanned="4" table:number-rows-spanned="1"/>
          <table:covered-table-cell table:number-columns-repeated="3" table:style-name="ce66"/>
          <table:table-cell table:number-columns-repeated="3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number-columns-repeated="989"/>
        </table:table-row>
        <table:table-row table:style-name="ro7">
          <table:table-cell table:style-name="ce27" table:number-columns-spanned="4" table:number-rows-spanned="1"/>
          <table:covered-table-cell table:number-columns-repeated="3" table:style-name="ce66"/>
          <table:table-cell table:number-columns-repeated="3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number-columns-repeated="989"/>
        </table:table-row>
        <table:table-row table:style-name="ro7">
          <table:table-cell table:style-name="ce27" table:number-columns-spanned="4" table:number-rows-spanned="1"/>
          <table:covered-table-cell table:number-columns-repeated="3" table:style-name="ce66"/>
          <table:table-cell table:number-columns-repeated="3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number-columns-repeated="989"/>
        </table:table-row>
        <table:table-row table:style-name="ro7">
          <table:table-cell table:style-name="ce27" table:number-columns-spanned="4" table:number-rows-spanned="1"/>
          <table:covered-table-cell table:number-columns-repeated="3" table:style-name="ce66"/>
          <table:table-cell table:number-columns-repeated="3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6" table:style-name="ce17" office:value-type="string" calcext:value-type="string">
            <text:p><text:s/></text:p>
          </table:table-cell>
          <table:table-cell table:style-name="ce17" office:value-type="string" calcext:value-type="string">
            <text:p>D</text:p>
          </table:table-cell>
          <table:table-cell table:number-columns-repeated="2" table:style-name="ce17" office:value-type="string" calcext:value-type="string">
            <text:p><text:s/></text:p>
          </table:table-cell>
          <table:table-cell table:style-name="ce17"/>
          <table:table-cell table:number-columns-repeated="3" table:style-name="ce17" office:value-type="string" calcext:value-type="string">
            <text:p><text:s/></text:p>
          </table:table-cell>
          <table:table-cell table:number-columns-repeated="989"/>
        </table:table-row>
        <table:table-row table:style-name="ro7">
          <table:table-cell table:style-name="ce28" office:value-type="string" calcext:value-type="string" table:number-columns-spanned="4" table:number-rows-spanned="1">
            <office:annotation draw:style-name="gr1" draw:text-style-name="P2" svg:width="63.5mm" svg:height="17.73mm" svg:x="23.28mm" svg:y="0mm" draw:caption-point-x="84.83mm" draw:caption-point-y="140.85mm">
              <dc:date>2018-05-23T00:00:00</dc:date>
              <text:p text:style-name="P1"><text:s/><text:span text:style-name="T1">:</text:span></text:p>
              <text:p text:style-name="P1"><text:span text:style-name="T1">TOTALE ORE GIORNALIERE</text:span></text:p>
              <text:p text:style-name="P1"/>
              <text:p text:style-name="P1"/>
            </office:annotation>
            <text:p>TOTALE ORE</text:p>
          </table:table-cell>
          <table:covered-table-cell table:number-columns-repeated="3" table:style-name="ce66"/>
          <table:table-cell table:style-name="ce17" table:formula="of:=SUM([.E7:.E16])" office:value-type="float" office:value="6" calcext:value-type="float">
            <text:p>6</text:p>
          </table:table-cell>
          <table:table-cell table:style-name="ce17" table:formula="of:=SUM([.F7:.F16])" office:value-type="float" office:value="6" calcext:value-type="float">
            <text:p>6</text:p>
          </table:table-cell>
          <table:table-cell table:style-name="ce17" table:formula="of:=SUM([.G7:.G16])" office:value-type="float" office:value="3" calcext:value-type="float">
            <text:p>3</text:p>
          </table:table-cell>
          <table:table-cell table:style-name="ce17" table:formula="of:=SUM([.H7:.H16])" office:value-type="float" office:value="0" calcext:value-type="float">
            <text:p>0</text:p>
          </table:table-cell>
          <table:table-cell table:style-name="ce17" table:formula="of:=SUM([.I7:.I16])" office:value-type="float" office:value="0" calcext:value-type="float">
            <text:p>0</text:p>
          </table:table-cell>
          <table:table-cell table:style-name="ce17" table:formula="of:=SUM([.J7:.J16])" office:value-type="float" office:value="0" calcext:value-type="float">
            <text:p>0</text:p>
          </table:table-cell>
          <table:table-cell table:style-name="ce17" table:formula="of:=SUM([.K7:.K16])" office:value-type="float" office:value="6" calcext:value-type="float">
            <text:p>6</text:p>
          </table:table-cell>
          <table:table-cell table:style-name="ce17" table:formula="of:=SUM([.L7:.L16])" office:value-type="float" office:value="6" calcext:value-type="float">
            <text:p>6</text:p>
          </table:table-cell>
          <table:table-cell table:style-name="ce17" table:formula="of:=SUM([.M7:.M16])" office:value-type="float" office:value="6" calcext:value-type="float">
            <text:p>6</text:p>
          </table:table-cell>
          <table:table-cell table:style-name="ce17" table:formula="of:=SUM([.N7:.N16])" office:value-type="float" office:value="3" calcext:value-type="float">
            <text:p>3</text:p>
          </table:table-cell>
          <table:table-cell table:style-name="ce17" table:formula="of:=SUM([.O7:.O16])" office:value-type="float" office:value="0" calcext:value-type="float">
            <text:p>0</text:p>
          </table:table-cell>
          <table:table-cell table:style-name="ce17" table:formula="of:=SUM([.P7:.P16])" office:value-type="float" office:value="0" calcext:value-type="float">
            <text:p>0</text:p>
          </table:table-cell>
          <table:table-cell table:style-name="ce17" table:formula="of:=SUM([.Q7:.Q16])" office:value-type="float" office:value="0" calcext:value-type="float">
            <text:p>0</text:p>
          </table:table-cell>
          <table:table-cell table:style-name="ce17" table:formula="of:=SUM([.R7:.R16])" office:value-type="float" office:value="6" calcext:value-type="float">
            <text:p>6</text:p>
          </table:table-cell>
          <table:table-cell table:style-name="ce17" table:formula="of:=SUM([.S7:.S16])" office:value-type="float" office:value="6" calcext:value-type="float">
            <text:p>6</text:p>
          </table:table-cell>
          <table:table-cell table:style-name="ce17" table:formula="of:=SUM([.T7:.T16])" office:value-type="float" office:value="6" calcext:value-type="float">
            <text:p>6</text:p>
          </table:table-cell>
          <table:table-cell table:style-name="ce17" table:formula="of:=SUM([.U7:.U16])" office:value-type="float" office:value="3" calcext:value-type="float">
            <text:p>3</text:p>
          </table:table-cell>
          <table:table-cell table:style-name="ce17" table:formula="of:=SUM([.V7:.V16])" office:value-type="float" office:value="0" calcext:value-type="float">
            <text:p>0</text:p>
          </table:table-cell>
          <table:table-cell table:style-name="ce17" table:formula="of:=SUM([.W7:.W16])" office:value-type="float" office:value="0" calcext:value-type="float">
            <text:p>0</text:p>
          </table:table-cell>
          <table:table-cell table:style-name="ce17" table:formula="of:=SUM([.X7:.X16])" office:value-type="float" office:value="0" calcext:value-type="float">
            <text:p>0</text:p>
          </table:table-cell>
          <table:table-cell table:style-name="ce17" table:formula="of:=SUM([.Y7:.Y16])" office:value-type="float" office:value="6" calcext:value-type="float">
            <text:p>6</text:p>
          </table:table-cell>
          <table:table-cell table:style-name="ce17" table:formula="of:=SUM([.Z7:.Z16])" office:value-type="float" office:value="6" calcext:value-type="float">
            <text:p>6</text:p>
          </table:table-cell>
          <table:table-cell table:style-name="ce17" table:formula="of:=SUM([.AA7:.AA16])" office:value-type="float" office:value="6" calcext:value-type="float">
            <text:p>6</text:p>
          </table:table-cell>
          <table:table-cell table:style-name="ce17" table:formula="of:=SUM([.AB7:.AB16])" office:value-type="float" office:value="3" calcext:value-type="float">
            <text:p>3</text:p>
          </table:table-cell>
          <table:table-cell table:style-name="ce17" table:formula="of:=SUM([.AC7:.AC16])" office:value-type="float" office:value="0" calcext:value-type="float">
            <text:p>0</text:p>
          </table:table-cell>
          <table:table-cell table:style-name="ce17" table:formula="of:=SUM([.AD7:.AD16])" office:value-type="float" office:value="0" calcext:value-type="float">
            <text:p>0</text:p>
          </table:table-cell>
          <table:table-cell table:style-name="ce17" table:formula="of:=SUM([.AE7:.AE16])" office:value-type="float" office:value="0" calcext:value-type="float">
            <text:p>0</text:p>
          </table:table-cell>
          <table:table-cell table:style-name="ce17" table:formula="of:=SUM([.AF7:.AF16])" office:value-type="float" office:value="6" calcext:value-type="float">
            <text:p>6</text:p>
          </table:table-cell>
          <table:table-cell table:style-name="ce17" table:formula="of:=SUM([.AG7:.AG16])" office:value-type="float" office:value="0" calcext:value-type="float">
            <text:p>0</text:p>
          </table:table-cell>
          <table:table-cell table:style-name="ce17" table:formula="of:=SUM([.AH7:.AH16])" office:value-type="float" office:value="0" calcext:value-type="float">
            <text:p>0</text:p>
          </table:table-cell>
          <table:table-cell table:style-name="ce17" table:formula="of:=SUM([.AI7:.AI16])" office:value-type="float" office:value="0" calcext:value-type="float">
            <text:p>0</text:p>
          </table:table-cell>
          <table:table-cell table:number-columns-repeated="989"/>
        </table:table-row>
        <table:table-row table:style-name="ro8">
          <table:table-cell table:number-columns-repeated="1024"/>
        </table:table-row>
        <table:table-row table:style-name="ro9" table:number-rows-repeated="1048548">
          <table:table-cell table:number-columns-repeated="1024"/>
        </table:table-row>
        <table:table-row table:style-name="ro8" table:number-rows-repeated="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ebbraio18Dettaglio" table:style-name="ta1">
        <table:table-column table:style-name="co7" table:default-cell-style-name="ce66"/>
        <table:table-column table:style-name="co8" table:number-columns-repeated="4" table:default-cell-style-name="ce66"/>
        <table:table-column table:style-name="co9" table:default-cell-style-name="ce66"/>
        <table:table-column table:style-name="co8" table:number-columns-repeated="2" table:default-cell-style-name="ce66"/>
        <table:table-column table:style-name="co10" table:default-cell-style-name="ce66"/>
        <table:table-column table:style-name="co11" table:number-columns-repeated="17" table:default-cell-style-name="ce66"/>
        <table:table-column table:style-name="co5" table:number-columns-repeated="997" table:default-cell-style-name="ce66"/>
        <table:table-column table:style-name="co6" table:default-cell-style-name="ce66"/>
        <table:table-row table:style-name="ro8">
          <table:table-cell table:number-columns-repeated="1024"/>
        </table:table-row>
        <table:table-row table:style-name="ro8">
          <table:table-cell table:style-name="ce90" office:value-type="string" calcext:value-type="string" table:number-columns-spanned="1" table:number-rows-spanned="2">
            <office:annotation draw:style-name="gr1" draw:text-style-name="P2" svg:width="62.71mm" svg:height="13.76mm" svg:x="0mm" svg:y="0mm" draw:caption-point-x="22.12mm" draw:caption-point-y="4.59mm">
              <dc:date>2018-05-23T00:00:00</dc:date>
              <text:p text:style-name="P1"><text:s/><text:span text:style-name="T1">:</text:span></text:p>
              <text:p text:style-name="P1"><text:span text:style-name="T1">DATA GG/MM/AA LAVORATIVO</text:span></text:p>
              <text:p text:style-name="P1"/>
            </office:annotation>
            <text:p>DATA</text:p>
          </table:table-cell>
          <table:table-cell table:style-name="ce90" office:value-type="string" calcext:value-type="string" table:number-columns-spanned="5" table:number-rows-spanned="2">
            <office:annotation draw:style-name="gr1" draw:text-style-name="P2" svg:width="79.64mm" svg:height="13.76mm" svg:x="0mm" svg:y="0mm" draw:caption-point-x="118.16mm" draw:caption-point-y="4.59mm">
              <dc:date>2018-05-23T00:00:00</dc:date>
              <text:p text:style-name="P1"><text:s/><text:span text:style-name="T1">:</text:span></text:p>
              <text:p text:style-name="P1"><text:span text:style-name="T1">LAVORO SVOLTO NELLE ORE DI COMPETENZA</text:span></text:p>
            </office:annotation>
            <text:p>DESCRIZIONE OPERAZIONE</text:p>
          </table:table-cell>
          <table:covered-table-cell table:number-columns-repeated="4"/>
          <table:table-cell table:style-name="ce90" office:value-type="string" calcext:value-type="string" table:number-columns-spanned="2" table:number-rows-spanned="1">
            <office:annotation draw:style-name="gr1" draw:text-style-name="P2" svg:width="65.09mm" svg:height="17.73mm" svg:x="0mm" svg:y="0mm" draw:caption-point-x="149.38mm" draw:caption-point-y="4.59mm">
              <dc:date>2018-05-23T00:00:00</dc:date>
              <text:p text:style-name="P1"><text:s/><text:span text:style-name="T1">:</text:span></text:p>
              <text:p text:style-name="P1"><text:span text:style-name="T1">ORA INIZIO E FINE GIORNATA LAVORATIVA</text:span></text:p>
              <text:p text:style-name="P1"/>
            </office:annotation>
            <text:p>ORARIO</text:p>
          </table:table-cell>
          <table:covered-table-cell/>
          <table:table-cell table:style-name="ce90" office:value-type="string" calcext:value-type="string" table:number-columns-spanned="1" table:number-rows-spanned="2">
            <office:annotation draw:style-name="gr1" draw:text-style-name="P2" svg:width="67.73mm" svg:height="17.73mm" svg:x="0mm" svg:y="0mm" draw:caption-point-x="161.29mm" draw:caption-point-y="4.59mm">
              <dc:date>2018-05-23T00:00:00</dc:date>
              <text:p text:style-name="P1"><text:s/><text:span text:style-name="T1">:</text:span></text:p>
              <text:p text:style-name="P1"><text:span text:style-name="T1">TOTALE ORE LAVORATE DURANTE LA GIORNATA</text:span></text:p>
              <text:p text:style-name="P1"/>
            </office:annotation>
            <text:p>ORE</text:p>
          </table:table-cell>
          <table:table-cell table:number-columns-repeated="1015"/>
        </table:table-row>
        <table:table-row table:style-name="ro8">
          <table:covered-table-cell table:number-columns-repeated="6"/>
          <table:table-cell table:style-name="ce29" office:value-type="string" calcext:value-type="string">
            <text:p>INIZIO</text:p>
          </table:table-cell>
          <table:table-cell table:style-name="ce29" office:value-type="string" calcext:value-type="string">
            <text:p>FINE</text:p>
          </table:table-cell>
          <table:covered-table-cell/>
          <table:table-cell table:number-columns-repeated="1015"/>
        </table:table-row>
        <table:table-row table:style-name="ro10">
          <table:table-cell table:style-name="ce30" office:value-type="date" office:date-value="2018-02-01" calcext:value-type="date">
            <text:p>1/2/18</text:p>
          </table:table-cell>
          <table:table-cell table:style-name="ce15" office:value-type="string" calcext:value-type="string" table:number-columns-spanned="5" table:number-rows-spanned="1">
            <text:p>Aiuto tomatis</text:p>
          </table:table-cell>
          <table:covered-table-cell table:number-columns-repeated="4"/>
          <table:table-cell table:style-name="ce31" office:value-type="time" office:time-value="PT11H15M00S" calcext:value-type="time">
            <text:p>11,15</text:p>
          </table:table-cell>
          <table:table-cell table:style-name="ce31" office:value-type="time" office:time-value="PT13H10M00S" calcext:value-type="time">
            <text:p>13,10</text:p>
          </table:table-cell>
          <table:table-cell table:style-name="ce32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2-02" calcext:value-type="date">
            <text:p>2/2/18</text:p>
          </table:table-cell>
          <table:table-cell table:style-name="ce15" office:value-type="string" calcext:value-type="string" table:number-columns-spanned="5" table:number-rows-spanned="1">
            <text:p>design applicazione con balsamiq</text:p>
          </table:table-cell>
          <table:covered-table-cell table:number-columns-repeated="4"/>
          <table:table-cell table:style-name="ce33" office:value-type="time" office:time-value="PT08H10M00S" calcext:value-type="time">
            <text:p>08,10</text:p>
          </table:table-cell>
          <table:table-cell table:style-name="ce33" office:value-type="time" office:time-value="PT10H10M00S" calcext:value-type="time">
            <text:p>10,10</text:p>
          </table:table-cell>
          <table:table-cell table:style-name="ce34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2-03" calcext:value-type="date">
            <text:p>3/2/18</text:p>
          </table:table-cell>
          <table:table-cell table:style-name="ce15" office:value-type="string" calcext:value-type="string" table:number-columns-spanned="5" table:number-rows-spanned="1">
            <text:p>consultazione con garro e tomatis su come procedere</text:p>
          </table:table-cell>
          <table:covered-table-cell table:number-columns-repeated="4"/>
          <table:table-cell table:style-name="ce33" office:value-type="time" office:time-value="PT09H10M00S" calcext:value-type="time">
            <text:p>09,10</text:p>
          </table:table-cell>
          <table:table-cell table:style-name="ce33" office:value-type="time" office:time-value="PT10H10M00S" calcext:value-type="time">
            <text:p>10,10</text:p>
          </table:table-cell>
          <table:table-cell table:style-name="ce34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2-07" calcext:value-type="date">
            <text:p>7/2/18</text:p>
          </table:table-cell>
          <table:table-cell table:style-name="ce15" office:value-type="string" calcext:value-type="string" table:number-columns-spanned="5" table:number-rows-spanned="1">
            <text:p>design applicazione con balsamiq</text:p>
          </table:table-cell>
          <table:covered-table-cell table:number-columns-repeated="4"/>
          <table:table-cell table:style-name="ce33" office:value-type="time" office:time-value="PT08H10M00S" calcext:value-type="time">
            <text:p>08,10</text:p>
          </table:table-cell>
          <table:table-cell table:style-name="ce33" office:value-type="time" office:time-value="PT10H10M00S" calcext:value-type="time">
            <text:p>10,10</text:p>
          </table:table-cell>
          <table:table-cell table:style-name="ce34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2-08" calcext:value-type="date">
            <text:p>8/2/18</text:p>
          </table:table-cell>
          <table:table-cell table:style-name="ce15" office:value-type="string" calcext:value-type="string" table:number-columns-spanned="5" table:number-rows-spanned="1">
            <text:p>aiuto tomatis-garro</text:p>
          </table:table-cell>
          <table:covered-table-cell table:number-columns-repeated="4"/>
          <table:table-cell table:style-name="ce31" office:value-type="time" office:time-value="PT11H15M00S" calcext:value-type="time">
            <text:p>11,15</text:p>
          </table:table-cell>
          <table:table-cell table:style-name="ce31" office:value-type="time" office:time-value="PT13H10M00S" calcext:value-type="time">
            <text:p>13,10</text:p>
          </table:table-cell>
          <table:table-cell table:style-name="ce32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2-09" calcext:value-type="date">
            <text:p>9/2/18</text:p>
          </table:table-cell>
          <table:table-cell table:style-name="ce15" office:value-type="string" calcext:value-type="string" table:number-columns-spanned="5" table:number-rows-spanned="1">
            <text:p>aiuto tomatis-garro</text:p>
          </table:table-cell>
          <table:covered-table-cell table:number-columns-repeated="4"/>
          <table:table-cell table:style-name="ce33" office:value-type="time" office:time-value="PT08H10M00S" calcext:value-type="time">
            <text:p>08,10</text:p>
          </table:table-cell>
          <table:table-cell table:style-name="ce33" office:value-type="time" office:time-value="PT10H10M00S" calcext:value-type="time">
            <text:p>10,10</text:p>
          </table:table-cell>
          <table:table-cell table:style-name="ce34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2-10" calcext:value-type="date">
            <text:p>10/2/18</text:p>
          </table:table-cell>
          <table:table-cell table:style-name="ce15" office:value-type="string" calcext:value-type="string" table:number-columns-spanned="5" table:number-rows-spanned="1">
            <text:p>aiuto tomatis-garro, design applicazione con balsamiq</text:p>
          </table:table-cell>
          <table:covered-table-cell table:number-columns-repeated="4"/>
          <table:table-cell table:style-name="ce33" office:value-type="time" office:time-value="PT09H10M00S" calcext:value-type="time">
            <text:p>09,10</text:p>
          </table:table-cell>
          <table:table-cell table:style-name="ce33" office:value-type="time" office:time-value="PT10H10M00S" calcext:value-type="time">
            <text:p>10,10</text:p>
          </table:table-cell>
          <table:table-cell table:style-name="ce34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2-14" calcext:value-type="date">
            <text:p>14/2/18</text:p>
          </table:table-cell>
          <table:table-cell table:style-name="ce15" office:value-type="string" calcext:value-type="string" table:number-columns-spanned="5" table:number-rows-spanned="1">
            <text:p>aiuto tomatis-garro</text:p>
          </table:table-cell>
          <table:covered-table-cell table:number-columns-repeated="4"/>
          <table:table-cell table:style-name="ce33" office:value-type="time" office:time-value="PT08H10M00S" calcext:value-type="time">
            <text:p>08,10</text:p>
          </table:table-cell>
          <table:table-cell table:style-name="ce33" office:value-type="time" office:time-value="PT10H10M00S" calcext:value-type="time">
            <text:p>10,10</text:p>
          </table:table-cell>
          <table:table-cell table:style-name="ce34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2-15" calcext:value-type="date">
            <text:p>15/2/18</text:p>
          </table:table-cell>
          <table:table-cell table:style-name="ce15" office:value-type="string" calcext:value-type="string" table:number-columns-spanned="5" table:number-rows-spanned="1">
            <text:p>aiuto tomatis-garro</text:p>
          </table:table-cell>
          <table:covered-table-cell table:number-columns-repeated="4"/>
          <table:table-cell table:style-name="ce31" office:value-type="time" office:time-value="PT11H15M00S" calcext:value-type="time">
            <text:p>11,15</text:p>
          </table:table-cell>
          <table:table-cell table:style-name="ce31" office:value-type="time" office:time-value="PT13H10M00S" calcext:value-type="time">
            <text:p>13,10</text:p>
          </table:table-cell>
          <table:table-cell table:style-name="ce32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2-16" calcext:value-type="date">
            <text:p>16/2/18</text:p>
          </table:table-cell>
          <table:table-cell table:style-name="ce15" office:value-type="string" calcext:value-type="string" table:number-columns-spanned="5" table:number-rows-spanned="1">
            <text:p>aiuto tomatis-garro</text:p>
          </table:table-cell>
          <table:covered-table-cell table:number-columns-repeated="4"/>
          <table:table-cell table:style-name="ce33" office:value-type="time" office:time-value="PT08H10M00S" calcext:value-type="time">
            <text:p>08,10</text:p>
          </table:table-cell>
          <table:table-cell table:style-name="ce33" office:value-type="time" office:time-value="PT10H10M00S" calcext:value-type="time">
            <text:p>10,10</text:p>
          </table:table-cell>
          <table:table-cell table:style-name="ce34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2-17" calcext:value-type="date">
            <text:p>17/2/18</text:p>
          </table:table-cell>
          <table:table-cell table:style-name="ce15" office:value-type="string" calcext:value-type="string" table:number-columns-spanned="5" table:number-rows-spanned="1">
            <text:p>aiuto tomatis-garro</text:p>
          </table:table-cell>
          <table:covered-table-cell table:number-columns-repeated="4"/>
          <table:table-cell table:style-name="ce33" office:value-type="time" office:time-value="PT09H10M00S" calcext:value-type="time">
            <text:p>09,10</text:p>
          </table:table-cell>
          <table:table-cell table:style-name="ce33" office:value-type="time" office:time-value="PT10H10M00S" calcext:value-type="time">
            <text:p>10,10</text:p>
          </table:table-cell>
          <table:table-cell table:style-name="ce34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2-21" calcext:value-type="date">
            <text:p>21/2/18</text:p>
          </table:table-cell>
          <table:table-cell table:style-name="ce15" office:value-type="string" calcext:value-type="string" table:number-columns-spanned="5" table:number-rows-spanned="1">
            <text:p>aiuto tomatis-garro</text:p>
          </table:table-cell>
          <table:covered-table-cell table:number-columns-repeated="4"/>
          <table:table-cell table:style-name="ce33" office:value-type="time" office:time-value="PT08H10M00S" calcext:value-type="time">
            <text:p>08,10</text:p>
          </table:table-cell>
          <table:table-cell table:style-name="ce33" office:value-type="time" office:time-value="PT10H10M00S" calcext:value-type="time">
            <text:p>10,10</text:p>
          </table:table-cell>
          <table:table-cell table:style-name="ce34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2-22" calcext:value-type="date">
            <text:p>22/2/18</text:p>
          </table:table-cell>
          <table:table-cell table:style-name="ce15" office:value-type="string" calcext:value-type="string" table:number-columns-spanned="5" table:number-rows-spanned="1">
            <text:p>aiuto tomatis-garro</text:p>
          </table:table-cell>
          <table:covered-table-cell table:number-columns-repeated="4"/>
          <table:table-cell table:style-name="ce31" office:value-type="time" office:time-value="PT11H15M00S" calcext:value-type="time">
            <text:p>11,15</text:p>
          </table:table-cell>
          <table:table-cell table:style-name="ce31" office:value-type="time" office:time-value="PT13H10M00S" calcext:value-type="time">
            <text:p>13,10</text:p>
          </table:table-cell>
          <table:table-cell table:style-name="ce32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2-23" calcext:value-type="date">
            <text:p>23/2/18</text:p>
          </table:table-cell>
          <table:table-cell table:style-name="ce15" office:value-type="string" calcext:value-type="string" table:number-columns-spanned="5" table:number-rows-spanned="1">
            <text:p>aiuto tomatis-garro</text:p>
          </table:table-cell>
          <table:covered-table-cell table:number-columns-repeated="4"/>
          <table:table-cell table:style-name="ce33" office:value-type="time" office:time-value="PT08H10M00S" calcext:value-type="time">
            <text:p>08,10</text:p>
          </table:table-cell>
          <table:table-cell table:style-name="ce33" office:value-type="time" office:time-value="PT10H10M00S" calcext:value-type="time">
            <text:p>10,10</text:p>
          </table:table-cell>
          <table:table-cell table:style-name="ce34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2-24" calcext:value-type="date">
            <text:p>24/2/18</text:p>
          </table:table-cell>
          <table:table-cell table:style-name="ce15" office:value-type="string" calcext:value-type="string" table:number-columns-spanned="5" table:number-rows-spanned="1">
            <text:p>aiuto tomatis-garro</text:p>
          </table:table-cell>
          <table:covered-table-cell table:number-columns-repeated="4"/>
          <table:table-cell table:style-name="ce33" office:value-type="time" office:time-value="PT09H10M00S" calcext:value-type="time">
            <text:p>09,10</text:p>
          </table:table-cell>
          <table:table-cell table:style-name="ce33" office:value-type="time" office:time-value="PT10H10M00S" calcext:value-type="time">
            <text:p>10,10</text:p>
          </table:table-cell>
          <table:table-cell table:style-name="ce34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2-28" calcext:value-type="date">
            <text:p>28/2/18</text:p>
          </table:table-cell>
          <table:table-cell table:style-name="ce15" office:value-type="string" calcext:value-type="string" table:number-columns-spanned="5" table:number-rows-spanned="1">
            <text:p>aiuto tomatis-garro</text:p>
          </table:table-cell>
          <table:covered-table-cell table:number-columns-repeated="4"/>
          <table:table-cell table:style-name="ce33" office:value-type="time" office:time-value="PT08H10M00S" calcext:value-type="time">
            <text:p>08,10</text:p>
          </table:table-cell>
          <table:table-cell table:style-name="ce33" office:value-type="time" office:time-value="PT10H10M00S" calcext:value-type="time">
            <text:p>10,10</text:p>
          </table:table-cell>
          <table:table-cell table:style-name="ce34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9" table:number-rows-repeated="104855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Marzo18Riepilogo" table:style-name="ta1">
        <table:table-column table:style-name="co12" table:number-columns-repeated="2" table:default-cell-style-name="ce97"/>
        <table:table-column table:style-name="co13" table:default-cell-style-name="ce97"/>
        <table:table-column table:style-name="co14" table:default-cell-style-name="ce97"/>
        <table:table-column table:style-name="co15" table:number-columns-repeated="31" table:default-cell-style-name="ce97"/>
        <table:table-column table:style-name="co16" table:number-columns-repeated="222" table:default-cell-style-name="ce97"/>
        <table:table-column table:style-name="co16" table:number-columns-repeated="766" table:default-cell-style-name="ce66"/>
        <table:table-column table:style-name="co6" table:default-cell-style-name="ce66"/>
        <table:table-row table:style-name="ro1">
          <table:table-cell/>
          <table:table-cell table:style-name="ce50" office:value-type="string" calcext:value-type="string" table:number-columns-spanned="16" table:number-rows-spanned="1">
            <text:p>RIEPILOGO MENSILE ORE IMPEGNATE PER PROGETTO: MESE DI:</text:p>
          </table:table-cell>
          <table:covered-table-cell table:number-columns-repeated="15"/>
          <table:table-cell/>
          <table:table-cell table:style-name="ce51" office:value-type="string" calcext:value-type="string" table:number-columns-spanned="9" table:number-rows-spanned="1">
            <office:annotation draw:style-name="gr1" draw:text-style-name="P2" svg:width="22.49mm" svg:height="12.7mm" svg:x="158.75mm" svg:y="0mm" draw:caption-point-x="120.81mm" draw:caption-point-y="0.1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MESE D'INTERESSE</text:span></text:p>
              <text:p text:style-name="P1"/>
            </office:annotation>
            <text:p>MARZO</text:p>
          </table:table-cell>
          <table:covered-table-cell table:number-columns-repeated="8"/>
          <table:table-cell table:style-name="ce37" office:value-type="string" calcext:value-type="string">
            <text:p>ANNO</text:p>
          </table:table-cell>
          <table:table-cell table:number-columns-repeated="2"/>
          <table:table-cell table:style-name="ce51" office:value-type="float" office:value="2018" calcext:value-type="float" table:number-columns-spanned="4" table:number-rows-spanned="1">
            <office:annotation draw:style-name="gr1" draw:text-style-name="P2" svg:width="22.23mm" svg:height="12.7mm" svg:x="189.97mm" svg:y="0mm" draw:caption-point-x="145.15mm" draw:caption-point-y="0.1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ANNO D'INTERESSE</text:span></text:p>
            </office:annotation>
            <text:p>2018</text:p>
          </table:table-cell>
          <table:covered-table-cell table:number-columns-repeated="3"/>
          <table:table-cell/>
          <table:table-cell table:style-name="ce66" table:number-columns-repeated="222"/>
          <table:table-cell table:number-columns-repeated="767"/>
        </table:table-row>
        <table:table-row table:style-name="ro2">
          <table:table-cell table:style-name="ce38" table:number-columns-repeated="35"/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39" office:value-type="string" calcext:value-type="string">
            <text:p>GRUPPO:</text:p>
          </table:table-cell>
          <table:table-cell table:style-name="ce20" table:number-columns-spanned="2" table:number-rows-spanned="1"/>
          <table:covered-table-cell/>
          <table:table-cell table:style-name="ce40"/>
          <table:table-cell table:style-name="ce21" table:number-columns-spanned="4" table:number-rows-spanned="1"/>
          <table:covered-table-cell table:number-columns-repeated="3"/>
          <table:table-cell table:style-name="ce52" office:value-type="string" calcext:value-type="string" table:number-columns-spanned="8" table:number-rows-spanned="1">
            <office:annotation draw:style-name="gr1" draw:text-style-name="P2" svg:width="22.49mm" svg:height="12.7mm" svg:x="109.01mm" svg:y="3.97mm" draw:caption-point-x="83.24mm" draw:caption-point-y="6.97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FIRMA LEGGIBILE DELL'OPERATORE</text:span></text:p>
              <text:p text:style-name="P1"/>
            </office:annotation>
            <text:p>FIRMA</text:p>
          </table:table-cell>
          <table:covered-table-cell table:number-columns-repeated="7"/>
          <table:table-cell table:style-name="ce41"/>
          <table:table-cell table:number-columns-repeated="2"/>
          <table:table-cell table:style-name="ce20" table:number-columns-spanned="2" table:number-rows-spanned="1"/>
          <table:covered-table-cell/>
          <table:table-cell table:style-name="ce53" office:value-type="string" calcext:value-type="string" table:number-columns-spanned="14" table:number-rows-spanned="1">
            <text:p>TITOLO PROGETTO:</text:p>
          </table:table-cell>
          <table:covered-table-cell table:number-columns-repeated="13"/>
          <table:table-cell table:style-name="ce66" table:number-columns-repeated="222"/>
          <table:table-cell table:number-columns-repeated="767"/>
        </table:table-row>
        <table:table-row table:style-name="ro4">
          <table:table-cell table:style-name="ce42"/>
          <table:table-cell table:style-name="ce38" table:number-columns-repeated="7"/>
          <table:table-cell table:style-name="ce42"/>
          <table:table-cell table:style-name="ce38" table:number-columns-repeated="7"/>
          <table:table-cell table:style-name="ce43"/>
          <table:table-cell table:style-name="ce38" table:number-columns-repeated="17"/>
          <table:table-cell table:style-name="ce44"/>
          <table:table-cell table:style-name="ce66" table:number-columns-repeated="222"/>
          <table:table-cell table:number-columns-repeated="767"/>
        </table:table-row>
        <table:table-row table:style-name="ro5">
          <table:table-cell table:style-name="ce54" office:value-type="string" calcext:value-type="string" table:number-columns-spanned="1" table:number-rows-spanned="2">
            <office:annotation draw:style-name="gr1" draw:text-style-name="P2" svg:width="22.23mm" svg:height="12.7mm" svg:x="18.52mm" svg:y="10.32mm" draw:caption-point-x="12.07mm" draw:caption-point-y="12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CODICE CENTRO</text:span></text:p>
              <text:p text:style-name="P1"/>
            </office:annotation>
            <text:p>COMPONENTI:</text:p>
          </table:table-cell>
          <table:table-cell table:style-name="ce55" office:value-type="string" calcext:value-type="string" table:number-columns-spanned="1" table:number-rows-spanned="2">
            <office:annotation draw:style-name="gr1" draw:text-style-name="P2" svg:width="21.7mm" svg:height="12.7mm" svg:x="35.72mm" svg:y="10.32mm" draw:caption-point-x="25.56mm" draw:caption-point-y="12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ATTIVITA' DI CENTRO SVOLTE</text:span></text:p>
              <text:p text:style-name="P1"/>
            </office:annotation>
            <text:p><text:s/>Progetto:</text:p>
          </table:table-cell>
          <table:table-cell table:style-name="ce26" table:number-columns-spanned="1" table:number-rows-spanned="2"/>
          <table:table-cell/>
          <table:table-cell table:style-name="ce45" office:value-type="float" office:value="1" calcext:value-type="float">
            <office:annotation draw:style-name="gr1" draw:text-style-name="P2" svg:width="22.49mm" svg:height="12.7mm" svg:x="59.8mm" svg:y="10.32mm" draw:caption-point-x="45.13mm" draw:caption-point-y="12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GIORNO MENSILE</text:span></text:p>
              <text:p text:style-name="P1"/>
            </office:annotation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66" table:number-columns-repeated="222"/>
          <table:table-cell table:number-columns-repeated="767"/>
        </table:table-row>
        <table:table-row table:style-name="ro6">
          <table:covered-table-cell table:number-columns-repeated="3"/>
          <table:table-cell table:style-name="ce44"/>
          <table:table-cell table:style-name="ce46" office:value-type="string" calcext:value-type="string">
            <office:annotation draw:style-name="gr1" draw:text-style-name="P2" svg:width="22.49mm" svg:height="12.7mm" svg:x="59.8mm" svg:y="17.73mm" draw:caption-point-x="45.13mm" draw:caption-point-y="18.08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GIORNO SETTIMANALE</text:span></text:p>
            </office:annotation>
            <text:p>G</text:p>
          </table:table-cell>
          <table:table-cell table:style-name="ce46" office:value-type="string" calcext:value-type="string">
            <text:p>V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D</text:p>
          </table:table-cell>
          <table:table-cell table:style-name="ce46" office:value-type="string" calcext:value-type="string">
            <text:p>L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V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D</text:p>
          </table:table-cell>
          <table:table-cell table:style-name="ce46" office:value-type="string" calcext:value-type="string">
            <text:p>L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V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D</text:p>
          </table:table-cell>
          <table:table-cell table:style-name="ce46" office:value-type="string" calcext:value-type="string">
            <text:p>L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V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D</text:p>
          </table:table-cell>
          <table:table-cell table:style-name="ce46" office:value-type="string" calcext:value-type="string">
            <text:p>L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V</text:p>
          </table:table-cell>
          <table:table-cell table:style-name="ce46" office:value-type="string" calcext:value-type="string">
            <text:p>S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13" office:value-type="string" calcext:value-type="string">
            <text:p>Actis-Alesina Maurizio</text:p>
          </table:table-cell>
          <table:table-cell table:style-name="ce14" office:value-type="string" calcext:value-type="string">
            <text:p>1,5,1</text:p>
          </table:table-cell>
          <table:table-cell table:style-name="ce15"/>
          <table:table-cell table:style-name="ce47" office:value-type="string" calcext:value-type="string">
            <office:annotation draw:style-name="gr1" draw:text-style-name="P2" svg:width="22.49mm" svg:height="12.7mm" svg:x="55.03mm" svg:y="20.9mm" draw:caption-point-x="41.97mm" draw:caption-point-y="20.73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ORE ORDINARIE LAVORATIVE</text:span></text:p>
              <text:p text:style-name="P1"/>
            </office:annotation>
            <text:p>ORD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D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13" office:value-type="string" calcext:value-type="string">
            <text:p>Garro Alessio</text:p>
          </table:table-cell>
          <table:table-cell table:style-name="ce14" office:value-type="string" calcext:value-type="string">
            <text:p>1,3,2</text:p>
          </table:table-cell>
          <table:table-cell table:style-name="ce15"/>
          <table:table-cell table:style-name="ce49" office:value-type="string" calcext:value-type="string">
            <text:p>ORD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D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D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D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D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13" office:value-type="string" calcext:value-type="string">
            <text:p>Tomatis Gabriele</text:p>
          </table:table-cell>
          <table:table-cell table:style-name="ce14" office:value-type="string" calcext:value-type="string">
            <text:p>1,3,2</text:p>
          </table:table-cell>
          <table:table-cell table:style-name="ce15"/>
          <table:table-cell table:style-name="ce49" office:value-type="string" calcext:value-type="string">
            <text:p>ORD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D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D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D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D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9" office:value-type="float" office:value="4" calcext:value-type="float">
            <text:p>4</text:p>
          </table:table-cell>
          <table:table-cell table:style-name="ce119" office:value-type="float" office:value="1" calcext:value-type="float">
            <text:p>1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15" table:number-columns-repeated="3"/>
          <table:table-cell table:style-name="ce49" office:value-type="string" calcext:value-type="string">
            <text:p>ORD</text:p>
          </table:table-cell>
          <table:table-cell table:number-columns-repeated="3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15" table:number-columns-repeated="3"/>
          <table:table-cell table:style-name="ce49" office:value-type="string" calcext:value-type="string">
            <text:p>ORD</text:p>
          </table:table-cell>
          <table:table-cell table:number-columns-repeated="3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7">
          <table:table-cell table:style-name="ce15" table:number-columns-spanned="4" table:number-rows-spanned="1"/>
          <table:covered-table-cell table:number-columns-repeated="3"/>
          <table:table-cell table:number-columns-repeated="3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7">
          <table:table-cell table:style-name="ce15" table:number-columns-spanned="4" table:number-rows-spanned="1"/>
          <table:covered-table-cell table:number-columns-repeated="3"/>
          <table:table-cell table:number-columns-repeated="3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7">
          <table:table-cell table:style-name="ce15" table:number-columns-spanned="4" table:number-rows-spanned="1"/>
          <table:covered-table-cell table:number-columns-repeated="3"/>
          <table:table-cell table:number-columns-repeated="3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7">
          <table:table-cell table:style-name="ce15" table:number-columns-spanned="4" table:number-rows-spanned="1"/>
          <table:covered-table-cell table:number-columns-repeated="3"/>
          <table:table-cell table:number-columns-repeated="3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7">
          <table:table-cell table:style-name="ce15" table:number-columns-spanned="4" table:number-rows-spanned="1"/>
          <table:covered-table-cell table:number-columns-repeated="3"/>
          <table:table-cell table:number-columns-repeated="3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6" table:style-name="ce48" office:value-type="string" calcext:value-type="string">
            <text:p><text:s/></text:p>
          </table:table-cell>
          <table:table-cell table:style-name="ce48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/>
          <table:table-cell table:number-columns-repeated="3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7">
          <table:table-cell table:style-name="ce56" office:value-type="string" calcext:value-type="string" table:number-columns-spanned="4" table:number-rows-spanned="1">
            <office:annotation draw:style-name="gr1" draw:text-style-name="P2" svg:width="22.49mm" svg:height="12.7mm" svg:x="55.03mm" svg:y="27.25mm" draw:caption-point-x="41.97mm" draw:caption-point-y="113.6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TOTALE ORE GIORNALIERE</text:span></text:p>
              <text:p text:style-name="P1"><text:span text:style-name="T1"/></text:p>
              <text:p text:style-name="P1"/>
            </office:annotation>
            <text:p>TOTALE ORE</text:p>
          </table:table-cell>
          <table:covered-table-cell table:number-columns-repeated="3"/>
          <table:table-cell table:style-name="ce48" table:formula="of:=SUM([.E7:.E9])" office:value-type="float" office:value="7" calcext:value-type="float">
            <text:p>7</text:p>
          </table:table-cell>
          <table:table-cell table:style-name="ce48" table:formula="of:=SUM([.F7:.F9])" office:value-type="float" office:value="4" calcext:value-type="float">
            <text:p>4</text:p>
          </table:table-cell>
          <table:table-cell table:style-name="ce48" table:formula="of:=SUM([.G7:.G9])" office:value-type="float" office:value="2" calcext:value-type="float">
            <text:p>2</text:p>
          </table:table-cell>
          <table:table-cell table:style-name="ce48" table:formula="of:=SUM([.H7:.H9])" office:value-type="float" office:value="0" calcext:value-type="float">
            <text:p>0</text:p>
          </table:table-cell>
          <table:table-cell table:style-name="ce48" table:formula="of:=SUM([.I7:.I9])" office:value-type="float" office:value="0" calcext:value-type="float">
            <text:p>0</text:p>
          </table:table-cell>
          <table:table-cell table:style-name="ce48" table:formula="of:=SUM([.J7:.J9])" office:value-type="float" office:value="0" calcext:value-type="float">
            <text:p>0</text:p>
          </table:table-cell>
          <table:table-cell table:style-name="ce48" table:formula="of:=SUM([.K7:.K9])" office:value-type="float" office:value="9" calcext:value-type="float">
            <text:p>9</text:p>
          </table:table-cell>
          <table:table-cell table:style-name="ce48" table:formula="of:=SUM([.L7:.L9])" office:value-type="float" office:value="4" calcext:value-type="float">
            <text:p>4</text:p>
          </table:table-cell>
          <table:table-cell table:style-name="ce48" table:formula="of:=SUM([.M7:.M9])" office:value-type="float" office:value="4" calcext:value-type="float">
            <text:p>4</text:p>
          </table:table-cell>
          <table:table-cell table:style-name="ce48" table:formula="of:=SUM([.N7:.N9])" office:value-type="float" office:value="2" calcext:value-type="float">
            <text:p>2</text:p>
          </table:table-cell>
          <table:table-cell table:style-name="ce48" table:formula="of:=SUM([.O7:.O9])" office:value-type="float" office:value="0" calcext:value-type="float">
            <text:p>0</text:p>
          </table:table-cell>
          <table:table-cell table:style-name="ce48" table:formula="of:=SUM([.P7:.P9])" office:value-type="float" office:value="0" calcext:value-type="float">
            <text:p>0</text:p>
          </table:table-cell>
          <table:table-cell table:style-name="ce48" table:formula="of:=SUM([.Q7:.Q9])" office:value-type="float" office:value="0" calcext:value-type="float">
            <text:p>0</text:p>
          </table:table-cell>
          <table:table-cell table:style-name="ce48" table:formula="of:=SUM([.R7:.R9])" office:value-type="float" office:value="6" calcext:value-type="float">
            <text:p>6</text:p>
          </table:table-cell>
          <table:table-cell table:style-name="ce48" table:formula="of:=SUM([.S7:.S9])" office:value-type="float" office:value="4" calcext:value-type="float">
            <text:p>4</text:p>
          </table:table-cell>
          <table:table-cell table:style-name="ce48" table:formula="of:=SUM([.T7:.T9])" office:value-type="float" office:value="4" calcext:value-type="float">
            <text:p>4</text:p>
          </table:table-cell>
          <table:table-cell table:style-name="ce48" table:formula="of:=SUM([.U7:.U9])" office:value-type="float" office:value="2" calcext:value-type="float">
            <text:p>2</text:p>
          </table:table-cell>
          <table:table-cell table:style-name="ce48" table:formula="of:=SUM([.V7:.V9])" office:value-type="float" office:value="0" calcext:value-type="float">
            <text:p>0</text:p>
          </table:table-cell>
          <table:table-cell table:style-name="ce48" table:formula="of:=SUM([.W7:.W9])" office:value-type="float" office:value="0" calcext:value-type="float">
            <text:p>0</text:p>
          </table:table-cell>
          <table:table-cell table:style-name="ce48" table:formula="of:=SUM([.X7:.X9])" office:value-type="float" office:value="0" calcext:value-type="float">
            <text:p>0</text:p>
          </table:table-cell>
          <table:table-cell table:style-name="ce48" table:formula="of:=SUM([.Y7:.Y9])" office:value-type="float" office:value="2" calcext:value-type="float">
            <text:p>2</text:p>
          </table:table-cell>
          <table:table-cell table:style-name="ce48" table:formula="of:=SUM([.Z7:.Z9])" office:value-type="float" office:value="10" calcext:value-type="float">
            <text:p>10</text:p>
          </table:table-cell>
          <table:table-cell table:style-name="ce48" table:formula="of:=SUM([.AA7:.AA9])" office:value-type="float" office:value="6" calcext:value-type="float">
            <text:p>6</text:p>
          </table:table-cell>
          <table:table-cell table:style-name="ce48" table:formula="of:=SUM([.AB7:.AB9])" office:value-type="float" office:value="3" calcext:value-type="float">
            <text:p>3</text:p>
          </table:table-cell>
          <table:table-cell table:style-name="ce48" table:formula="of:=SUM([.AC7:.AC9])" office:value-type="float" office:value="0" calcext:value-type="float">
            <text:p>0</text:p>
          </table:table-cell>
          <table:table-cell table:style-name="ce48" table:formula="of:=SUM([.AD7:.AD9])" office:value-type="float" office:value="0" calcext:value-type="float">
            <text:p>0</text:p>
          </table:table-cell>
          <table:table-cell table:style-name="ce48" table:formula="of:=SUM([.AE7:.AE9])" office:value-type="float" office:value="0" calcext:value-type="float">
            <text:p>0</text:p>
          </table:table-cell>
          <table:table-cell table:style-name="ce48" table:formula="of:=SUM([.AF7:.AF9])" office:value-type="float" office:value="6" calcext:value-type="float">
            <text:p>6</text:p>
          </table:table-cell>
          <table:table-cell table:style-name="ce48" table:formula="of:=SUM([.AG7:.AG9])" office:value-type="float" office:value="8" calcext:value-type="float">
            <text:p>8</text:p>
          </table:table-cell>
          <table:table-cell table:style-name="ce48" table:formula="of:=SUM([.AH7:.AH9])" office:value-type="float" office:value="8" calcext:value-type="float">
            <text:p>8</text:p>
          </table:table-cell>
          <table:table-cell table:style-name="ce48" table:formula="of:=SUM([.AI7:.AI9])" office:value-type="float" office:value="3" calcext:value-type="float">
            <text:p>3</text:p>
          </table:table-cell>
          <table:table-cell table:style-name="ce66" table:number-columns-repeated="222"/>
          <table:table-cell table:number-columns-repeated="767"/>
        </table:table-row>
        <table:table-row table:style-name="ro15" table:number-rows-repeated="1048558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Marzo18Dettaglio" table:style-name="ta2">
        <table:table-column table:style-name="co17" table:default-cell-style-name="ce66"/>
        <table:table-column table:style-name="co18" table:number-columns-repeated="4" table:default-cell-style-name="ce66"/>
        <table:table-column table:style-name="co19" table:default-cell-style-name="ce66"/>
        <table:table-column table:style-name="co18" table:number-columns-repeated="1017" table:default-cell-style-name="ce66"/>
        <table:table-column table:style-name="co6" table:default-cell-style-name="ce66"/>
        <table:table-row table:style-name="ro15">
          <table:table-cell table:number-columns-repeated="1024"/>
        </table:table-row>
        <table:table-row table:style-name="ro16">
          <table:table-cell table:style-name="ce120" office:value-type="string" calcext:value-type="string" table:number-columns-spanned="1" table:number-rows-spanned="2">
            <office:annotation draw:style-name="gr1" draw:text-style-name="P2" svg:width="39.69mm" svg:height="23.28mm" svg:x="28.58mm" svg:y="1.85mm" draw:caption-point-x="-3.81mm" draw:caption-point-y="3.27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DATA GG/MM/AA LAVORATIVO</text:span></text:p>
              <text:p text:style-name="P1"/>
            </office:annotation>
            <text:p>DATA</text:p>
          </table:table-cell>
          <table:table-cell table:style-name="ce120" office:value-type="string" calcext:value-type="string" table:number-columns-spanned="5" table:number-rows-spanned="2">
            <office:annotation draw:style-name="gr1" draw:text-style-name="P2" svg:width="39.69mm" svg:height="23.28mm" svg:x="199.83mm" svg:y="1.85mm" draw:caption-point-x="-3.28mm" draw:caption-point-y="3.27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LAVORO SVOLTO NELLE ORE DI COMPETENZA</text:span></text:p>
            </office:annotation>
            <text:p>DESCRIZIONE OPERAZIONE</text:p>
          </table:table-cell>
          <table:covered-table-cell table:number-columns-repeated="4"/>
          <table:table-cell table:style-name="ce120" office:value-type="string" calcext:value-type="string" table:number-columns-spanned="2" table:number-rows-spanned="1">
            <office:annotation draw:style-name="gr1" draw:text-style-name="P2" svg:width="39.69mm" svg:height="23.28mm" svg:x="235.55mm" svg:y="1.85mm" draw:caption-point-x="-3.54mm" draw:caption-point-y="3.27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ORA INIZIO E FINE GIORNATA LAVORATIVA</text:span></text:p>
              <text:p text:style-name="P1"/>
            </office:annotation>
            <text:p>ORARIO</text:p>
          </table:table-cell>
          <table:covered-table-cell/>
          <table:table-cell table:style-name="ce120" office:value-type="string" calcext:value-type="string" table:number-columns-spanned="1" table:number-rows-spanned="2">
            <office:annotation draw:style-name="gr1" draw:text-style-name="P2" svg:width="39.69mm" svg:height="23.28mm" svg:x="253.01mm" svg:y="1.85mm" draw:caption-point-x="-3.28mm" draw:caption-point-y="3.27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TOTALE ORE LAVORATE DURANTE LA GIORNATA</text:span></text:p>
              <text:p text:style-name="P1"/>
            </office:annotation>
            <text:p>ORE</text:p>
          </table:table-cell>
          <table:table-cell table:number-columns-repeated="1015"/>
        </table:table-row>
        <table:table-row table:style-name="ro16">
          <table:covered-table-cell table:number-columns-repeated="6"/>
          <table:table-cell table:style-name="ce57" office:value-type="string" calcext:value-type="string">
            <text:p>INIZIO</text:p>
          </table:table-cell>
          <table:table-cell table:style-name="ce57" office:value-type="string" calcext:value-type="string">
            <text:p>FINE</text:p>
          </table:table-cell>
          <table:covered-table-cell/>
          <table:table-cell table:number-columns-repeated="1015"/>
        </table:table-row>
        <table:table-row table:style-name="ro10">
          <table:table-cell table:style-name="ce30" office:value-type="date" office:date-value="2018-03-01" calcext:value-type="date">
            <text:p>1/3/18</text:p>
          </table:table-cell>
          <table:table-cell table:style-name="ce15" office:value-type="string" calcext:value-type="string" table:number-columns-spanned="5" table:number-rows-spanned="1">
            <text:p>ridisegno da capo applicazione android, cambio di programma</text:p>
          </table:table-cell>
          <table:covered-table-cell table:number-columns-repeated="4"/>
          <table:table-cell table:style-name="ce31" office:value-type="time" office:time-value="PT11H15M00S" calcext:value-type="time">
            <text:p>11,15</text:p>
          </table:table-cell>
          <table:table-cell table:style-name="ce31" office:value-type="time" office:time-value="PT13H10M00S" calcext:value-type="time">
            <text:p>13,10</text:p>
          </table:table-cell>
          <table:table-cell table:style-name="ce32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3-02" calcext:value-type="date">
            <text:p>2/3/18</text:p>
          </table:table-cell>
          <table:table-cell table:style-name="ce15" office:value-type="string" calcext:value-type="string" table:number-columns-spanned="5" table:number-rows-spanned="1">
            <text:p>continuo disegno applicazione</text:p>
          </table:table-cell>
          <table:covered-table-cell table:number-columns-repeated="4"/>
          <table:table-cell table:style-name="ce33" office:value-type="time" office:time-value="PT08H10M00S" calcext:value-type="time">
            <text:p>08,10</text:p>
          </table:table-cell>
          <table:table-cell table:style-name="ce33" office:value-type="time" office:time-value="PT10H10M00S" calcext:value-type="time">
            <text:p>10,10</text:p>
          </table:table-cell>
          <table:table-cell table:style-name="ce34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3-03" calcext:value-type="date">
            <text:p>3/3/18</text:p>
          </table:table-cell>
          <table:table-cell table:style-name="ce15" office:value-type="string" calcext:value-type="string" table:number-columns-spanned="5" table:number-rows-spanned="1">
            <text:p>continuo disegno applicazione</text:p>
          </table:table-cell>
          <table:covered-table-cell table:number-columns-repeated="4"/>
          <table:table-cell table:style-name="ce33" office:value-type="time" office:time-value="PT09H10M00S" calcext:value-type="time">
            <text:p>09,10</text:p>
          </table:table-cell>
          <table:table-cell table:style-name="ce33" office:value-type="time" office:time-value="PT10H10M00S" calcext:value-type="time">
            <text:p>10,10</text:p>
          </table:table-cell>
          <table:table-cell table:style-name="ce34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3-07" calcext:value-type="date">
            <text:p>7/3/18</text:p>
          </table:table-cell>
          <table:table-cell table:style-name="ce15" office:value-type="string" calcext:value-type="string" table:number-columns-spanned="5" table:number-rows-spanned="1">
            <text:p>consultazione col gruppo per confermare il nuovo disegno</text:p>
          </table:table-cell>
          <table:covered-table-cell table:number-columns-repeated="4"/>
          <table:table-cell table:style-name="ce33" office:value-type="time" office:time-value="PT08H10M00S" calcext:value-type="time">
            <text:p>08,10</text:p>
          </table:table-cell>
          <table:table-cell table:style-name="ce33" office:value-type="time" office:time-value="PT10H10M00S" calcext:value-type="time">
            <text:p>10,10</text:p>
          </table:table-cell>
          <table:table-cell table:style-name="ce34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3-08" calcext:value-type="date">
            <text:p>8/3/18</text:p>
          </table:table-cell>
          <table:table-cell table:style-name="ce15" office:value-type="string" calcext:value-type="string" table:number-columns-spanned="5" table:number-rows-spanned="1">
            <text:p>sviluppo login</text:p>
          </table:table-cell>
          <table:covered-table-cell table:number-columns-repeated="4"/>
          <table:table-cell table:style-name="ce31" office:value-type="time" office:time-value="PT11H15M00S" calcext:value-type="time">
            <text:p>11,15</text:p>
          </table:table-cell>
          <table:table-cell table:style-name="ce31" office:value-type="time" office:time-value="PT13H10M00S" calcext:value-type="time">
            <text:p>13,10</text:p>
          </table:table-cell>
          <table:table-cell table:style-name="ce32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3-09" calcext:value-type="date">
            <text:p>9/3/18</text:p>
          </table:table-cell>
          <table:table-cell table:style-name="ce15" office:value-type="string" calcext:value-type="string" table:number-columns-spanned="5" table:number-rows-spanned="1">
            <text:p>sviluppo login</text:p>
          </table:table-cell>
          <table:covered-table-cell table:number-columns-repeated="4"/>
          <table:table-cell table:style-name="ce33" office:value-type="time" office:time-value="PT08H10M00S" calcext:value-type="time">
            <text:p>08,10</text:p>
          </table:table-cell>
          <table:table-cell table:style-name="ce33" office:value-type="time" office:time-value="PT10H10M00S" calcext:value-type="time">
            <text:p>10,10</text:p>
          </table:table-cell>
          <table:table-cell table:style-name="ce34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3-10" calcext:value-type="date">
            <text:p>10/3/18</text:p>
          </table:table-cell>
          <table:table-cell table:style-name="ce15" office:value-type="string" calcext:value-type="string" table:number-columns-spanned="5" table:number-rows-spanned="1">
            <text:p>sviluppo homepage</text:p>
          </table:table-cell>
          <table:covered-table-cell table:number-columns-repeated="4"/>
          <table:table-cell table:style-name="ce33" office:value-type="time" office:time-value="PT09H10M00S" calcext:value-type="time">
            <text:p>09,10</text:p>
          </table:table-cell>
          <table:table-cell table:style-name="ce33" office:value-type="time" office:time-value="PT10H10M00S" calcext:value-type="time">
            <text:p>10,10</text:p>
          </table:table-cell>
          <table:table-cell table:style-name="ce34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3-14" calcext:value-type="date">
            <text:p>14/3/18</text:p>
          </table:table-cell>
          <table:table-cell table:style-name="ce15" office:value-type="string" calcext:value-type="string" table:number-columns-spanned="5" table:number-rows-spanned="1">
            <text:p>sviluppo homepage</text:p>
          </table:table-cell>
          <table:covered-table-cell table:number-columns-repeated="4"/>
          <table:table-cell table:style-name="ce33" office:value-type="time" office:time-value="PT08H10M00S" calcext:value-type="time">
            <text:p>08,10</text:p>
          </table:table-cell>
          <table:table-cell table:style-name="ce33" office:value-type="time" office:time-value="PT10H10M00S" calcext:value-type="time">
            <text:p>10,10</text:p>
          </table:table-cell>
          <table:table-cell table:style-name="ce34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3-15" calcext:value-type="date">
            <text:p>15/3/18</text:p>
          </table:table-cell>
          <table:table-cell table:style-name="ce15" office:value-type="string" calcext:value-type="string" table:number-columns-spanned="5" table:number-rows-spanned="1">
            <text:p>sviluppo homepage</text:p>
          </table:table-cell>
          <table:covered-table-cell table:number-columns-repeated="4"/>
          <table:table-cell table:style-name="ce31" office:value-type="time" office:time-value="PT11H15M00S" calcext:value-type="time">
            <text:p>11,15</text:p>
          </table:table-cell>
          <table:table-cell table:style-name="ce31" office:value-type="time" office:time-value="PT13H10M00S" calcext:value-type="time">
            <text:p>13,10</text:p>
          </table:table-cell>
          <table:table-cell table:style-name="ce32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3-16" calcext:value-type="date">
            <text:p>16/3/18</text:p>
          </table:table-cell>
          <table:table-cell table:style-name="ce15" office:value-type="string" calcext:value-type="string" table:number-columns-spanned="5" table:number-rows-spanned="1">
            <text:p>sviluppo homepage</text:p>
          </table:table-cell>
          <table:covered-table-cell table:number-columns-repeated="4"/>
          <table:table-cell table:style-name="ce33" office:value-type="time" office:time-value="PT08H10M00S" calcext:value-type="time">
            <text:p>08,10</text:p>
          </table:table-cell>
          <table:table-cell table:style-name="ce33" office:value-type="time" office:time-value="PT10H10M00S" calcext:value-type="time">
            <text:p>10,10</text:p>
          </table:table-cell>
          <table:table-cell table:style-name="ce34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3-17" calcext:value-type="date">
            <text:p>17/3/18</text:p>
          </table:table-cell>
          <table:table-cell table:style-name="ce15" office:value-type="string" calcext:value-type="string" table:number-columns-spanned="5" table:number-rows-spanned="1">
            <text:p>sviluppo homepage</text:p>
          </table:table-cell>
          <table:covered-table-cell table:number-columns-repeated="4"/>
          <table:table-cell table:style-name="ce33" office:value-type="time" office:time-value="PT09H10M00S" calcext:value-type="time">
            <text:p>09,10</text:p>
          </table:table-cell>
          <table:table-cell table:style-name="ce33" office:value-type="time" office:time-value="PT10H10M00S" calcext:value-type="time">
            <text:p>10,10</text:p>
          </table:table-cell>
          <table:table-cell table:style-name="ce34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3-21" calcext:value-type="date">
            <text:p>21/3/18</text:p>
          </table:table-cell>
          <table:table-cell table:style-name="ce15" office:value-type="string" calcext:value-type="string" table:number-columns-spanned="5" table:number-rows-spanned="1">
            <text:p>collegamento al db con Volley</text:p>
          </table:table-cell>
          <table:covered-table-cell table:number-columns-repeated="4"/>
          <table:table-cell table:style-name="ce33" office:value-type="time" office:time-value="PT08H10M00S" calcext:value-type="time">
            <text:p>08,10</text:p>
          </table:table-cell>
          <table:table-cell table:style-name="ce33" office:value-type="time" office:time-value="PT10H10M00S" calcext:value-type="time">
            <text:p>10,10</text:p>
          </table:table-cell>
          <table:table-cell table:style-name="ce34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3-22" calcext:value-type="date">
            <text:p>22/3/18</text:p>
          </table:table-cell>
          <table:table-cell table:style-name="ce15" office:value-type="string" calcext:value-type="string" table:number-columns-spanned="5" table:number-rows-spanned="1">
            <text:p>controllo login dal server</text:p>
          </table:table-cell>
          <table:covered-table-cell table:number-columns-repeated="4"/>
          <table:table-cell table:style-name="ce31" office:value-type="time" office:time-value="PT11H15M00S" calcext:value-type="time">
            <text:p>11,15</text:p>
          </table:table-cell>
          <table:table-cell table:style-name="ce31" office:value-type="time" office:time-value="PT13H10M00S" calcext:value-type="time">
            <text:p>13,10</text:p>
          </table:table-cell>
          <table:table-cell table:style-name="ce32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30" office:value-type="date" office:date-value="2018-03-23" calcext:value-type="date">
            <text:p>23/3/18</text:p>
          </table:table-cell>
          <table:table-cell table:style-name="ce15" office:value-type="string" calcext:value-type="string" table:number-columns-spanned="5" table:number-rows-spanned="1">
            <text:p>prendo l'ultimo appuntamento dal db e lo metto nella homepage</text:p>
          </table:table-cell>
          <table:covered-table-cell table:number-columns-repeated="4"/>
          <table:table-cell table:style-name="ce33" office:value-type="time" office:time-value="PT08H10M00S" calcext:value-type="time">
            <text:p>08,10</text:p>
          </table:table-cell>
          <table:table-cell table:style-name="ce33" office:value-type="time" office:time-value="PT10H10M00S" calcext:value-type="time">
            <text:p>10,10</text:p>
          </table:table-cell>
          <table:table-cell table:style-name="ce34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21" office:value-type="date" office:date-value="2018-03-24" calcext:value-type="date">
            <text:p>24/3/18</text:p>
          </table:table-cell>
          <table:table-cell table:style-name="ce124" office:value-type="string" calcext:value-type="string" table:number-columns-spanned="5" table:number-rows-spanned="1">
            <text:p>Presentazione progetto al professore</text:p>
          </table:table-cell>
          <table:covered-table-cell table:number-columns-repeated="4" table:style-name="ce124"/>
          <table:table-cell table:style-name="ce126" office:value-type="time" office:time-value="PT09H10M00S" calcext:value-type="time">
            <text:p>09,10</text:p>
          </table:table-cell>
          <table:table-cell table:style-name="ce126" office:value-type="time" office:time-value="PT10H10M00S" calcext:value-type="time">
            <text:p>10,10</text:p>
          </table:table-cell>
          <table:table-cell table:style-name="ce127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121" office:value-type="date" office:date-value="2018-03-28" calcext:value-type="date">
            <text:p>28/3/18</text:p>
          </table:table-cell>
          <table:table-cell table:style-name="ce124" office:value-type="string" calcext:value-type="string" table:number-columns-spanned="5" table:number-rows-spanned="1">
            <text:p>sviluppo appuntamenti</text:p>
          </table:table-cell>
          <table:covered-table-cell table:number-columns-repeated="4" table:style-name="ce124"/>
          <table:table-cell table:style-name="ce126" office:value-type="time" office:time-value="PT08H10M00S" calcext:value-type="time">
            <text:p>08,10</text:p>
          </table:table-cell>
          <table:table-cell table:style-name="ce126" office:value-type="time" office:time-value="PT10H10M00S" calcext:value-type="time">
            <text:p>10,10</text:p>
          </table:table-cell>
          <table:table-cell table:style-name="ce128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21" office:value-type="date" office:date-value="2018-03-29" calcext:value-type="date">
            <text:p>29/3/18</text:p>
          </table:table-cell>
          <table:table-cell table:style-name="ce124" office:value-type="string" calcext:value-type="string" table:number-columns-spanned="5" table:number-rows-spanned="1">
            <text:p>sviluppo richiesta</text:p>
          </table:table-cell>
          <table:covered-table-cell table:number-columns-repeated="4" table:style-name="ce124"/>
          <table:table-cell table:style-name="ce126" office:value-type="time" office:time-value="PT13H00M00S" calcext:value-type="time">
            <text:p>13,00</text:p>
          </table:table-cell>
          <table:table-cell table:style-name="ce126" office:value-type="time" office:time-value="PT17H00M00S" calcext:value-type="time">
            <text:p>17,00</text:p>
          </table:table-cell>
          <table:table-cell table:style-name="ce127" office:value-type="float" office:value="4" calcext:value-type="float">
            <text:p>4,00</text:p>
          </table:table-cell>
          <table:table-cell table:number-columns-repeated="1015"/>
        </table:table-row>
        <table:table-row table:style-name="ro10">
          <table:table-cell table:style-name="ce121" office:value-type="date" office:date-value="2018-03-30" calcext:value-type="date">
            <text:p>30/3/18</text:p>
          </table:table-cell>
          <table:table-cell table:style-name="ce124" office:value-type="string" calcext:value-type="string" table:number-columns-spanned="5" table:number-rows-spanned="1">
            <text:p>debug richiesta e decisione di non fare esercizi</text:p>
          </table:table-cell>
          <table:covered-table-cell table:number-columns-repeated="4" table:style-name="ce124"/>
          <table:table-cell table:style-name="ce126" office:value-type="time" office:time-value="PT13H00M00S" calcext:value-type="time">
            <text:p>13,00</text:p>
          </table:table-cell>
          <table:table-cell table:style-name="ce126" office:value-type="time" office:time-value="PT17H00M00S" calcext:value-type="time">
            <text:p>17,00</text:p>
          </table:table-cell>
          <table:table-cell table:style-name="ce127" office:value-type="float" office:value="4" calcext:value-type="float">
            <text:p>4,00</text:p>
          </table:table-cell>
          <table:table-cell table:number-columns-repeated="1015"/>
        </table:table-row>
        <table:table-row table:style-name="ro10">
          <table:table-cell table:style-name="ce30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5" table:number-rows-repeated="104853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Aprile18Riepilogo" table:style-name="ta2">
        <table:table-column table:style-name="co12" table:number-columns-repeated="2" table:default-cell-style-name="ce97"/>
        <table:table-column table:style-name="co13" table:default-cell-style-name="ce97"/>
        <table:table-column table:style-name="co14" table:default-cell-style-name="ce97"/>
        <table:table-column table:style-name="co15" table:number-columns-repeated="31" table:default-cell-style-name="ce97"/>
        <table:table-column table:style-name="co16" table:number-columns-repeated="222" table:default-cell-style-name="ce97"/>
        <table:table-column table:style-name="co16" table:number-columns-repeated="766" table:default-cell-style-name="ce66"/>
        <table:table-column table:style-name="co6" table:default-cell-style-name="ce66"/>
        <table:table-row table:style-name="ro1">
          <table:table-cell/>
          <table:table-cell table:style-name="ce50" office:value-type="string" calcext:value-type="string" table:number-columns-spanned="16" table:number-rows-spanned="1">
            <text:p>RIEPILOGO MENSILE ORE IMPEGNATE PER PROGETTO: MESE DI:</text:p>
          </table:table-cell>
          <table:covered-table-cell table:number-columns-repeated="15"/>
          <table:table-cell/>
          <table:table-cell table:style-name="ce51" office:value-type="string" calcext:value-type="string" table:number-columns-spanned="9" table:number-rows-spanned="1">
            <office:annotation draw:style-name="gr1" draw:text-style-name="P4" svg:width="27.25mm" svg:height="16.67mm" svg:x="197.91mm" svg:y="0mm" draw:caption-point-x="81.65mm" draw:caption-point-y="0.1mm">
              <dc:date>2018-05-23T00:00:00</dc:date>
              <text:p text:style-name="P3"><text:span text:style-name="T2"><text:s/></text:span><text:span text:style-name="T2">:</text:span></text:p>
              <text:p text:style-name="P3"><text:span text:style-name="T1">MESE D'INTERESSE</text:span></text:p>
              <text:p text:style-name="P3"/>
            </office:annotation>
            <text:p>APRILE</text:p>
          </table:table-cell>
          <table:covered-table-cell table:number-columns-repeated="8"/>
          <table:table-cell table:style-name="ce50" office:value-type="string" calcext:value-type="string">
            <text:p>ANNO</text:p>
          </table:table-cell>
          <table:table-cell table:number-columns-repeated="2"/>
          <table:table-cell table:style-name="ce51" office:value-type="float" office:value="2018" calcext:value-type="float" table:number-columns-spanned="4" table:number-rows-spanned="1">
            <office:annotation draw:style-name="gr1" draw:text-style-name="P4" svg:width="28.05mm" svg:height="16.67mm" svg:x="236.8mm" svg:y="0mm" draw:caption-point-x="98.32mm" draw:caption-point-y="0.1mm">
              <dc:date>2018-05-23T00:00:00</dc:date>
              <text:p text:style-name="P3"><text:span text:style-name="T2"><text:s/></text:span><text:span text:style-name="T2">:</text:span></text:p>
              <text:p text:style-name="P3"><text:span text:style-name="T1">ANNO D'INTERESSE</text:span></text:p>
            </office:annotation>
            <text:p>2018</text:p>
          </table:table-cell>
          <table:covered-table-cell table:number-columns-repeated="3"/>
          <table:table-cell/>
          <table:table-cell table:style-name="ce66" table:number-columns-repeated="222"/>
          <table:table-cell table:number-columns-repeated="767"/>
        </table:table-row>
        <table:table-row table:style-name="ro2">
          <table:table-cell table:style-name="ce38" table:number-columns-repeated="35"/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39" office:value-type="string" calcext:value-type="string">
            <text:p>GRUPPO:</text:p>
          </table:table-cell>
          <table:table-cell table:style-name="ce20" table:number-columns-spanned="2" table:number-rows-spanned="1"/>
          <table:covered-table-cell/>
          <table:table-cell table:style-name="ce40"/>
          <table:table-cell table:style-name="ce21" table:number-columns-spanned="4" table:number-rows-spanned="1"/>
          <table:covered-table-cell table:number-columns-repeated="3"/>
          <table:table-cell table:style-name="ce52" office:value-type="string" calcext:value-type="string" table:number-columns-spanned="8" table:number-rows-spanned="1">
            <office:annotation draw:style-name="gr1" draw:text-style-name="P4" svg:width="27.25mm" svg:height="16.67mm" svg:x="136.79mm" svg:y="5.56mm" draw:caption-point-x="55.46mm" draw:caption-point-y="5.38mm">
              <dc:date>2018-05-23T00:00:00</dc:date>
              <text:p text:style-name="P3"><text:span text:style-name="T2"><text:s/></text:span><text:span text:style-name="T2">:</text:span></text:p>
              <text:p text:style-name="P3"><text:span text:style-name="T1">FIRMA LEGGIBILE DELL'OPERATORE</text:span></text:p>
              <text:p text:style-name="P3"/>
            </office:annotation>
            <text:p>FIRMA</text:p>
          </table:table-cell>
          <table:covered-table-cell table:number-columns-repeated="7"/>
          <table:table-cell table:style-name="ce41"/>
          <table:table-cell table:number-columns-repeated="2"/>
          <table:table-cell table:style-name="ce20" table:number-columns-spanned="2" table:number-rows-spanned="1"/>
          <table:covered-table-cell/>
          <table:table-cell table:style-name="ce53" office:value-type="string" calcext:value-type="string" table:number-columns-spanned="14" table:number-rows-spanned="1">
            <text:p>TITOLO PROGETTO:</text:p>
          </table:table-cell>
          <table:covered-table-cell table:number-columns-repeated="13"/>
          <table:table-cell table:style-name="ce66" table:number-columns-repeated="222"/>
          <table:table-cell table:number-columns-repeated="767"/>
        </table:table-row>
        <table:table-row table:style-name="ro4">
          <table:table-cell table:style-name="ce42"/>
          <table:table-cell table:style-name="ce38" table:number-columns-repeated="7"/>
          <table:table-cell table:style-name="ce42"/>
          <table:table-cell table:style-name="ce38" table:number-columns-repeated="7"/>
          <table:table-cell table:style-name="ce43"/>
          <table:table-cell table:style-name="ce38" table:number-columns-repeated="17"/>
          <table:table-cell table:style-name="ce44"/>
          <table:table-cell table:style-name="ce66" table:number-columns-repeated="222"/>
          <table:table-cell table:number-columns-repeated="767"/>
        </table:table-row>
        <table:table-row table:style-name="ro5">
          <table:table-cell table:style-name="ce54" office:value-type="string" calcext:value-type="string" table:number-columns-spanned="1" table:number-rows-spanned="2">
            <office:annotation draw:style-name="gr1" draw:text-style-name="P4" svg:width="27.25mm" svg:height="16.67mm" svg:x="24.08mm" svg:y="12.96mm" draw:caption-point-x="6.51mm" draw:caption-point-y="9.36mm">
              <dc:date>2018-05-23T00:00:00</dc:date>
              <text:p text:style-name="P3"><text:span text:style-name="T2"><text:s/></text:span><text:span text:style-name="T2">:</text:span></text:p>
              <text:p text:style-name="P3"><text:span text:style-name="T1">CODICE CENTRO</text:span></text:p>
              <text:p text:style-name="P3"/>
            </office:annotation>
            <text:p>COMPONENTI:</text:p>
          </table:table-cell>
          <table:table-cell table:style-name="ce55" office:value-type="string" calcext:value-type="string" table:number-columns-spanned="1" table:number-rows-spanned="2">
            <office:annotation draw:style-name="gr1" draw:text-style-name="P4" svg:width="27.25mm" svg:height="16.67mm" svg:x="45.51mm" svg:y="12.96mm" draw:caption-point-x="15.77mm" draw:caption-point-y="9.36mm">
              <dc:date>2018-05-23T00:00:00</dc:date>
              <text:p text:style-name="P3"><text:span text:style-name="T2"><text:s/></text:span><text:span text:style-name="T2">:</text:span></text:p>
              <text:p text:style-name="P3"><text:span text:style-name="T1">ATTIVITA' DI CENTRO SVOLTE</text:span></text:p>
              <text:p text:style-name="P3"/>
            </office:annotation>
            <text:p><text:s/>Progetto:</text:p>
          </table:table-cell>
          <table:table-cell table:style-name="ce26" table:number-columns-spanned="1" table:number-rows-spanned="2"/>
          <table:table-cell/>
          <table:table-cell table:style-name="ce45" office:value-type="float" office:value="1" calcext:value-type="float">
            <office:annotation draw:style-name="gr1" draw:text-style-name="P4" svg:width="27.25mm" svg:height="16.67mm" svg:x="75.67mm" svg:y="12.96mm" draw:caption-point-x="29.26mm" draw:caption-point-y="9.36mm">
              <dc:date>2018-05-23T00:00:00</dc:date>
              <text:p text:style-name="P3"><text:span text:style-name="T2"><text:s/></text:span><text:span text:style-name="T2">:</text:span></text:p>
              <text:p text:style-name="P3"><text:span text:style-name="T1">GIORNO MENSILE</text:span></text:p>
              <text:p text:style-name="P3"/>
            </office:annotation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/>
          <table:table-cell table:style-name="ce66" table:number-columns-repeated="222"/>
          <table:table-cell table:number-columns-repeated="767"/>
        </table:table-row>
        <table:table-row table:style-name="ro6">
          <table:covered-table-cell table:number-columns-repeated="3"/>
          <table:table-cell table:style-name="ce44"/>
          <table:table-cell table:style-name="ce46" office:value-type="string" calcext:value-type="string">
            <office:annotation draw:style-name="gr1" draw:text-style-name="P4" svg:width="27.25mm" svg:height="16.67mm" svg:x="75.67mm" svg:y="23.02mm" draw:caption-point-x="29.26mm" draw:caption-point-y="12.79mm">
              <dc:date>2018-05-23T00:00:00</dc:date>
              <text:p text:style-name="P3"><text:span text:style-name="T2"><text:s/></text:span><text:span text:style-name="T2">:</text:span></text:p>
              <text:p text:style-name="P3"><text:span text:style-name="T1">GIORNO SETTIMANALE</text:span></text:p>
            </office:annotation>
            <text:p>D</text:p>
          </table:table-cell>
          <table:table-cell table:style-name="ce46" office:value-type="string" calcext:value-type="string">
            <text:p>L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V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D</text:p>
          </table:table-cell>
          <table:table-cell table:style-name="ce46" office:value-type="string" calcext:value-type="string">
            <text:p>L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V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D</text:p>
          </table:table-cell>
          <table:table-cell table:style-name="ce46" office:value-type="string" calcext:value-type="string">
            <text:p>L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V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D</text:p>
          </table:table-cell>
          <table:table-cell table:style-name="ce46" office:value-type="string" calcext:value-type="string">
            <text:p>L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V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D</text:p>
          </table:table-cell>
          <table:table-cell table:style-name="ce46" office:value-type="string" calcext:value-type="string">
            <text:p>L</text:p>
          </table:table-cell>
          <table:table-cell table:style-name="ce46"/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129" office:value-type="string" calcext:value-type="string">
            <text:p>Actis-Alesina Maurizio</text:p>
          </table:table-cell>
          <table:table-cell table:style-name="ce130" office:value-type="string" calcext:value-type="string">
            <text:p>1,5,1</text:p>
          </table:table-cell>
          <table:table-cell table:style-name="ce15" table:number-columns-spanned="1" table:number-rows-spanned="3"/>
          <table:table-cell table:style-name="ce47" office:value-type="string" calcext:value-type="string">
            <office:annotation draw:style-name="gr1" draw:text-style-name="P4" svg:width="27.25mm" svg:height="16.67mm" svg:x="70.11mm" svg:y="26.99mm" draw:caption-point-x="26.89mm" draw:caption-point-y="14.64mm">
              <dc:date>2018-05-23T00:00:00</dc:date>
              <text:p text:style-name="P3"><text:span text:style-name="T2"><text:s/></text:span><text:span text:style-name="T2">:</text:span></text:p>
              <text:p text:style-name="P3"><text:span text:style-name="T1">ORE ORDINARIE LAVORATIVE</text:span></text:p>
              <text:p text:style-name="P3"/>
            </office:annotation>
            <text:p>ORD</text:p>
          </table:table-cell>
          <table:table-cell table:style-name="ce48" office:value-type="string" calcext:value-type="string">
            <text:p>D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3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31" office:value-type="string" calcext:value-type="string">
            <text:p>D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3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31" office:value-type="string" calcext:value-type="string">
            <text:p>D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3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31" office:value-type="string" calcext:value-type="string">
            <text:p>D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FE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31" office:value-type="string" calcext:value-type="string">
            <text:p>D</text:p>
          </table:table-cell>
          <table:table-cell table:style-name="ce119" office:value-type="float" office:value="0" calcext:value-type="float">
            <text:p>0</text:p>
          </table:table-cell>
          <table:table-cell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129" office:value-type="string" calcext:value-type="string">
            <text:p>Garro Alessio</text:p>
          </table:table-cell>
          <table:table-cell table:style-name="ce130" office:value-type="string" calcext:value-type="string">
            <text:p>1,3,2</text:p>
          </table:table-cell>
          <table:covered-table-cell/>
          <table:table-cell table:style-name="ce47" office:value-type="string" calcext:value-type="string">
            <office:annotation draw:style-name="gr1" draw:text-style-name="P4" svg:width="27.25mm" svg:height="16.67mm" svg:x="70.11mm" svg:y="33.6mm" draw:caption-point-x="26.89mm" draw:caption-point-y="18.35mm">
              <dc:date>2018-05-23T00:00:00</dc:date>
              <text:p text:style-name="P3"><text:span text:style-name="T2"><text:s/></text:span><text:span text:style-name="T2">:</text:span></text:p>
              <text:p text:style-name="P3"><text:span text:style-name="T1">ORE STRAORDINARIE O ECCEDENTI</text:span></text:p>
              <text:p text:style-name="P3"><text:span text:style-name="T1">LAVORATIVE</text:span></text:p>
            </office:annotation>
            <text:p>STR</text:p>
          </table:table-cell>
          <table:table-cell table:style-name="ce48" office:value-type="string" calcext:value-type="string">
            <text:p>D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3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31" office:value-type="string" calcext:value-type="string">
            <text:p>D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3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31" office:value-type="string" calcext:value-type="string">
            <text:p>D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3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31" office:value-type="string" calcext:value-type="string">
            <text:p>D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FE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31" office:value-type="string" calcext:value-type="string">
            <text:p>D</text:p>
          </table:table-cell>
          <table:table-cell table:style-name="ce119" office:value-type="float" office:value="0" calcext:value-type="float">
            <text:p>0</text:p>
          </table:table-cell>
          <table:table-cell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129" office:value-type="string" calcext:value-type="string">
            <text:p>Tomatis Gabriele</text:p>
          </table:table-cell>
          <table:table-cell table:style-name="ce130" office:value-type="string" calcext:value-type="string">
            <text:p>1,3,2</text:p>
          </table:table-cell>
          <table:covered-table-cell/>
          <table:table-cell table:style-name="ce47" office:value-type="string" calcext:value-type="string">
            <office:annotation draw:style-name="gr1" draw:text-style-name="P4" svg:width="27.25mm" svg:height="16.67mm" svg:x="70.11mm" svg:y="41.28mm" draw:caption-point-x="26.89mm" draw:caption-point-y="20.99mm">
              <dc:date>2018-05-23T00:00:00</dc:date>
              <text:p text:style-name="P3"><text:span text:style-name="T2"><text:s/></text:span><text:span text:style-name="T2">:</text:span></text:p>
              <text:p text:style-name="P3"><text:span text:style-name="T1">PRODUZIONE GIORNALIERA</text:span></text:p>
              <text:p text:style-name="P3"/>
            </office:annotation>
            <text:p>PROD</text:p>
          </table:table-cell>
          <table:table-cell table:style-name="ce48" office:value-type="string" calcext:value-type="string">
            <text:p>D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3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31" office:value-type="string" calcext:value-type="string">
            <text:p>D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3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31" office:value-type="string" calcext:value-type="string">
            <text:p>D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3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31" office:value-type="string" calcext:value-type="string">
            <text:p>D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119" office:value-type="string" calcext:value-type="string">
            <text:p>FE</text:p>
          </table:table-cell>
          <table:table-cell table:number-columns-repeated="2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31" office:value-type="string" calcext:value-type="string">
            <text:p>D</text:p>
          </table:table-cell>
          <table:table-cell table:style-name="ce119" office:value-type="float" office:value="0" calcext:value-type="float">
            <text:p>0</text:p>
          </table:table-cell>
          <table:table-cell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49" office:value-type="string" calcext:value-type="string">
            <text:p>ORD</text:p>
          </table:table-cell>
          <table:table-cell table:style-name="ce48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4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style-name="ce48" office:value-type="string" calcext:value-type="string">
            <text:p>FE</text:p>
          </table:table-cell>
          <table:table-cell table:style-name="ce48"/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covered-table-cell table:number-columns-repeated="3"/>
          <table:table-cell table:style-name="ce47" office:value-type="string" calcext:value-type="string">
            <text:p>STR</text:p>
          </table:table-cell>
          <table:table-cell table:style-name="ce48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4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style-name="ce48" office:value-type="string" calcext:value-type="string">
            <text:p>FE</text:p>
          </table:table-cell>
          <table:table-cell table:style-name="ce48"/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covered-table-cell table:number-columns-repeated="3"/>
          <table:table-cell table:style-name="ce47" office:value-type="string" calcext:value-type="string">
            <text:p>PROD</text:p>
          </table:table-cell>
          <table:table-cell table:style-name="ce48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4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style-name="ce48" office:value-type="string" calcext:value-type="string">
            <text:p>FE</text:p>
          </table:table-cell>
          <table:table-cell table:style-name="ce48"/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49" office:value-type="string" calcext:value-type="string">
            <text:p>ORD</text:p>
          </table:table-cell>
          <table:table-cell table:style-name="ce48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4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style-name="ce48" office:value-type="string" calcext:value-type="string">
            <text:p>FE</text:p>
          </table:table-cell>
          <table:table-cell table:style-name="ce48"/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covered-table-cell table:number-columns-repeated="3"/>
          <table:table-cell table:style-name="ce47" office:value-type="string" calcext:value-type="string">
            <text:p>STR</text:p>
          </table:table-cell>
          <table:table-cell table:style-name="ce48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4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style-name="ce48" office:value-type="string" calcext:value-type="string">
            <text:p>FE</text:p>
          </table:table-cell>
          <table:table-cell table:style-name="ce48"/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covered-table-cell table:number-columns-repeated="3"/>
          <table:table-cell table:style-name="ce47" office:value-type="string" calcext:value-type="string">
            <text:p>PROD</text:p>
          </table:table-cell>
          <table:table-cell table:style-name="ce48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4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style-name="ce48" office:value-type="string" calcext:value-type="string">
            <text:p>FE</text:p>
          </table:table-cell>
          <table:table-cell table:style-name="ce48"/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49" office:value-type="string" calcext:value-type="string">
            <text:p>ORD</text:p>
          </table:table-cell>
          <table:table-cell table:style-name="ce48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4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style-name="ce48" office:value-type="string" calcext:value-type="string">
            <text:p>FE</text:p>
          </table:table-cell>
          <table:table-cell table:style-name="ce48"/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covered-table-cell table:number-columns-repeated="3"/>
          <table:table-cell table:style-name="ce47" office:value-type="string" calcext:value-type="string">
            <text:p>STR</text:p>
          </table:table-cell>
          <table:table-cell table:style-name="ce48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4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style-name="ce48" office:value-type="string" calcext:value-type="string">
            <text:p>FE</text:p>
          </table:table-cell>
          <table:table-cell table:style-name="ce48"/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covered-table-cell table:number-columns-repeated="3"/>
          <table:table-cell table:style-name="ce47" office:value-type="string" calcext:value-type="string">
            <text:p>PROD</text:p>
          </table:table-cell>
          <table:table-cell table:style-name="ce48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4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style-name="ce48" office:value-type="string" calcext:value-type="string">
            <text:p>FE</text:p>
          </table:table-cell>
          <table:table-cell table:style-name="ce48"/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49" office:value-type="string" calcext:value-type="string">
            <text:p>ORD</text:p>
          </table:table-cell>
          <table:table-cell table:style-name="ce48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4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style-name="ce48" office:value-type="string" calcext:value-type="string">
            <text:p>FE</text:p>
          </table:table-cell>
          <table:table-cell table:style-name="ce48"/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covered-table-cell table:number-columns-repeated="3"/>
          <table:table-cell table:style-name="ce47" office:value-type="string" calcext:value-type="string">
            <text:p>STR</text:p>
          </table:table-cell>
          <table:table-cell table:style-name="ce48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4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style-name="ce48" office:value-type="string" calcext:value-type="string">
            <text:p>FE</text:p>
          </table:table-cell>
          <table:table-cell table:style-name="ce48"/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covered-table-cell table:number-columns-repeated="3"/>
          <table:table-cell table:style-name="ce47" office:value-type="string" calcext:value-type="string">
            <text:p>PROD</text:p>
          </table:table-cell>
          <table:table-cell table:style-name="ce48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4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style-name="ce48" office:value-type="string" calcext:value-type="string">
            <text:p>FE</text:p>
          </table:table-cell>
          <table:table-cell table:style-name="ce48"/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7">
          <table:table-cell table:style-name="ce15" table:number-columns-spanned="4" table:number-rows-spanned="1"/>
          <table:covered-table-cell table:number-columns-repeated="3"/>
          <table:table-cell table:style-name="ce48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4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style-name="ce48" office:value-type="string" calcext:value-type="string">
            <text:p>FE</text:p>
          </table:table-cell>
          <table:table-cell table:style-name="ce48"/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7">
          <table:table-cell table:style-name="ce15" table:number-columns-spanned="4" table:number-rows-spanned="1"/>
          <table:covered-table-cell table:number-columns-repeated="3"/>
          <table:table-cell table:style-name="ce48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4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style-name="ce48" office:value-type="string" calcext:value-type="string">
            <text:p>FE</text:p>
          </table:table-cell>
          <table:table-cell table:style-name="ce48"/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7">
          <table:table-cell table:style-name="ce15" table:number-columns-spanned="4" table:number-rows-spanned="1"/>
          <table:covered-table-cell table:number-columns-repeated="3"/>
          <table:table-cell table:style-name="ce48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4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style-name="ce48" office:value-type="string" calcext:value-type="string">
            <text:p>FE</text:p>
          </table:table-cell>
          <table:table-cell table:style-name="ce48"/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7">
          <table:table-cell table:style-name="ce15" table:number-columns-spanned="4" table:number-rows-spanned="1"/>
          <table:covered-table-cell table:number-columns-repeated="3"/>
          <table:table-cell table:style-name="ce48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4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style-name="ce48" office:value-type="string" calcext:value-type="string">
            <text:p>FE</text:p>
          </table:table-cell>
          <table:table-cell table:style-name="ce48"/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7">
          <table:table-cell table:style-name="ce15" table:number-columns-spanned="4" table:number-rows-spanned="1"/>
          <table:covered-table-cell table:number-columns-repeated="3"/>
          <table:table-cell table:style-name="ce48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4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style-name="ce48" office:value-type="string" calcext:value-type="string">
            <text:p>FE</text:p>
          </table:table-cell>
          <table:table-cell table:style-name="ce48"/>
          <table:table-cell table:style-name="ce48" office:value-type="string" calcext:value-type="string">
            <text:p><text:s/></text:p>
          </table:table-cell>
          <table:table-cell table:style-name="ce48"/>
          <table:table-cell table:style-name="ce46" office:value-type="string" calcext:value-type="string">
            <text:p>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7">
          <table:table-cell table:style-name="ce56" office:value-type="string" calcext:value-type="string" table:number-columns-spanned="4" table:number-rows-spanned="1">
            <office:annotation draw:style-name="gr1" draw:text-style-name="P4" svg:width="27.25mm" svg:height="16.14mm" svg:x="70.11mm" svg:y="166.95mm" draw:caption-point-x="26.89mm" draw:caption-point-y="77.09mm">
              <dc:date>2018-05-23T00:00:00</dc:date>
              <text:p text:style-name="P3"><text:span text:style-name="T2"><text:s/></text:span><text:span text:style-name="T2">:</text:span></text:p>
              <text:p text:style-name="P3"><text:span text:style-name="T1">TOTALE ORE GIORNALIERE</text:span></text:p>
              <text:p text:style-name="P3"><text:span text:style-name="T1"/></text:p>
              <text:p text:style-name="P3"/>
            </office:annotation>
            <text:p>TOTALE ORE</text:p>
          </table:table-cell>
          <table:covered-table-cell table:number-columns-repeated="3"/>
          <table:table-cell table:style-name="ce48" office:value-type="string" calcext:value-type="string">
            <text:p>D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46" office:value-type="string" calcext:value-type="string">
            <text:p>D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46" office:value-type="string" calcext:value-type="string">
            <text:p>D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46" office:value-type="string" calcext:value-type="string">
            <text:p>D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FE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6" office:value-type="string" calcext:value-type="string">
            <text:p>D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66" table:number-columns-repeated="222"/>
          <table:table-cell table:number-columns-repeated="767"/>
        </table:table-row>
        <table:table-row table:style-name="ro15" table:number-rows-repeated="1048548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Aprile18Dettaglio" table:style-name="ta2">
        <table:table-column table:style-name="co17" table:default-cell-style-name="ce66"/>
        <table:table-column table:style-name="co18" table:number-columns-repeated="4" table:default-cell-style-name="ce66"/>
        <table:table-column table:style-name="co20" table:default-cell-style-name="ce66"/>
        <table:table-column table:style-name="co18" table:number-columns-repeated="1017" table:default-cell-style-name="ce66"/>
        <table:table-column table:style-name="co6" table:default-cell-style-name="ce66"/>
        <table:table-row table:style-name="ro15">
          <table:table-cell table:number-columns-repeated="1024"/>
        </table:table-row>
        <table:table-row table:style-name="ro16">
          <table:table-cell table:style-name="ce120" office:value-type="string" calcext:value-type="string" table:number-columns-spanned="1" table:number-rows-spanned="2">
            <office:annotation draw:style-name="gr1" draw:text-style-name="P2" svg:width="39.69mm" svg:height="23.28mm" svg:x="28.58mm" svg:y="1.85mm" draw:caption-point-x="-3.81mm" draw:caption-point-y="3.27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DATA GG/MM/AA LAVORATIVO</text:span></text:p>
              <text:p text:style-name="P1"/>
            </office:annotation>
            <text:p>DATA</text:p>
          </table:table-cell>
          <table:table-cell table:style-name="ce120" office:value-type="string" calcext:value-type="string" table:number-columns-spanned="5" table:number-rows-spanned="2">
            <office:annotation draw:style-name="gr1" draw:text-style-name="P2" svg:width="39.69mm" svg:height="23.28mm" svg:x="255.64mm" svg:y="1.85mm" draw:caption-point-x="-3.81mm" draw:caption-point-y="3.27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LAVORO SVOLTO NELLE ORE DI COMPETENZA</text:span></text:p>
            </office:annotation>
            <text:p>DESCRIZIONE OPERAZIONE</text:p>
          </table:table-cell>
          <table:covered-table-cell table:number-columns-repeated="4"/>
          <table:table-cell table:style-name="ce120" office:value-type="string" calcext:value-type="string" table:number-columns-spanned="2" table:number-rows-spanned="1">
            <office:annotation draw:style-name="gr1" draw:text-style-name="P2" svg:width="39.69mm" svg:height="23.28mm" svg:x="290.84mm" svg:y="1.85mm" draw:caption-point-x="-3.55mm" draw:caption-point-y="3.27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ORA INIZIO E FINE GIORNATA LAVORATIVA</text:span></text:p>
              <text:p text:style-name="P1"/>
            </office:annotation>
            <text:p>ORARIO</text:p>
          </table:table-cell>
          <table:covered-table-cell/>
          <table:table-cell table:style-name="ce120" office:value-type="string" calcext:value-type="string" table:number-columns-spanned="1" table:number-rows-spanned="2">
            <office:annotation draw:style-name="gr1" draw:text-style-name="P2" svg:width="39.69mm" svg:height="23.28mm" svg:x="308.82mm" svg:y="1.85mm" draw:caption-point-x="-3.81mm" draw:caption-point-y="3.27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TOTALE ORE LAVORATE DURANTE LA GIORNATA</text:span></text:p>
              <text:p text:style-name="P1"/>
            </office:annotation>
            <text:p>ORE</text:p>
          </table:table-cell>
          <table:table-cell table:number-columns-repeated="1015"/>
        </table:table-row>
        <table:table-row table:style-name="ro16">
          <table:covered-table-cell table:number-columns-repeated="6"/>
          <table:table-cell table:style-name="ce57" office:value-type="string" calcext:value-type="string">
            <text:p>INIZIO</text:p>
          </table:table-cell>
          <table:table-cell table:style-name="ce57" office:value-type="string" calcext:value-type="string">
            <text:p>FINE</text:p>
          </table:table-cell>
          <table:covered-table-cell/>
          <table:table-cell table:number-columns-repeated="1015"/>
        </table:table-row>
        <table:table-row table:style-name="ro10">
          <table:table-cell table:style-name="ce121" office:value-type="date" office:date-value="2018-04-04" calcext:value-type="date">
            <text:p>4/4/18</text:p>
          </table:table-cell>
          <table:table-cell table:style-name="ce124" office:value-type="string" calcext:value-type="string" table:number-columns-spanned="5" table:number-rows-spanned="1">
            <text:p>Visione d' insieme db e homepage. Sviluppo Appuntamenti.</text:p>
          </table:table-cell>
          <table:covered-table-cell table:number-columns-repeated="4" table:style-name="ce124"/>
          <table:table-cell table:style-name="ce126" office:value-type="time" office:time-value="PT08H10M00S" calcext:value-type="time">
            <text:p>08,10</text:p>
          </table:table-cell>
          <table:table-cell table:style-name="ce126" office:value-type="time" office:time-value="PT10H10M00S" calcext:value-type="time">
            <text:p>10,10</text:p>
          </table:table-cell>
          <table:table-cell table:style-name="ce127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21" office:value-type="date" office:date-value="2018-04-05" calcext:value-type="date">
            <text:p>5/4/18</text:p>
          </table:table-cell>
          <table:table-cell table:style-name="ce124" office:value-type="string" calcext:value-type="string" table:number-columns-spanned="5" table:number-rows-spanned="1">
            <text:p>refactoring codice kotlin</text:p>
          </table:table-cell>
          <table:covered-table-cell table:number-columns-repeated="4" table:style-name="ce124"/>
          <table:table-cell table:style-name="ce133" office:value-type="time" office:time-value="PT11H10M00S" calcext:value-type="time">
            <text:p>11,10</text:p>
          </table:table-cell>
          <table:table-cell table:style-name="ce133" office:value-type="time" office:time-value="PT13H10M00S" calcext:value-type="time">
            <text:p>13,10</text:p>
          </table:table-cell>
          <table:table-cell table:style-name="ce128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21" office:value-type="date" office:date-value="2018-04-06" calcext:value-type="date">
            <text:p>6/4/18</text:p>
          </table:table-cell>
          <table:table-cell table:style-name="ce124" office:value-type="string" calcext:value-type="string" table:number-columns-spanned="5" table:number-rows-spanned="1">
            <text:p>refactoring codice kotlin</text:p>
          </table:table-cell>
          <table:covered-table-cell table:number-columns-repeated="4" table:style-name="ce124"/>
          <table:table-cell table:style-name="ce126" office:value-type="time" office:time-value="PT08H10M00S" calcext:value-type="time">
            <text:p>08,10</text:p>
          </table:table-cell>
          <table:table-cell table:style-name="ce126" office:value-type="time" office:time-value="PT10H10M00S" calcext:value-type="time">
            <text:p>10,10</text:p>
          </table:table-cell>
          <table:table-cell table:style-name="ce127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21" office:value-type="date" office:date-value="2018-04-07" calcext:value-type="date">
            <text:p>7/4/18</text:p>
          </table:table-cell>
          <table:table-cell table:style-name="ce124" office:value-type="string" calcext:value-type="string" table:number-columns-spanned="5" table:number-rows-spanned="1">
            <text:p>refactoring codice kotlin</text:p>
          </table:table-cell>
          <table:covered-table-cell table:number-columns-repeated="4" table:style-name="ce124"/>
          <table:table-cell table:style-name="ce126" office:value-type="time" office:time-value="PT09H10M00S" calcext:value-type="time">
            <text:p>09,10</text:p>
          </table:table-cell>
          <table:table-cell table:style-name="ce126" office:value-type="time" office:time-value="PT10H10M00S" calcext:value-type="time">
            <text:p>10,10</text:p>
          </table:table-cell>
          <table:table-cell table:style-name="ce127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132" office:value-type="date" office:date-value="2018-04-11" calcext:value-type="date">
            <text:p>11/4/18</text:p>
          </table:table-cell>
          <table:table-cell table:style-name="ce124" office:value-type="string" calcext:value-type="string" table:number-columns-spanned="5" table:number-rows-spanned="1">
            <text:p><text:s/>Commento codice</text:p>
          </table:table-cell>
          <table:covered-table-cell table:number-columns-repeated="4" table:style-name="ce124"/>
          <table:table-cell table:style-name="ce126" office:value-type="time" office:time-value="PT08H10M00S" calcext:value-type="time">
            <text:p>08,10</text:p>
          </table:table-cell>
          <table:table-cell table:style-name="ce126" office:value-type="time" office:time-value="PT10H10M00S" calcext:value-type="time">
            <text:p>10,10</text:p>
          </table:table-cell>
          <table:table-cell table:style-name="ce127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32" office:value-type="date" office:date-value="2018-04-12" calcext:value-type="date">
            <text:p>12/4/18</text:p>
          </table:table-cell>
          <table:table-cell table:style-name="ce124" office:value-type="string" calcext:value-type="string" table:number-columns-spanned="5" table:number-rows-spanned="1">
            <text:p><text:s/>Commento codice</text:p>
          </table:table-cell>
          <table:covered-table-cell table:number-columns-repeated="4" table:style-name="ce124"/>
          <table:table-cell table:style-name="ce133" office:value-type="time" office:time-value="PT11H10M00S" calcext:value-type="time">
            <text:p>11,10</text:p>
          </table:table-cell>
          <table:table-cell table:style-name="ce133" office:value-type="time" office:time-value="PT13H10M00S" calcext:value-type="time">
            <text:p>13,10</text:p>
          </table:table-cell>
          <table:table-cell table:style-name="ce128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32" office:value-type="date" office:date-value="2018-04-13" calcext:value-type="date">
            <text:p>13/4/18</text:p>
          </table:table-cell>
          <table:table-cell table:style-name="ce124" office:value-type="string" calcext:value-type="string" table:number-columns-spanned="5" table:number-rows-spanned="1">
            <text:p><text:s/>Commento codice</text:p>
          </table:table-cell>
          <table:covered-table-cell table:number-columns-repeated="4" table:style-name="ce124"/>
          <table:table-cell table:style-name="ce126" office:value-type="time" office:time-value="PT08H10M00S" calcext:value-type="time">
            <text:p>08,10</text:p>
          </table:table-cell>
          <table:table-cell table:style-name="ce126" office:value-type="time" office:time-value="PT10H10M00S" calcext:value-type="time">
            <text:p>10,10</text:p>
          </table:table-cell>
          <table:table-cell table:style-name="ce127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32" office:value-type="date" office:date-value="2018-04-14" calcext:value-type="date">
            <text:p>14/4/18</text:p>
          </table:table-cell>
          <table:table-cell table:style-name="ce124" office:value-type="string" calcext:value-type="string" table:number-columns-spanned="5" table:number-rows-spanned="1">
            <text:p>problema con il login, dopo aver fatto il login non mostra nulla</text:p>
          </table:table-cell>
          <table:covered-table-cell table:number-columns-repeated="4" table:style-name="ce124"/>
          <table:table-cell table:style-name="ce126" office:value-type="time" office:time-value="PT09H10M00S" calcext:value-type="time">
            <text:p>09,10</text:p>
          </table:table-cell>
          <table:table-cell table:style-name="ce126" office:value-type="time" office:time-value="PT10H10M00S" calcext:value-type="time">
            <text:p>10,10</text:p>
          </table:table-cell>
          <table:table-cell table:style-name="ce127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132" office:value-type="date" office:date-value="2018-04-18" calcext:value-type="date">
            <text:p>18/4/18</text:p>
          </table:table-cell>
          <table:table-cell table:style-name="ce124" office:value-type="string" calcext:value-type="string" table:number-columns-spanned="5" table:number-rows-spanned="1">
            <text:p>controllo errori</text:p>
          </table:table-cell>
          <table:covered-table-cell table:number-columns-repeated="4" table:style-name="ce124"/>
          <table:table-cell table:style-name="ce126" office:value-type="time" office:time-value="PT08H10M00S" calcext:value-type="time">
            <text:p>08,10</text:p>
          </table:table-cell>
          <table:table-cell table:style-name="ce126" office:value-type="time" office:time-value="PT10H10M00S" calcext:value-type="time">
            <text:p>10,10</text:p>
          </table:table-cell>
          <table:table-cell table:style-name="ce127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32" office:value-type="date" office:date-value="2018-04-19" calcext:value-type="date">
            <text:p>19/4/18</text:p>
          </table:table-cell>
          <table:table-cell table:style-name="ce124" office:value-type="string" calcext:value-type="string" table:number-columns-spanned="5" table:number-rows-spanned="1">
            <text:p>controllo errori</text:p>
          </table:table-cell>
          <table:covered-table-cell table:number-columns-repeated="4" table:style-name="ce124"/>
          <table:table-cell table:style-name="ce133" office:value-type="time" office:time-value="PT11H10M00S" calcext:value-type="time">
            <text:p>11,10</text:p>
          </table:table-cell>
          <table:table-cell table:style-name="ce133" office:value-type="time" office:time-value="PT13H10M00S" calcext:value-type="time">
            <text:p>13,10</text:p>
          </table:table-cell>
          <table:table-cell table:style-name="ce128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32" office:value-type="date" office:date-value="2018-04-20" calcext:value-type="date">
            <text:p>20/4/18</text:p>
          </table:table-cell>
          <table:table-cell table:style-name="ce124" office:value-type="string" calcext:value-type="string" table:number-columns-spanned="5" table:number-rows-spanned="1">
            <text:p>riscrivo app da zero con un nuovo progetto</text:p>
          </table:table-cell>
          <table:covered-table-cell table:number-columns-repeated="4" table:style-name="ce124"/>
          <table:table-cell table:style-name="ce126" office:value-type="time" office:time-value="PT08H10M00S" calcext:value-type="time">
            <text:p>08,10</text:p>
          </table:table-cell>
          <table:table-cell table:style-name="ce126" office:value-type="time" office:time-value="PT10H10M00S" calcext:value-type="time">
            <text:p>10,10</text:p>
          </table:table-cell>
          <table:table-cell table:style-name="ce127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32" office:value-type="date" office:date-value="2018-04-21" calcext:value-type="date">
            <text:p>21/4/18</text:p>
          </table:table-cell>
          <table:table-cell table:style-name="ce124" office:value-type="string" calcext:value-type="string" table:number-columns-spanned="5" table:number-rows-spanned="1">
            <text:p>riscrivo app </text:p>
          </table:table-cell>
          <table:covered-table-cell table:number-columns-repeated="4" table:style-name="ce124"/>
          <table:table-cell table:style-name="ce126" office:value-type="time" office:time-value="PT09H10M00S" calcext:value-type="time">
            <text:p>09,10</text:p>
          </table:table-cell>
          <table:table-cell table:style-name="ce126" office:value-type="time" office:time-value="PT10H10M00S" calcext:value-type="time">
            <text:p>10,10</text:p>
          </table:table-cell>
          <table:table-cell table:style-name="ce127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132" office:value-type="date" office:date-value="2018-04-26" calcext:value-type="date">
            <text:p>26/4/18</text:p>
          </table:table-cell>
          <table:table-cell table:style-name="ce124" office:value-type="string" calcext:value-type="string" table:number-columns-spanned="5" table:number-rows-spanned="1">
            <text:p>riscrivo app </text:p>
          </table:table-cell>
          <table:covered-table-cell table:number-columns-repeated="4" table:style-name="ce124"/>
          <table:table-cell table:style-name="ce133" office:value-type="time" office:time-value="PT11H10M00S" calcext:value-type="time">
            <text:p>11,10</text:p>
          </table:table-cell>
          <table:table-cell table:style-name="ce133" office:value-type="time" office:time-value="PT13H10M00S" calcext:value-type="time">
            <text:p>13,10</text:p>
          </table:table-cell>
          <table:table-cell table:style-name="ce128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32" office:value-type="date" office:date-value="2018-04-27" calcext:value-type="date">
            <text:p>27/4/18</text:p>
          </table:table-cell>
          <table:table-cell table:style-name="ce124" office:value-type="string" calcext:value-type="string" table:number-columns-spanned="5" table:number-rows-spanned="1">
            <text:p>riscrivo app </text:p>
          </table:table-cell>
          <table:covered-table-cell table:number-columns-repeated="4" table:style-name="ce124"/>
          <table:table-cell table:style-name="ce126" office:value-type="time" office:time-value="PT08H10M00S" calcext:value-type="time">
            <text:p>08,10</text:p>
          </table:table-cell>
          <table:table-cell table:style-name="ce126" office:value-type="time" office:time-value="PT10H10M00S" calcext:value-type="time">
            <text:p>10,10</text:p>
          </table:table-cell>
          <table:table-cell table:style-name="ce127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32" office:value-type="date" office:date-value="2018-04-28" calcext:value-type="date">
            <text:p>28/4/18</text:p>
          </table:table-cell>
          <table:table-cell table:style-name="ce124" office:value-type="string" calcext:value-type="string" table:number-columns-spanned="5" table:number-rows-spanned="1">
            <text:p>riscrivo app </text:p>
          </table:table-cell>
          <table:covered-table-cell table:number-columns-repeated="4" table:style-name="ce124"/>
          <table:table-cell table:style-name="ce126" office:value-type="time" office:time-value="PT09H10M00S" calcext:value-type="time">
            <text:p>09,10</text:p>
          </table:table-cell>
          <table:table-cell table:style-name="ce126" office:value-type="time" office:time-value="PT10H10M00S" calcext:value-type="time">
            <text:p>10,10</text:p>
          </table:table-cell>
          <table:table-cell table:style-name="ce127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5" table:number-rows-repeated="104853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Maggio18Riepilogo" table:style-name="ta2">
        <table:table-column table:style-name="co12" table:number-columns-repeated="2" table:default-cell-style-name="ce97"/>
        <table:table-column table:style-name="co13" table:default-cell-style-name="ce97"/>
        <table:table-column table:style-name="co14" table:default-cell-style-name="ce97"/>
        <table:table-column table:style-name="co15" table:number-columns-repeated="31" table:default-cell-style-name="ce97"/>
        <table:table-column table:style-name="co16" table:number-columns-repeated="222" table:default-cell-style-name="ce97"/>
        <table:table-column table:style-name="co16" table:number-columns-repeated="766" table:default-cell-style-name="ce66"/>
        <table:table-column table:style-name="co6" table:default-cell-style-name="ce66"/>
        <table:table-row table:style-name="ro1">
          <table:table-cell/>
          <table:table-cell table:style-name="ce50" office:value-type="string" calcext:value-type="string" table:number-columns-spanned="16" table:number-rows-spanned="1">
            <text:p>RIEPILOGO MENSILE ORE IMPEGNATE PER PROGETTO: MESE DI:</text:p>
          </table:table-cell>
          <table:covered-table-cell table:number-columns-repeated="15"/>
          <table:table-cell/>
          <table:table-cell table:style-name="ce51" office:value-type="string" calcext:value-type="string" table:number-columns-spanned="9" table:number-rows-spanned="1">
            <office:annotation draw:style-name="gr1" draw:text-style-name="P2" svg:width="27.25mm" svg:height="16.67mm" svg:x="197.91mm" svg:y="0mm" draw:caption-point-x="81.65mm" draw:caption-point-y="0.1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MESE D'INTERESSE</text:span></text:p>
              <text:p text:style-name="P1"/>
            </office:annotation>
            <text:p>MAGGIO</text:p>
          </table:table-cell>
          <table:covered-table-cell table:number-columns-repeated="8"/>
          <table:table-cell table:style-name="ce50" office:value-type="string" calcext:value-type="string">
            <text:p>ANNO</text:p>
          </table:table-cell>
          <table:table-cell table:number-columns-repeated="2"/>
          <table:table-cell table:style-name="ce51" office:value-type="float" office:value="2018" calcext:value-type="float" table:number-columns-spanned="4" table:number-rows-spanned="1">
            <office:annotation draw:style-name="gr1" draw:text-style-name="P2" svg:width="28.05mm" svg:height="16.67mm" svg:x="236.8mm" svg:y="0mm" draw:caption-point-x="98.32mm" draw:caption-point-y="0.1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ANNO D'INTERESSE</text:span></text:p>
            </office:annotation>
            <text:p>2018</text:p>
          </table:table-cell>
          <table:covered-table-cell table:number-columns-repeated="3"/>
          <table:table-cell/>
          <table:table-cell table:style-name="ce66" table:number-columns-repeated="222"/>
          <table:table-cell table:number-columns-repeated="767"/>
        </table:table-row>
        <table:table-row table:style-name="ro2">
          <table:table-cell table:style-name="ce38" table:number-columns-repeated="35"/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39" office:value-type="string" calcext:value-type="string">
            <text:p>GRUPPO:</text:p>
          </table:table-cell>
          <table:table-cell table:style-name="ce20" table:number-columns-spanned="2" table:number-rows-spanned="1"/>
          <table:covered-table-cell/>
          <table:table-cell table:style-name="ce40"/>
          <table:table-cell table:style-name="ce21" table:number-columns-spanned="4" table:number-rows-spanned="1"/>
          <table:covered-table-cell table:number-columns-repeated="3"/>
          <table:table-cell table:style-name="ce52" office:value-type="string" calcext:value-type="string" table:number-columns-spanned="8" table:number-rows-spanned="1">
            <office:annotation draw:style-name="gr1" draw:text-style-name="P2" svg:width="27.25mm" svg:height="16.67mm" svg:x="136.79mm" svg:y="5.56mm" draw:caption-point-x="55.46mm" draw:caption-point-y="5.38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FIRMA LEGGIBILE DELL'OPERATORE</text:span></text:p>
              <text:p text:style-name="P1"/>
            </office:annotation>
            <text:p>FIRMA</text:p>
          </table:table-cell>
          <table:covered-table-cell table:number-columns-repeated="7"/>
          <table:table-cell table:style-name="ce41"/>
          <table:table-cell table:number-columns-repeated="2"/>
          <table:table-cell table:style-name="ce20" table:number-columns-spanned="2" table:number-rows-spanned="1"/>
          <table:covered-table-cell/>
          <table:table-cell table:style-name="ce53" office:value-type="string" calcext:value-type="string" table:number-columns-spanned="14" table:number-rows-spanned="1">
            <text:p>TITOLO PROGETTO:</text:p>
          </table:table-cell>
          <table:covered-table-cell table:number-columns-repeated="13"/>
          <table:table-cell table:style-name="ce66" table:number-columns-repeated="222"/>
          <table:table-cell table:number-columns-repeated="767"/>
        </table:table-row>
        <table:table-row table:style-name="ro4">
          <table:table-cell table:style-name="ce42"/>
          <table:table-cell table:style-name="ce38" table:number-columns-repeated="7"/>
          <table:table-cell table:style-name="ce42"/>
          <table:table-cell table:style-name="ce38" table:number-columns-repeated="7"/>
          <table:table-cell table:style-name="ce43"/>
          <table:table-cell table:style-name="ce38" table:number-columns-repeated="17"/>
          <table:table-cell table:style-name="ce44"/>
          <table:table-cell table:style-name="ce66" table:number-columns-repeated="222"/>
          <table:table-cell table:number-columns-repeated="767"/>
        </table:table-row>
        <table:table-row table:style-name="ro5">
          <table:table-cell table:style-name="ce54" office:value-type="string" calcext:value-type="string" table:number-columns-spanned="1" table:number-rows-spanned="2">
            <office:annotation draw:style-name="gr1" draw:text-style-name="P2" svg:width="27.25mm" svg:height="16.67mm" svg:x="24.08mm" svg:y="12.96mm" draw:caption-point-x="6.51mm" draw:caption-point-y="9.36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CODICE CENTRO</text:span></text:p>
              <text:p text:style-name="P1"/>
            </office:annotation>
            <text:p>COMPONENTI:</text:p>
          </table:table-cell>
          <table:table-cell table:style-name="ce55" office:value-type="string" calcext:value-type="string" table:number-columns-spanned="1" table:number-rows-spanned="2">
            <office:annotation draw:style-name="gr1" draw:text-style-name="P2" svg:width="27.25mm" svg:height="16.67mm" svg:x="45.51mm" svg:y="12.96mm" draw:caption-point-x="15.77mm" draw:caption-point-y="9.36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ATTIVITA' DI CENTRO SVOLTE</text:span></text:p>
              <text:p text:style-name="P1"/>
            </office:annotation>
            <text:p><text:s/>Progetto:</text:p>
          </table:table-cell>
          <table:table-cell table:style-name="ce26" table:number-columns-spanned="1" table:number-rows-spanned="2"/>
          <table:table-cell/>
          <table:table-cell table:style-name="ce45" office:value-type="float" office:value="1" calcext:value-type="float">
            <office:annotation draw:style-name="gr1" draw:text-style-name="P2" svg:width="27.25mm" svg:height="16.67mm" svg:x="75.67mm" svg:y="12.96mm" draw:caption-point-x="29.26mm" draw:caption-point-y="9.36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GIORNO MENSILE</text:span></text:p>
              <text:p text:style-name="P1"/>
            </office:annotation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66" table:number-columns-repeated="222"/>
          <table:table-cell table:number-columns-repeated="767"/>
        </table:table-row>
        <table:table-row table:style-name="ro6">
          <table:covered-table-cell table:number-columns-repeated="3"/>
          <table:table-cell table:style-name="ce44"/>
          <table:table-cell table:style-name="ce46" office:value-type="string" calcext:value-type="string">
            <office:annotation draw:style-name="gr1" draw:text-style-name="P2" svg:width="27.25mm" svg:height="16.67mm" svg:x="75.67mm" svg:y="23.02mm" draw:caption-point-x="29.26mm" draw:caption-point-y="12.79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GIORNO SETTIMANALE</text:span></text:p>
            </office:annotation>
            <text:p>M</text:p>
          </table:table-cell>
          <table:table-cell table:style-name="ce46" office:value-type="string" calcext:value-type="string">
            <text:p>M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V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D</text:p>
          </table:table-cell>
          <table:table-cell table:style-name="ce46" office:value-type="string" calcext:value-type="string">
            <text:p>L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V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D</text:p>
          </table:table-cell>
          <table:table-cell table:style-name="ce46" office:value-type="string" calcext:value-type="string">
            <text:p>L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V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D</text:p>
          </table:table-cell>
          <table:table-cell table:style-name="ce46" office:value-type="string" calcext:value-type="string">
            <text:p>L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V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D</text:p>
          </table:table-cell>
          <table:table-cell table:style-name="ce46" office:value-type="string" calcext:value-type="string">
            <text:p>L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46" office:value-type="string" calcext:value-type="string">
            <text:p>G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129" office:value-type="string" calcext:value-type="string">
            <text:p>Actis-Alesina Maurizio</text:p>
          </table:table-cell>
          <table:table-cell table:style-name="ce130" office:value-type="string" calcext:value-type="string">
            <text:p>1,5,1</text:p>
          </table:table-cell>
          <table:table-cell table:style-name="ce15" table:number-columns-spanned="1" table:number-rows-spanned="3"/>
          <table:table-cell table:style-name="ce47" office:value-type="string" calcext:value-type="string">
            <office:annotation draw:style-name="gr1" draw:text-style-name="P2" svg:width="27.25mm" svg:height="16.67mm" svg:x="70.11mm" svg:y="26.99mm" draw:caption-point-x="26.89mm" draw:caption-point-y="14.64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ORE ORDINARIE LAVORATIVE</text:span></text:p>
              <text:p text:style-name="P1"/>
            </office:annotation>
            <text:p>ORD</text:p>
          </table:table-cell>
          <table:table-cell table:style-name="ce119" office:value-type="string" calcext:value-type="string">
            <text:p>FE</text:p>
          </table:table-cell>
          <table:table-cell table:number-columns-repeated="3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D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3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D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3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31" office:value-type="string" calcext:value-type="string">
            <text:p>D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48" table:number-columns-repeated="4"/>
          <table:table-cell table:style-name="ce46" office:value-type="string" calcext:value-type="string">
            <text:p>D</text:p>
          </table:table-cell>
          <table:table-cell table:style-name="ce48"/>
          <table:table-cell table:number-columns-repeated="3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129" office:value-type="string" calcext:value-type="string">
            <text:p>Garro Alessio</text:p>
          </table:table-cell>
          <table:table-cell table:style-name="ce130" office:value-type="string" calcext:value-type="string">
            <text:p>1,3,2</text:p>
          </table:table-cell>
          <table:covered-table-cell/>
          <table:table-cell table:style-name="ce47" office:value-type="string" calcext:value-type="string">
            <office:annotation draw:style-name="gr1" draw:text-style-name="P2" svg:width="27.25mm" svg:height="16.67mm" svg:x="70.11mm" svg:y="33.6mm" draw:caption-point-x="26.89mm" draw:caption-point-y="18.35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ORE STRAORDINARIE O ECCEDENTI</text:span></text:p>
              <text:p text:style-name="P1"><text:span text:style-name="T1">LAVORATIVE</text:span></text:p>
            </office:annotation>
            <text:p>STR</text:p>
          </table:table-cell>
          <table:table-cell table:style-name="ce119" office:value-type="string" calcext:value-type="string">
            <text:p>FE</text:p>
          </table:table-cell>
          <table:table-cell table:number-columns-repeated="3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D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3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9" office:value-type="string" calcext:value-type="string">
            <text:p>D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3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31" office:value-type="string" calcext:value-type="string">
            <text:p>D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48" table:number-columns-repeated="4"/>
          <table:table-cell table:style-name="ce46" office:value-type="string" calcext:value-type="string">
            <text:p>D</text:p>
          </table:table-cell>
          <table:table-cell table:number-columns-repeated="4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129" office:value-type="string" calcext:value-type="string">
            <text:p>Tomatis Gabriele</text:p>
          </table:table-cell>
          <table:table-cell table:style-name="ce130" office:value-type="string" calcext:value-type="string">
            <text:p>1,3,2</text:p>
          </table:table-cell>
          <table:covered-table-cell/>
          <table:table-cell table:style-name="ce47" office:value-type="string" calcext:value-type="string">
            <office:annotation draw:style-name="gr1" draw:text-style-name="P2" svg:width="27.25mm" svg:height="16.67mm" svg:x="70.11mm" svg:y="41.28mm" draw:caption-point-x="26.89mm" draw:caption-point-y="20.99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PRODUZIONE GIORNALIERA</text:span></text:p>
              <text:p text:style-name="P1"/>
            </office:annotation>
            <text:p>PROD</text:p>
          </table:table-cell>
          <table:table-cell table:style-name="ce119" office:value-type="string" calcext:value-type="string">
            <text:p>FE</text:p>
          </table:table-cell>
          <table:table-cell table:number-columns-repeated="3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31" office:value-type="string" calcext:value-type="string">
            <text:p>D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3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31" office:value-type="string" calcext:value-type="string">
            <text:p>D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number-columns-repeated="3"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31" office:value-type="string" calcext:value-type="string">
            <text:p>D</text:p>
          </table:table-cell>
          <table:table-cell table:number-columns-repeated="2" table:style-name="ce119" office:value-type="float" office:value="0" calcext:value-type="float">
            <text:p>0</text:p>
          </table:table-cell>
          <table:table-cell table:style-name="ce48" table:number-columns-repeated="4"/>
          <table:table-cell table:style-name="ce46" office:value-type="string" calcext:value-type="string">
            <text:p>D</text:p>
          </table:table-cell>
          <table:table-cell table:number-columns-repeated="4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49" office:value-type="string" calcext:value-type="string">
            <text:p>ORD</text:p>
          </table:table-cell>
          <table:table-cell table:style-name="ce48" office:value-type="string" calcext:value-type="string">
            <text:p>FE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2"/>
          <table:table-cell table:style-name="ce48" office:value-type="string" calcext:value-type="string">
            <text:p>D</text:p>
          </table:table-cell>
          <table:table-cell table:style-name="ce48" table:number-columns-repeated="6"/>
          <table:table-cell table:style-name="ce48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number-columns-repeated="4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covered-table-cell table:number-columns-repeated="3"/>
          <table:table-cell table:style-name="ce47" office:value-type="string" calcext:value-type="string">
            <text:p>STR</text:p>
          </table:table-cell>
          <table:table-cell table:style-name="ce48" office:value-type="string" calcext:value-type="string">
            <text:p>FE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2"/>
          <table:table-cell table:style-name="ce48" office:value-type="string" calcext:value-type="string">
            <text:p>D</text:p>
          </table:table-cell>
          <table:table-cell table:style-name="ce48" table:number-columns-repeated="6"/>
          <table:table-cell table:style-name="ce48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number-columns-repeated="4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covered-table-cell table:number-columns-repeated="3"/>
          <table:table-cell table:style-name="ce47" office:value-type="string" calcext:value-type="string">
            <text:p>PROD</text:p>
          </table:table-cell>
          <table:table-cell table:style-name="ce48" office:value-type="string" calcext:value-type="string">
            <text:p>FE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2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number-columns-repeated="4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49" office:value-type="string" calcext:value-type="string">
            <text:p>ORD</text:p>
          </table:table-cell>
          <table:table-cell table:style-name="ce48" office:value-type="string" calcext:value-type="string">
            <text:p>FE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2"/>
          <table:table-cell table:style-name="ce48" office:value-type="string" calcext:value-type="string">
            <text:p>D</text:p>
          </table:table-cell>
          <table:table-cell table:style-name="ce48" table:number-columns-repeated="6"/>
          <table:table-cell table:style-name="ce48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number-columns-repeated="4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covered-table-cell table:number-columns-repeated="3"/>
          <table:table-cell table:style-name="ce47" office:value-type="string" calcext:value-type="string">
            <text:p>STR</text:p>
          </table:table-cell>
          <table:table-cell table:style-name="ce48" office:value-type="string" calcext:value-type="string">
            <text:p>FE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2"/>
          <table:table-cell table:style-name="ce48" office:value-type="string" calcext:value-type="string">
            <text:p>D</text:p>
          </table:table-cell>
          <table:table-cell table:style-name="ce48" table:number-columns-repeated="6"/>
          <table:table-cell table:style-name="ce48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number-columns-repeated="4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covered-table-cell table:number-columns-repeated="3"/>
          <table:table-cell table:style-name="ce47" office:value-type="string" calcext:value-type="string">
            <text:p>PROD</text:p>
          </table:table-cell>
          <table:table-cell table:style-name="ce48" office:value-type="string" calcext:value-type="string">
            <text:p>FE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2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number-columns-repeated="4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49" office:value-type="string" calcext:value-type="string">
            <text:p>ORD</text:p>
          </table:table-cell>
          <table:table-cell table:style-name="ce48" office:value-type="string" calcext:value-type="string">
            <text:p>FE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2"/>
          <table:table-cell table:style-name="ce48" office:value-type="string" calcext:value-type="string">
            <text:p>D</text:p>
          </table:table-cell>
          <table:table-cell table:style-name="ce48" table:number-columns-repeated="6"/>
          <table:table-cell table:style-name="ce48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number-columns-repeated="4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covered-table-cell table:number-columns-repeated="3"/>
          <table:table-cell table:style-name="ce47" office:value-type="string" calcext:value-type="string">
            <text:p>STR</text:p>
          </table:table-cell>
          <table:table-cell table:style-name="ce48" office:value-type="string" calcext:value-type="string">
            <text:p>FE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2"/>
          <table:table-cell table:style-name="ce48" office:value-type="string" calcext:value-type="string">
            <text:p>D</text:p>
          </table:table-cell>
          <table:table-cell table:style-name="ce48" table:number-columns-repeated="6"/>
          <table:table-cell table:style-name="ce48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number-columns-repeated="4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covered-table-cell table:number-columns-repeated="3"/>
          <table:table-cell table:style-name="ce47" office:value-type="string" calcext:value-type="string">
            <text:p>PROD</text:p>
          </table:table-cell>
          <table:table-cell table:style-name="ce48" office:value-type="string" calcext:value-type="string">
            <text:p>FE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2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number-columns-repeated="4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49" office:value-type="string" calcext:value-type="string">
            <text:p>ORD</text:p>
          </table:table-cell>
          <table:table-cell table:style-name="ce48" office:value-type="string" calcext:value-type="string">
            <text:p>FE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2"/>
          <table:table-cell table:style-name="ce48" office:value-type="string" calcext:value-type="string">
            <text:p>D</text:p>
          </table:table-cell>
          <table:table-cell table:style-name="ce48" table:number-columns-repeated="6"/>
          <table:table-cell table:style-name="ce48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number-columns-repeated="4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covered-table-cell table:number-columns-repeated="3"/>
          <table:table-cell table:style-name="ce47" office:value-type="string" calcext:value-type="string">
            <text:p>STR</text:p>
          </table:table-cell>
          <table:table-cell table:style-name="ce48" office:value-type="string" calcext:value-type="string">
            <text:p>FE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2"/>
          <table:table-cell table:style-name="ce48" office:value-type="string" calcext:value-type="string">
            <text:p>D</text:p>
          </table:table-cell>
          <table:table-cell table:style-name="ce48" table:number-columns-repeated="6"/>
          <table:table-cell table:style-name="ce48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number-columns-repeated="4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covered-table-cell table:number-columns-repeated="3"/>
          <table:table-cell table:style-name="ce47" office:value-type="string" calcext:value-type="string">
            <text:p>PROD</text:p>
          </table:table-cell>
          <table:table-cell table:style-name="ce48" office:value-type="string" calcext:value-type="string">
            <text:p>FE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2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number-columns-repeated="4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7">
          <table:table-cell table:style-name="ce15" table:number-columns-spanned="4" table:number-rows-spanned="1"/>
          <table:covered-table-cell table:number-columns-repeated="3"/>
          <table:table-cell table:style-name="ce48" office:value-type="string" calcext:value-type="string">
            <text:p>FE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2"/>
          <table:table-cell table:style-name="ce48" office:value-type="string" calcext:value-type="string">
            <text:p>D</text:p>
          </table:table-cell>
          <table:table-cell table:style-name="ce48" table:number-columns-repeated="6"/>
          <table:table-cell table:style-name="ce48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number-columns-repeated="4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7">
          <table:table-cell table:style-name="ce15" table:number-columns-spanned="4" table:number-rows-spanned="1"/>
          <table:covered-table-cell table:number-columns-repeated="3"/>
          <table:table-cell table:style-name="ce48" office:value-type="string" calcext:value-type="string">
            <text:p>FE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2"/>
          <table:table-cell table:style-name="ce48" office:value-type="string" calcext:value-type="string">
            <text:p>D</text:p>
          </table:table-cell>
          <table:table-cell table:style-name="ce48" table:number-columns-repeated="6"/>
          <table:table-cell table:style-name="ce48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number-columns-repeated="4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7">
          <table:table-cell table:style-name="ce15" table:number-columns-spanned="4" table:number-rows-spanned="1"/>
          <table:covered-table-cell table:number-columns-repeated="3"/>
          <table:table-cell table:style-name="ce48" office:value-type="string" calcext:value-type="string">
            <text:p>FE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2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number-columns-repeated="4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7">
          <table:table-cell table:style-name="ce15" table:number-columns-spanned="4" table:number-rows-spanned="1"/>
          <table:covered-table-cell table:number-columns-repeated="3"/>
          <table:table-cell table:style-name="ce48" office:value-type="string" calcext:value-type="string">
            <text:p>FE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2"/>
          <table:table-cell table:style-name="ce48" office:value-type="string" calcext:value-type="string">
            <text:p>D</text:p>
          </table:table-cell>
          <table:table-cell table:style-name="ce48" table:number-columns-repeated="6"/>
          <table:table-cell table:style-name="ce48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number-columns-repeated="4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7">
          <table:table-cell table:style-name="ce15" table:number-columns-spanned="4" table:number-rows-spanned="1"/>
          <table:covered-table-cell table:number-columns-repeated="3"/>
          <table:table-cell table:style-name="ce48" office:value-type="string" calcext:value-type="string">
            <text:p>FE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8" table:number-columns-repeated="2"/>
          <table:table-cell table:style-name="ce48" office:value-type="string" calcext:value-type="string">
            <text:p>D</text:p>
          </table:table-cell>
          <table:table-cell table:style-name="ce48" table:number-columns-repeated="6"/>
          <table:table-cell table:style-name="ce48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/>
          <table:table-cell table:number-columns-repeated="3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7">
          <table:table-cell table:style-name="ce56" office:value-type="string" calcext:value-type="string" table:number-columns-spanned="4" table:number-rows-spanned="1">
            <office:annotation draw:style-name="gr1" draw:text-style-name="P2" svg:width="27.25mm" svg:height="16.14mm" svg:x="70.11mm" svg:y="166.95mm" draw:caption-point-x="26.89mm" draw:caption-point-y="77.09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TOTALE ORE GIORNALIERE</text:span></text:p>
              <text:p text:style-name="P1"><text:span text:style-name="T1"/></text:p>
              <text:p text:style-name="P1"/>
            </office:annotation>
            <text:p>TOTALE ORE</text:p>
          </table:table-cell>
          <table:covered-table-cell table:number-columns-repeated="3"/>
          <table:table-cell table:style-name="ce48" office:value-type="string" calcext:value-type="string">
            <text:p>FE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6" office:value-type="string" calcext:value-type="string">
            <text:p>D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46" office:value-type="string" calcext:value-type="string">
            <text:p>D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46" office:value-type="string" calcext:value-type="string">
            <text:p>D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46" office:value-type="string" calcext:value-type="string">
            <text:p>D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66" table:number-columns-repeated="222"/>
          <table:table-cell table:number-columns-repeated="767"/>
        </table:table-row>
        <table:table-row table:style-name="ro15" table:number-rows-repeated="1048548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Maggio18Dettaglio" table:style-name="ta3">
        <table:table-column table:style-name="co17" table:default-cell-style-name="ce66"/>
        <table:table-column table:style-name="co18" table:number-columns-repeated="4" table:default-cell-style-name="ce66"/>
        <table:table-column table:style-name="co21" table:default-cell-style-name="ce66"/>
        <table:table-column table:style-name="co18" table:number-columns-repeated="1017" table:default-cell-style-name="ce66"/>
        <table:table-column table:style-name="co6" table:default-cell-style-name="ce66"/>
        <table:table-row table:style-name="ro15">
          <table:table-cell table:number-columns-repeated="1024"/>
        </table:table-row>
        <table:table-row table:style-name="ro16">
          <table:table-cell table:style-name="ce120" office:value-type="string" calcext:value-type="string" table:number-columns-spanned="1" table:number-rows-spanned="2">
            <office:annotation draw:style-name="gr1" draw:text-style-name="P2" svg:width="39.69mm" svg:height="23.28mm" svg:x="28.58mm" svg:y="1.85mm" draw:caption-point-x="-3.81mm" draw:caption-point-y="3.27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DATA GG/MM/AA LAVORATIVO</text:span></text:p>
              <text:p text:style-name="P1"/>
            </office:annotation>
            <text:p>DATA</text:p>
          </table:table-cell>
          <table:table-cell table:style-name="ce120" office:value-type="string" calcext:value-type="string" table:number-columns-spanned="5" table:number-rows-spanned="2">
            <office:annotation draw:style-name="gr1" draw:text-style-name="P2" svg:width="39.69mm" svg:height="23.28mm" svg:x="199.83mm" svg:y="1.85mm" draw:caption-point-x="-3.81mm" draw:caption-point-y="3.27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LAVORO SVOLTO NELLE ORE DI COMPETENZA</text:span></text:p>
            </office:annotation>
            <text:p>DESCRIZIONE OPERAZIONE</text:p>
          </table:table-cell>
          <table:covered-table-cell table:number-columns-repeated="4"/>
          <table:table-cell table:style-name="ce120" office:value-type="string" calcext:value-type="string" table:number-columns-spanned="2" table:number-rows-spanned="1">
            <office:annotation draw:style-name="gr1" draw:text-style-name="P2" svg:width="39.69mm" svg:height="23.28mm" svg:x="235.03mm" svg:y="1.85mm" draw:caption-point-x="-3.55mm" draw:caption-point-y="3.27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ORA INIZIO E FINE GIORNATA LAVORATIVA</text:span></text:p>
              <text:p text:style-name="P1"/>
            </office:annotation>
            <text:p>ORARIO</text:p>
          </table:table-cell>
          <table:covered-table-cell/>
          <table:table-cell table:style-name="ce120" office:value-type="string" calcext:value-type="string" table:number-columns-spanned="1" table:number-rows-spanned="2">
            <office:annotation draw:style-name="gr1" draw:text-style-name="P2" svg:width="39.69mm" svg:height="23.28mm" svg:x="253.01mm" svg:y="1.85mm" draw:caption-point-x="-3.81mm" draw:caption-point-y="3.27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TOTALE ORE LAVORATE DURANTE LA GIORNATA</text:span></text:p>
              <text:p text:style-name="P1"/>
            </office:annotation>
            <text:p>ORE</text:p>
          </table:table-cell>
          <table:table-cell table:number-columns-repeated="1015"/>
        </table:table-row>
        <table:table-row table:style-name="ro16">
          <table:covered-table-cell table:number-columns-repeated="6"/>
          <table:table-cell table:style-name="ce57" office:value-type="string" calcext:value-type="string">
            <text:p>INIZIO</text:p>
          </table:table-cell>
          <table:table-cell table:style-name="ce57" office:value-type="string" calcext:value-type="string">
            <text:p>FINE</text:p>
          </table:table-cell>
          <table:covered-table-cell/>
          <table:table-cell table:number-columns-repeated="1015"/>
        </table:table-row>
        <table:table-row table:style-name="ro10">
          <table:table-cell table:style-name="ce132" office:value-type="date" office:date-value="2018-05-02" calcext:value-type="date">
            <text:p>2/5/18</text:p>
          </table:table-cell>
          <table:table-cell table:style-name="ce124" office:value-type="string" calcext:value-type="string" table:number-columns-spanned="5" table:number-rows-spanned="1">
            <text:p>Riscrivo app</text:p>
          </table:table-cell>
          <table:covered-table-cell table:number-columns-repeated="4" table:style-name="ce124"/>
          <table:table-cell table:style-name="ce126" office:value-type="time" office:time-value="PT08H10M00S" calcext:value-type="time">
            <text:p>08,10</text:p>
          </table:table-cell>
          <table:table-cell table:style-name="ce126" office:value-type="time" office:time-value="PT10H10M00S" calcext:value-type="time">
            <text:p>10,10</text:p>
          </table:table-cell>
          <table:table-cell table:style-name="ce127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32" office:value-type="date" office:date-value="2018-05-03" calcext:value-type="date">
            <text:p>3/5/18</text:p>
          </table:table-cell>
          <table:table-cell table:style-name="ce124" office:value-type="string" calcext:value-type="string" table:number-columns-spanned="5" table:number-rows-spanned="1">
            <text:p>tolgo tutte le stringhe hard-coded e le metto in strings.xml</text:p>
          </table:table-cell>
          <table:covered-table-cell table:number-columns-repeated="4" table:style-name="ce124"/>
          <table:table-cell table:style-name="ce133" office:value-type="time" office:time-value="PT11H10M00S" calcext:value-type="time">
            <text:p>11,10</text:p>
          </table:table-cell>
          <table:table-cell table:style-name="ce133" office:value-type="time" office:time-value="PT13H10M00S" calcext:value-type="time">
            <text:p>13,10</text:p>
          </table:table-cell>
          <table:table-cell table:style-name="ce128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32" office:value-type="date" office:date-value="2018-05-04" calcext:value-type="date">
            <text:p>4/5/18</text:p>
          </table:table-cell>
          <table:table-cell table:style-name="ce124" office:value-type="string" calcext:value-type="string" table:number-columns-spanned="5" table:number-rows-spanned="1">
            <text:p>tolgo tutte le stringhe hard-coded e le metto in strings.xml</text:p>
          </table:table-cell>
          <table:covered-table-cell table:number-columns-repeated="4" table:style-name="ce124"/>
          <table:table-cell table:style-name="ce126" office:value-type="time" office:time-value="PT08H10M00S" calcext:value-type="time">
            <text:p>08,10</text:p>
          </table:table-cell>
          <table:table-cell table:style-name="ce126" office:value-type="time" office:time-value="PT10H10M00S" calcext:value-type="time">
            <text:p>10,10</text:p>
          </table:table-cell>
          <table:table-cell table:style-name="ce127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32" office:value-type="date" office:date-value="2018-05-05" calcext:value-type="date">
            <text:p>5/5/18</text:p>
          </table:table-cell>
          <table:table-cell table:style-name="ce124" office:value-type="string" calcext:value-type="string" table:number-columns-spanned="5" table:number-rows-spanned="1">
            <text:p>eliminazione di toast di debug</text:p>
          </table:table-cell>
          <table:covered-table-cell table:number-columns-repeated="4" table:style-name="ce124"/>
          <table:table-cell table:style-name="ce126" office:value-type="time" office:time-value="PT09H10M00S" calcext:value-type="time">
            <text:p>09,10</text:p>
          </table:table-cell>
          <table:table-cell table:style-name="ce126" office:value-type="time" office:time-value="PT10H10M00S" calcext:value-type="time">
            <text:p>10,10</text:p>
          </table:table-cell>
          <table:table-cell table:style-name="ce127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132" office:value-type="date" office:date-value="2018-05-09" calcext:value-type="date">
            <text:p>9/5/18</text:p>
          </table:table-cell>
          <table:table-cell table:style-name="ce124" office:value-type="string" calcext:value-type="string" table:number-columns-spanned="5" table:number-rows-spanned="1">
            <text:p>refactoring</text:p>
          </table:table-cell>
          <table:covered-table-cell table:number-columns-repeated="4" table:style-name="ce124"/>
          <table:table-cell table:style-name="ce126" office:value-type="time" office:time-value="PT08H10M00S" calcext:value-type="time">
            <text:p>08,10</text:p>
          </table:table-cell>
          <table:table-cell table:style-name="ce126" office:value-type="time" office:time-value="PT10H10M00S" calcext:value-type="time">
            <text:p>10,10</text:p>
          </table:table-cell>
          <table:table-cell table:style-name="ce127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32" office:value-type="date" office:date-value="2018-05-10" calcext:value-type="date">
            <text:p>10/5/18</text:p>
          </table:table-cell>
          <table:table-cell table:style-name="ce124" office:value-type="string" calcext:value-type="string" table:number-columns-spanned="5" table:number-rows-spanned="1">
            <text:p>refactoring</text:p>
          </table:table-cell>
          <table:covered-table-cell table:number-columns-repeated="4" table:style-name="ce124"/>
          <table:table-cell table:style-name="ce133" office:value-type="time" office:time-value="PT11H10M00S" calcext:value-type="time">
            <text:p>11,10</text:p>
          </table:table-cell>
          <table:table-cell table:style-name="ce133" office:value-type="time" office:time-value="PT13H10M00S" calcext:value-type="time">
            <text:p>13,10</text:p>
          </table:table-cell>
          <table:table-cell table:style-name="ce128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32" office:value-type="date" office:date-value="2018-05-11" calcext:value-type="date">
            <text:p>11/5/18</text:p>
          </table:table-cell>
          <table:table-cell table:style-name="ce124" office:value-type="string" calcext:value-type="string" table:number-columns-spanned="5" table:number-rows-spanned="1">
            <text:p>aiuto tomatis con appuntamenti</text:p>
          </table:table-cell>
          <table:covered-table-cell table:number-columns-repeated="4" table:style-name="ce124"/>
          <table:table-cell table:style-name="ce126" office:value-type="time" office:time-value="PT08H10M00S" calcext:value-type="time">
            <text:p>08,10</text:p>
          </table:table-cell>
          <table:table-cell table:style-name="ce126" office:value-type="time" office:time-value="PT10H10M00S" calcext:value-type="time">
            <text:p>10,10</text:p>
          </table:table-cell>
          <table:table-cell table:style-name="ce127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32" office:value-type="date" office:date-value="2018-05-12" calcext:value-type="date">
            <text:p>12/5/18</text:p>
          </table:table-cell>
          <table:table-cell table:style-name="ce124" office:value-type="string" calcext:value-type="string" table:number-columns-spanned="5" table:number-rows-spanned="1">
            <text:p>aiuto tomatis con appuntamenti</text:p>
          </table:table-cell>
          <table:covered-table-cell table:number-columns-repeated="4" table:style-name="ce124"/>
          <table:table-cell table:style-name="ce126" office:value-type="time" office:time-value="PT09H10M00S" calcext:value-type="time">
            <text:p>09,10</text:p>
          </table:table-cell>
          <table:table-cell table:style-name="ce126" office:value-type="time" office:time-value="PT10H10M00S" calcext:value-type="time">
            <text:p>10,10</text:p>
          </table:table-cell>
          <table:table-cell table:style-name="ce127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132" office:value-type="date" office:date-value="2018-05-16" calcext:value-type="date">
            <text:p>16/5/18</text:p>
          </table:table-cell>
          <table:table-cell table:style-name="ce124" office:value-type="string" calcext:value-type="string" table:number-columns-spanned="5" table:number-rows-spanned="1">
            <text:p>aiuto tomatis con homepage</text:p>
          </table:table-cell>
          <table:covered-table-cell table:number-columns-repeated="4" table:style-name="ce124"/>
          <table:table-cell table:style-name="ce126" office:value-type="time" office:time-value="PT08H10M00S" calcext:value-type="time">
            <text:p>08,10</text:p>
          </table:table-cell>
          <table:table-cell table:style-name="ce126" office:value-type="time" office:time-value="PT10H10M00S" calcext:value-type="time">
            <text:p>10,10</text:p>
          </table:table-cell>
          <table:table-cell table:style-name="ce127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32" office:value-type="date" office:date-value="2018-05-17" calcext:value-type="date">
            <text:p>17/5/18</text:p>
          </table:table-cell>
          <table:table-cell table:style-name="ce124" office:value-type="string" calcext:value-type="string" table:number-columns-spanned="5" table:number-rows-spanned="1">
            <text:p>pitch video</text:p>
          </table:table-cell>
          <table:covered-table-cell table:number-columns-repeated="4" table:style-name="ce124"/>
          <table:table-cell table:style-name="ce133" office:value-type="time" office:time-value="PT11H10M00S" calcext:value-type="time">
            <text:p>11,10</text:p>
          </table:table-cell>
          <table:table-cell table:style-name="ce133" office:value-type="time" office:time-value="PT13H10M00S" calcext:value-type="time">
            <text:p>13,10</text:p>
          </table:table-cell>
          <table:table-cell table:style-name="ce128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32" office:value-type="date" office:date-value="2018-05-18" calcext:value-type="date">
            <text:p>18/5/18</text:p>
          </table:table-cell>
          <table:table-cell table:style-name="ce124" office:value-type="string" calcext:value-type="string" table:number-columns-spanned="5" table:number-rows-spanned="1">
            <text:p>pitch video</text:p>
          </table:table-cell>
          <table:covered-table-cell table:number-columns-repeated="4" table:style-name="ce124"/>
          <table:table-cell table:style-name="ce126" office:value-type="time" office:time-value="PT08H10M00S" calcext:value-type="time">
            <text:p>08,10</text:p>
          </table:table-cell>
          <table:table-cell table:style-name="ce126" office:value-type="time" office:time-value="PT10H10M00S" calcext:value-type="time">
            <text:p>10,10</text:p>
          </table:table-cell>
          <table:table-cell table:style-name="ce127" office:value-type="float" office:value="2" calcext:value-type="float">
            <text:p>2,00</text:p>
          </table:table-cell>
          <table:table-cell table:number-columns-repeated="1015"/>
        </table:table-row>
        <table:table-row table:style-name="ro10">
          <table:table-cell table:style-name="ce132" office:value-type="date" office:date-value="2018-05-19" calcext:value-type="date">
            <text:p>19/5/18</text:p>
          </table:table-cell>
          <table:table-cell table:style-name="ce124" office:value-type="string" calcext:value-type="string" table:number-columns-spanned="5" table:number-rows-spanned="1">
            <text:p>consultazione con tomatis e garro per spiegare kotlin</text:p>
          </table:table-cell>
          <table:covered-table-cell table:number-columns-repeated="4" table:style-name="ce124"/>
          <table:table-cell table:style-name="ce126" office:value-type="time" office:time-value="PT09H10M00S" calcext:value-type="time">
            <text:p>09,10</text:p>
          </table:table-cell>
          <table:table-cell table:style-name="ce126" office:value-type="time" office:time-value="PT10H10M00S" calcext:value-type="time">
            <text:p>10,10</text:p>
          </table:table-cell>
          <table:table-cell table:style-name="ce127" office:value-type="float" office:value="1" calcext:value-type="float">
            <text:p>1,00</text:p>
          </table:table-cell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5" table:number-rows-repeated="104853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Giugno18Riepilogo" table:style-name="ta3">
        <table:table-column table:style-name="co12" table:number-columns-repeated="2" table:default-cell-style-name="ce97"/>
        <table:table-column table:style-name="co13" table:default-cell-style-name="ce97"/>
        <table:table-column table:style-name="co14" table:default-cell-style-name="ce97"/>
        <table:table-column table:style-name="co15" table:number-columns-repeated="31" table:default-cell-style-name="ce97"/>
        <table:table-column table:style-name="co16" table:number-columns-repeated="222" table:default-cell-style-name="ce97"/>
        <table:table-column table:style-name="co16" table:number-columns-repeated="766" table:default-cell-style-name="ce66"/>
        <table:table-column table:style-name="co6" table:default-cell-style-name="ce66"/>
        <table:table-row table:style-name="ro1">
          <table:table-cell/>
          <table:table-cell table:style-name="ce50" office:value-type="string" calcext:value-type="string" table:number-columns-spanned="16" table:number-rows-spanned="1">
            <text:p>RIEPILOGO MENSILE ORE IMPEGNATE PER PROGETTO: MESE DI:</text:p>
          </table:table-cell>
          <table:covered-table-cell table:number-columns-repeated="15"/>
          <table:table-cell/>
          <table:table-cell table:style-name="ce51" office:value-type="string" calcext:value-type="string" table:number-columns-spanned="9" table:number-rows-spanned="1">
            <office:annotation draw:style-name="gr1" draw:text-style-name="P2" svg:width="27.25mm" svg:height="16.67mm" svg:x="197.91mm" svg:y="0mm" draw:caption-point-x="81.65mm" draw:caption-point-y="0.1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MESE D'INTERESSE</text:span></text:p>
              <text:p text:style-name="P1"/>
            </office:annotation>
            <text:p>GIUGNO</text:p>
          </table:table-cell>
          <table:covered-table-cell table:number-columns-repeated="8"/>
          <table:table-cell table:style-name="ce50" office:value-type="string" calcext:value-type="string">
            <text:p>ANNO</text:p>
          </table:table-cell>
          <table:table-cell table:number-columns-repeated="2"/>
          <table:table-cell table:style-name="ce51" office:value-type="float" office:value="2018" calcext:value-type="float" table:number-columns-spanned="4" table:number-rows-spanned="1">
            <office:annotation draw:style-name="gr1" draw:text-style-name="P2" svg:width="28.05mm" svg:height="16.67mm" svg:x="236.8mm" svg:y="0mm" draw:caption-point-x="98.32mm" draw:caption-point-y="0.1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ANNO D'INTERESSE</text:span></text:p>
            </office:annotation>
            <text:p>2018</text:p>
          </table:table-cell>
          <table:covered-table-cell table:number-columns-repeated="3"/>
          <table:table-cell/>
          <table:table-cell table:style-name="ce66" table:number-columns-repeated="222"/>
          <table:table-cell table:number-columns-repeated="767"/>
        </table:table-row>
        <table:table-row table:style-name="ro2">
          <table:table-cell table:style-name="ce38" table:number-columns-repeated="35"/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39" office:value-type="string" calcext:value-type="string">
            <text:p>GRUPPO:</text:p>
          </table:table-cell>
          <table:table-cell table:style-name="ce20" table:number-columns-spanned="2" table:number-rows-spanned="1"/>
          <table:covered-table-cell/>
          <table:table-cell table:style-name="ce40"/>
          <table:table-cell table:style-name="ce21" table:number-columns-spanned="4" table:number-rows-spanned="1"/>
          <table:covered-table-cell table:number-columns-repeated="3"/>
          <table:table-cell table:style-name="ce52" office:value-type="string" calcext:value-type="string" table:number-columns-spanned="8" table:number-rows-spanned="1">
            <office:annotation draw:style-name="gr1" draw:text-style-name="P2" svg:width="27.25mm" svg:height="16.67mm" svg:x="136.79mm" svg:y="5.56mm" draw:caption-point-x="55.46mm" draw:caption-point-y="5.38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FIRMA LEGGIBILE DELL'OPERATORE</text:span></text:p>
              <text:p text:style-name="P1"/>
            </office:annotation>
            <text:p>FIRMA</text:p>
          </table:table-cell>
          <table:covered-table-cell table:number-columns-repeated="7"/>
          <table:table-cell table:style-name="ce41"/>
          <table:table-cell table:number-columns-repeated="2"/>
          <table:table-cell table:style-name="ce20" table:number-columns-spanned="2" table:number-rows-spanned="1"/>
          <table:covered-table-cell/>
          <table:table-cell table:style-name="ce53" office:value-type="string" calcext:value-type="string" table:number-columns-spanned="14" table:number-rows-spanned="1">
            <text:p>TITOLO PROGETTO:</text:p>
          </table:table-cell>
          <table:covered-table-cell table:number-columns-repeated="13"/>
          <table:table-cell table:style-name="ce66" table:number-columns-repeated="222"/>
          <table:table-cell table:number-columns-repeated="767"/>
        </table:table-row>
        <table:table-row table:style-name="ro4">
          <table:table-cell table:style-name="ce42"/>
          <table:table-cell table:style-name="ce38" table:number-columns-repeated="7"/>
          <table:table-cell table:style-name="ce42"/>
          <table:table-cell table:style-name="ce38" table:number-columns-repeated="7"/>
          <table:table-cell table:style-name="ce43"/>
          <table:table-cell table:style-name="ce38" table:number-columns-repeated="17"/>
          <table:table-cell table:style-name="ce44"/>
          <table:table-cell table:style-name="ce66" table:number-columns-repeated="222"/>
          <table:table-cell table:number-columns-repeated="767"/>
        </table:table-row>
        <table:table-row table:style-name="ro5">
          <table:table-cell table:style-name="ce54" office:value-type="string" calcext:value-type="string" table:number-columns-spanned="1" table:number-rows-spanned="2">
            <office:annotation draw:style-name="gr1" draw:text-style-name="P2" svg:width="27.25mm" svg:height="16.67mm" svg:x="24.08mm" svg:y="12.96mm" draw:caption-point-x="6.51mm" draw:caption-point-y="9.36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CODICE CENTRO</text:span></text:p>
              <text:p text:style-name="P1"/>
            </office:annotation>
            <text:p>COMPONENTI:</text:p>
          </table:table-cell>
          <table:table-cell table:style-name="ce55" office:value-type="string" calcext:value-type="string" table:number-columns-spanned="1" table:number-rows-spanned="2">
            <office:annotation draw:style-name="gr1" draw:text-style-name="P2" svg:width="27.25mm" svg:height="16.67mm" svg:x="45.51mm" svg:y="12.96mm" draw:caption-point-x="15.77mm" draw:caption-point-y="9.36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ATTIVITA' DI CENTRO SVOLTE</text:span></text:p>
              <text:p text:style-name="P1"/>
            </office:annotation>
            <text:p><text:s/>Progetto:</text:p>
          </table:table-cell>
          <table:table-cell table:style-name="ce26" table:number-columns-spanned="1" table:number-rows-spanned="2"/>
          <table:table-cell/>
          <table:table-cell table:style-name="ce45" office:value-type="float" office:value="1" calcext:value-type="float">
            <office:annotation draw:style-name="gr1" draw:text-style-name="P2" svg:width="27.25mm" svg:height="16.67mm" svg:x="75.67mm" svg:y="12.96mm" draw:caption-point-x="29.26mm" draw:caption-point-y="9.36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GIORNO MENSILE</text:span></text:p>
              <text:p text:style-name="P1"/>
            </office:annotation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/>
          <table:table-cell table:style-name="ce66" table:number-columns-repeated="222"/>
          <table:table-cell table:number-columns-repeated="767"/>
        </table:table-row>
        <table:table-row table:style-name="ro6">
          <table:covered-table-cell table:number-columns-repeated="3"/>
          <table:table-cell table:style-name="ce44"/>
          <table:table-cell table:style-name="ce46" office:value-type="string" calcext:value-type="string">
            <office:annotation draw:style-name="gr1" draw:text-style-name="P2" svg:width="27.25mm" svg:height="16.67mm" svg:x="75.67mm" svg:y="23.02mm" draw:caption-point-x="29.26mm" draw:caption-point-y="12.79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GIORNO SETTIMANALE</text:span></text:p>
            </office:annotation>
            <text:p>V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D</text:p>
          </table:table-cell>
          <table:table-cell table:style-name="ce46" office:value-type="string" calcext:value-type="string">
            <text:p>L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V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D</text:p>
          </table:table-cell>
          <table:table-cell table:style-name="ce46" office:value-type="string" calcext:value-type="string">
            <text:p>L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V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D</text:p>
          </table:table-cell>
          <table:table-cell table:style-name="ce46" office:value-type="string" calcext:value-type="string">
            <text:p>L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V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D</text:p>
          </table:table-cell>
          <table:table-cell table:style-name="ce46" office:value-type="string" calcext:value-type="string">
            <text:p>L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V</text:p>
          </table:table-cell>
          <table:table-cell table:style-name="ce46" office:value-type="string" calcext:value-type="string">
            <text:p>S</text:p>
          </table:table-cell>
          <table:table-cell table:style-name="ce46"/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47" office:value-type="string" calcext:value-type="string">
            <office:annotation draw:style-name="gr1" draw:text-style-name="P2" svg:width="27.25mm" svg:height="16.67mm" svg:x="70.11mm" svg:y="26.99mm" draw:caption-point-x="26.89mm" draw:caption-point-y="14.64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ORE ORDINARIE LAVORATIVE</text:span></text:p>
              <text:p text:style-name="P1"/>
            </office:annotation>
            <text:p>OR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4"/>
          <table:table-cell table:number-columns-repeated="3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covered-table-cell table:number-columns-repeated="3"/>
          <table:table-cell table:style-name="ce47" office:value-type="string" calcext:value-type="string">
            <office:annotation draw:style-name="gr1" draw:text-style-name="P2" svg:width="27.25mm" svg:height="16.67mm" svg:x="70.11mm" svg:y="33.6mm" draw:caption-point-x="26.89mm" draw:caption-point-y="18.35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ORE STRAORDINARIE O ECCEDENTI</text:span></text:p>
              <text:p text:style-name="P1"><text:span text:style-name="T1">LAVORATIVE</text:span></text:p>
            </office:annotation>
            <text:p>STR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number-columns-repeated="5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covered-table-cell table:number-columns-repeated="3"/>
          <table:table-cell table:style-name="ce47" office:value-type="string" calcext:value-type="string">
            <office:annotation draw:style-name="gr1" draw:text-style-name="P2" svg:width="27.25mm" svg:height="16.67mm" svg:x="70.11mm" svg:y="41.28mm" draw:caption-point-x="26.89mm" draw:caption-point-y="20.99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PRODUZIONE GIORNALIERA</text:span></text:p>
              <text:p text:style-name="P1"/>
            </office:annotation>
            <text:p>PRO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number-columns-repeated="5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49" office:value-type="string" calcext:value-type="string">
            <text:p>OR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number-columns-repeated="5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covered-table-cell table:number-columns-repeated="3"/>
          <table:table-cell table:style-name="ce47" office:value-type="string" calcext:value-type="string">
            <text:p>STR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number-columns-repeated="5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covered-table-cell table:number-columns-repeated="3"/>
          <table:table-cell table:style-name="ce47" office:value-type="string" calcext:value-type="string">
            <text:p>PRO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number-columns-repeated="5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49" office:value-type="string" calcext:value-type="string">
            <text:p>OR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number-columns-repeated="5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covered-table-cell table:number-columns-repeated="3"/>
          <table:table-cell table:style-name="ce47" office:value-type="string" calcext:value-type="string">
            <text:p>STR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number-columns-repeated="5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covered-table-cell table:number-columns-repeated="3"/>
          <table:table-cell table:style-name="ce47" office:value-type="string" calcext:value-type="string">
            <text:p>PRO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number-columns-repeated="5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49" office:value-type="string" calcext:value-type="string">
            <text:p>OR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number-columns-repeated="5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covered-table-cell table:number-columns-repeated="3"/>
          <table:table-cell table:style-name="ce47" office:value-type="string" calcext:value-type="string">
            <text:p>STR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number-columns-repeated="5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covered-table-cell table:number-columns-repeated="3"/>
          <table:table-cell table:style-name="ce47" office:value-type="string" calcext:value-type="string">
            <text:p>PRO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number-columns-repeated="5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15" table:number-columns-spanned="1" table:number-rows-spanned="3"/>
          <table:table-cell table:style-name="ce49" office:value-type="string" calcext:value-type="string">
            <text:p>OR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number-columns-repeated="5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covered-table-cell table:number-columns-repeated="3"/>
          <table:table-cell table:style-name="ce47" office:value-type="string" calcext:value-type="string">
            <text:p>STR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number-columns-repeated="5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3">
          <table:covered-table-cell table:number-columns-repeated="3"/>
          <table:table-cell table:style-name="ce47" office:value-type="string" calcext:value-type="string">
            <text:p>PROD</text:p>
          </table:table-cell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number-columns-repeated="5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7">
          <table:table-cell table:style-name="ce15" table:number-columns-spanned="4" table:number-rows-spanned="1"/>
          <table:covered-table-cell table:number-columns-repeated="3"/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number-columns-repeated="5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7">
          <table:table-cell table:style-name="ce15" table:number-columns-spanned="4" table:number-rows-spanned="1"/>
          <table:covered-table-cell table:number-columns-repeated="3"/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number-columns-repeated="5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7">
          <table:table-cell table:style-name="ce15" table:number-columns-spanned="4" table:number-rows-spanned="1"/>
          <table:covered-table-cell table:number-columns-repeated="3"/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number-columns-repeated="5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7">
          <table:table-cell table:style-name="ce15" table:number-columns-spanned="4" table:number-rows-spanned="1"/>
          <table:covered-table-cell table:number-columns-repeated="3"/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number-columns-repeated="5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7">
          <table:table-cell table:style-name="ce15" table:number-columns-spanned="4" table:number-rows-spanned="1"/>
          <table:covered-table-cell table:number-columns-repeated="3"/>
          <table:table-cell table:number-columns-repeated="2" table:style-name="ce48" office:value-type="string" calcext:value-type="string">
            <text:p><text:s/></text:p>
          </table:table-cell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6"/>
          <table:table-cell table:style-name="ce46" office:value-type="string" calcext:value-type="string">
            <text:p>D</text:p>
          </table:table-cell>
          <table:table-cell table:style-name="ce48" table:number-columns-repeated="2"/>
          <table:table-cell table:style-name="ce48" office:value-type="string" calcext:value-type="string">
            <text:p><text:s/></text:p>
          </table:table-cell>
          <table:table-cell table:style-name="ce48"/>
          <table:table-cell table:number-columns-repeated="3" table:style-name="ce48" office:value-type="string" calcext:value-type="string">
            <text:p><text:s/></text:p>
          </table:table-cell>
          <table:table-cell table:style-name="ce66" table:number-columns-repeated="222"/>
          <table:table-cell table:number-columns-repeated="767"/>
        </table:table-row>
        <table:table-row table:style-name="ro7">
          <table:table-cell table:style-name="ce56" office:value-type="string" calcext:value-type="string" table:number-columns-spanned="4" table:number-rows-spanned="1">
            <office:annotation draw:style-name="gr1" draw:text-style-name="P2" svg:width="27.25mm" svg:height="16.14mm" svg:x="70.11mm" svg:y="166.95mm" draw:caption-point-x="26.89mm" draw:caption-point-y="77.09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TOTALE ORE GIORNALIERE</text:span></text:p>
              <text:p text:style-name="P1"><text:span text:style-name="T1"/></text:p>
              <text:p text:style-name="P1"/>
            </office:annotation>
            <text:p>TOTALE ORE</text:p>
          </table:table-cell>
          <table:covered-table-cell table:number-columns-repeated="3"/>
          <table:table-cell table:number-columns-repeated="2" table:style-name="ce48" office:value-type="float" office:value="0" calcext:value-type="float">
            <text:p>0</text:p>
          </table:table-cell>
          <table:table-cell table:style-name="ce46" office:value-type="string" calcext:value-type="string">
            <text:p>D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46" office:value-type="string" calcext:value-type="string">
            <text:p>D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46" office:value-type="string" calcext:value-type="string">
            <text:p>D</text:p>
          </table:table-cell>
          <table:table-cell table:number-columns-repeated="6" table:style-name="ce48" office:value-type="float" office:value="0" calcext:value-type="float">
            <text:p>0</text:p>
          </table:table-cell>
          <table:table-cell table:style-name="ce46" office:value-type="string" calcext:value-type="string">
            <text:p>D</text:p>
          </table:table-cell>
          <table:table-cell table:number-columns-repeated="7" table:style-name="ce48" office:value-type="float" office:value="0" calcext:value-type="float">
            <text:p>0</text:p>
          </table:table-cell>
          <table:table-cell table:style-name="ce66" table:number-columns-repeated="222"/>
          <table:table-cell table:number-columns-repeated="767"/>
        </table:table-row>
        <table:table-row table:style-name="ro15" table:number-rows-repeated="1048548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Giugno18Dettaglio" table:style-name="ta3">
        <table:table-column table:style-name="co17" table:default-cell-style-name="ce66"/>
        <table:table-column table:style-name="co18" table:number-columns-repeated="4" table:default-cell-style-name="ce66"/>
        <table:table-column table:style-name="co22" table:default-cell-style-name="ce66"/>
        <table:table-column table:style-name="co18" table:number-columns-repeated="1017" table:default-cell-style-name="ce66"/>
        <table:table-column table:style-name="co6" table:default-cell-style-name="ce66"/>
        <table:table-row table:style-name="ro15">
          <table:table-cell table:number-columns-repeated="1024"/>
        </table:table-row>
        <table:table-row table:style-name="ro16">
          <table:table-cell table:style-name="ce120" office:value-type="string" calcext:value-type="string" table:number-columns-spanned="1" table:number-rows-spanned="2">
            <office:annotation draw:style-name="gr1" draw:text-style-name="P2" svg:width="39.69mm" svg:height="23.28mm" svg:x="28.58mm" svg:y="1.85mm" draw:caption-point-x="-3.81mm" draw:caption-point-y="3.27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DATA GG/MM/AA LAVORATIVO</text:span></text:p>
              <text:p text:style-name="P1"/>
            </office:annotation>
            <text:p>DATA</text:p>
          </table:table-cell>
          <table:table-cell table:style-name="ce120" office:value-type="string" calcext:value-type="string" table:number-columns-spanned="5" table:number-rows-spanned="2">
            <office:annotation draw:style-name="gr1" draw:text-style-name="P2" svg:width="39.69mm" svg:height="23.28mm" svg:x="137.32mm" svg:y="1.85mm" draw:caption-point-x="-3.81mm" draw:caption-point-y="3.27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LAVORO SVOLTO NELLE ORE DI COMPETENZA</text:span></text:p>
            </office:annotation>
            <text:p>DESCRIZIONE OPERAZIONE</text:p>
          </table:table-cell>
          <table:covered-table-cell table:number-columns-repeated="4"/>
          <table:table-cell table:style-name="ce120" office:value-type="string" calcext:value-type="string" table:number-columns-spanned="2" table:number-rows-spanned="1">
            <office:annotation draw:style-name="gr1" draw:text-style-name="P2" svg:width="39.69mm" svg:height="23.28mm" svg:x="172.51mm" svg:y="1.85mm" draw:caption-point-x="-3.55mm" draw:caption-point-y="3.27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ORA INIZIO E FINE GIORNATA LAVORATIVA</text:span></text:p>
              <text:p text:style-name="P1"/>
            </office:annotation>
            <text:p>ORARIO</text:p>
          </table:table-cell>
          <table:covered-table-cell/>
          <table:table-cell table:style-name="ce120" office:value-type="string" calcext:value-type="string" table:number-columns-spanned="1" table:number-rows-spanned="2">
            <office:annotation draw:style-name="gr1" draw:text-style-name="P2" svg:width="39.69mm" svg:height="23.28mm" svg:x="190.5mm" svg:y="1.85mm" draw:caption-point-x="-3.81mm" draw:caption-point-y="3.27mm">
              <dc:date>2018-05-23T00:00:00</dc:date>
              <text:p text:style-name="P1"><text:span text:style-name="T2"><text:s/></text:span><text:span text:style-name="T2">:</text:span></text:p>
              <text:p text:style-name="P1"><text:span text:style-name="T1">TOTALE ORE LAVORATE DURANTE LA GIORNATA</text:span></text:p>
              <text:p text:style-name="P1"/>
            </office:annotation>
            <text:p>ORE</text:p>
          </table:table-cell>
          <table:table-cell table:number-columns-repeated="1015"/>
        </table:table-row>
        <table:table-row table:style-name="ro16">
          <table:covered-table-cell table:number-columns-repeated="6"/>
          <table:table-cell table:style-name="ce57" office:value-type="string" calcext:value-type="string">
            <text:p>INIZIO</text:p>
          </table:table-cell>
          <table:table-cell table:style-name="ce57" office:value-type="string" calcext:value-type="string">
            <text:p>FINE</text:p>
          </table:table-cell>
          <table:covered-table-cell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61"/>
          <table:table-cell table:style-name="ce62" table:number-columns-repeated="2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63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9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0">
          <table:table-cell table:style-name="ce58"/>
          <table:table-cell table:style-name="ce15" table:number-columns-spanned="5" table:number-rows-spanned="1"/>
          <table:covered-table-cell table:number-columns-repeated="4"/>
          <table:table-cell table:style-name="ce58" table:number-columns-repeated="3"/>
          <table:table-cell table:number-columns-repeated="1015"/>
        </table:table-row>
        <table:table-row table:style-name="ro15" table:number-rows-repeated="1048533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4">
      <number:day/>
      <number:text>/</number:text>
      <number:month/>
      <number:text>/</number:text>
      <number:year/>
    </number:date-style>
    <number:time-style style:name="N105">
      <number:hours number:style="long"/>
      <number:text>,</number:text>
      <number:minutes number:style="long"/>
    </number:time-style>
    <number:number-style style:name="N106P0" style:volatile="true">
      <number:text>€ </number:text>
      <number:number number:decimal-places="0" loext:min-decimal-places="0" number:min-integer-digits="1" number:grouping="true"/>
    </number:number-style>
    <number:number-style style:name="N106">
      <number:text>-€ 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loext:min-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€ </number:text>
      <number:number number:decimal-places="2" loext:min-decimal-places="2" number:min-integer-digits="1" number:grouping="true"/>
    </number:number-style>
    <number:number-style style:name="N108">
      <number:text>-€ 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loext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€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.</number:text>
      <number:seconds number:style="long"/>
    </number:time-style>
    <number:time-style style:name="N119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20">
      <number:minutes number:style="long"/>
      <number:text>.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2">
      <number:hours number:style="long"/>
      <number:text>.</number:text>
      <number:minutes number:style="long"/>
      <number:text>.</number:text>
      <number:seconds number:style="long"/>
    </number:time-style>
    <number:time-style style:name="N123">
      <number:hours number:style="long"/>
      <number:text>,</number:text>
      <number:minutes number:style="long"/>
    </number:time-style>
    <number:date-style style:name="N124">
      <number:month number:textual="true"/>
      <number:text>-</number:text>
      <number:year number:style="long"/>
    </number:date-style>
    <number:number-style style:name="N125P0" style:volatile="true">
      <number:text>Sì</number:text>
    </number:number-style>
    <number:number-style style:name="N125P1" style:volatile="true">
      <number:text>Sì</number:text>
    </number:number-style>
    <number:number-style style:name="N125">
      <number:text>No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Vero</number:text>
    </number:number-style>
    <number:number-style style:name="N126P1" style:volatile="true">
      <number:text>Vero</number:text>
    </number:number-style>
    <number:number-style style:name="N126">
      <number:text>Falso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Attivo</number:text>
    </number:number-style>
    <number:number-style style:name="N127P1" style:volatile="true">
      <number:text>Attivo</number:text>
    </number:number-style>
    <number:number-style style:name="N127">
      <number:text>Disattivo</number:text>
      <style:map style:condition="value()&gt;0" style:apply-style-name="N127P0"/>
      <style:map style:condition="value()&lt;0" style:apply-style-name="N127P1"/>
    </number:number-style>
    <number:time-style style:name="N10104" number:language="it" number:country="IT">
      <number:hours/>
      <number:text>.</number:text>
      <number:minutes number:style="long"/>
    </number:time-style>
    <number:date-style style:name="N10105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6" number:language="it" number:country="IT">
      <number:day number:style="long"/>
      <number:text>-</number:text>
      <number:month number:textual="true"/>
    </number:date-style>
    <number:date-style style:name="N10107" number:language="it" number:country="IT">
      <number:month number:textual="true"/>
      <number:text>-</number:text>
      <number:year/>
    </number:date-style>
    <number:time-style style:name="N10108" number:language="it" number:country="IT">
      <number:hours/>
      <number:text>.</number:text>
      <number:minute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2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4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5P0"/>
    </number:number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Arial" fo:font-family="Arial" style:font-family-generic="swiss" style:font-pitch="variable" fo:font-size="11pt" style:font-name-asian="Arial2" style:font-family-asian="Arial" style:font-size-asian="11pt" style:font-name-complex="Arial" style:font-family-complex="Arial" style:font-family-generic-complex="swiss" style:font-pitch-complex="variable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Heading_20__28_user_29__20__28_user_29_" style:display-name="Heading (user)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6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style:scale-to="100%" style:writing-mode="lr-tb"/>
      <style:header-style>
        <style:header-footer-properties fo:min-height="7.5mm" fo:margin-left="19mm" fo:margin-right="19mm" fo:margin-bottom="6.12mm"/>
      </style:header-style>
      <style:footer-style>
        <style:header-footer-properties fo:min-height="7.5mm" fo:margin-left="19mm" fo:margin-right="19mm" fo:margin-top="6.12mm"/>
      </style:footer-style>
    </style:page-layout>
    <style:page-layout style:name="Mpm7">
      <style:page-layout-properties style:num-format="1" style:print-orientation="portrait" fo:margin-top="35mm" fo:margin-bottom="35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8">
      <style:page-layout-properties style:num-format="1" style:print-orientation="portrait" fo:margin-top="0mm" fo:margin-bottom="0mm" fo:margin-left="0mm" fo:margin-right="0mm" style:print-page-order="ltr" style:first-page-number="continue" style:scale-to="100%" style:writing-mode="lr-tb"/>
      <style:header-style>
        <style:header-footer-properties fo:min-height="7.5mm" fo:margin-left="19mm" fo:margin-right="19mm" fo:margin-bottom="6.12mm"/>
      </style:header-style>
      <style:footer-style>
        <style:header-footer-properties fo:min-height="7.5mm" fo:margin-left="19mm" fo:margin-right="19mm" fo:margin-top="6.12mm"/>
      </style:footer-style>
    </style:page-layout>
    <style:page-layout style:name="Mpm9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3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PageStyle_5f_Aprile18Riepilogo" style:display-name="PageStyle_Aprile18Riepilogo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  <style:master-page style:name="PageStyle_5f_Aprile18Riepilogo_20_1" style:display-name="PageStyle_Aprile18Riepilogo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  <style:master-page style:name="PageStyle_5f_Marzo18Riepilogo" style:display-name="PageStyle_Marzo18Riepilogo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Maggio18Riepilogo" style:display-name="PageStyle_Maggio18Riepilogo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  <style:master-page style:name="PageStyle_5f_Aprile18Dettaglio" style:display-name="PageStyle_Aprile18Dettaglio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  <style:master-page style:name="PageStyle_5f_Maggio18Dettaglio" style:display-name="PageStyle_Maggio18Dettaglio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rzo18Dettaglio" style:display-name="PageStyle_Marzo18Dettaglio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ina </text:span><text:span text:style-name="MT1"><text:page-number>1</text:page-number></text:span></text:p>
      </style:footer>
      <style:footer-left style:display="false">
        <text:p><text:span text:style-name="MT1">Pa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meta:initial-creator>Norma</meta:initial-creator>
    <meta:creation-date>2018-03-14T08:20:01Z</meta:creation-date>
    <dc:date>2018-05-23T08:54:06.346000000</dc:date>
    <meta:editing-cycles>8</meta:editing-cycles>
    <meta:editing-duration>PT41M57S</meta:editing-duration>
    <meta:document-statistic meta:table-count="10" meta:cell-count="2315" meta:object-count="0"/>
  </office:meta>
</office:document-meta>
</file>